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9.99mm" svg:height="89.99mm" svg:x="509.26mm" svg:y="29.16mm">
            <draw:object draw:notify-on-update-of-ranges="Tabelle1.A2:Tabelle1.A6 Tabelle1.B1:Tabelle1.B1 Tabelle1.B2:Tabelle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2" table:default-cell-style-name="Default"/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table:number-columns-repeated="2"/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[.B115]" office:value-type="float" office:value="78459.54" calcext:value-type="float">
            <text:p>78459,54</text:p>
          </table:table-cell>
          <table:table-cell table:formula="of:=[.G115]" office:value-type="float" office:value="128314.54" calcext:value-type="float">
            <text:p>128314,54</text:p>
          </table:table-cell>
          <table:table-cell table:formula="of:=[.L115]" office:value-type="float" office:value="107271.3" calcext:value-type="float">
            <text:p>107271,3</text:p>
          </table:table-cell>
          <table:table-cell office:value-type="float" office:value="1000" calcext:value-type="float">
            <text:p>1000</text:p>
          </table:table-cell>
          <table:table-cell table:formula="of:=[.C115]" office:value-type="float" office:value="5.87" calcext:value-type="float">
            <text:p>5,87</text:p>
          </table:table-cell>
          <table:table-cell table:formula="of:=[.H115]" office:value-type="float" office:value="9.85" calcext:value-type="float">
            <text:p>9,85</text:p>
          </table:table-cell>
          <table:table-cell table:formula="of:=[.M115]" office:value-type="float" office:value="5.44" calcext:value-type="float">
            <text:p>5,44</text:p>
          </table:table-cell>
          <table:table-cell office:value-type="float" office:value="1000" calcext:value-type="float">
            <text:p>1000</text:p>
          </table:table-cell>
          <table:table-cell table:formula="of:=[.D115]" office:value-type="float" office:value="0.7" calcext:value-type="float">
            <text:p>0,7</text:p>
          </table:table-cell>
          <table:table-cell table:formula="of:=[.I115]" office:value-type="float" office:value="1.7" calcext:value-type="float">
            <text:p>1,7</text:p>
          </table:table-cell>
          <table:table-cell table:formula="of:=[.N115]" office:value-type="float" office:value="2.2" calcext:value-type="float">
            <text:p>2,2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table:formula="of:=[.B116]" office:value-type="float" office:value="26259.6394302816" calcext:value-type="float">
            <text:p>26259,6394302816</text:p>
          </table:table-cell>
          <table:table-cell table:formula="of:=[.G116]" office:value-type="float" office:value="32241.7916966226" calcext:value-type="float">
            <text:p>32241,7916966226</text:p>
          </table:table-cell>
          <table:table-cell table:formula="of:=[.L116]" office:value-type="float" office:value="231809.257280226" calcext:value-type="float">
            <text:p>231809,257280226</text:p>
          </table:table-cell>
          <table:table-cell office:value-type="float" office:value="50000" calcext:value-type="float">
            <text:p>50000</text:p>
          </table:table-cell>
          <table:table-cell table:formula="of:=[.C116]" office:value-type="float" office:value="0.732188500319419" calcext:value-type="float">
            <text:p>0,732188500319419</text:p>
          </table:table-cell>
          <table:table-cell table:formula="of:=[.H116]" office:value-type="float" office:value="0.943663075467086" calcext:value-type="float">
            <text:p>0,943663075467086</text:p>
          </table:table-cell>
          <table:table-cell table:formula="of:=[.M116]" office:value-type="float" office:value="0.637495098020369" calcext:value-type="float">
            <text:p>0,637495098020369</text:p>
          </table:table-cell>
          <table:table-cell office:value-type="float" office:value="50000" calcext:value-type="float">
            <text:p>50000</text:p>
          </table:table-cell>
          <table:table-cell table:formula="of:=[.D116]" office:value-type="float" office:value="0" calcext:value-type="float">
            <text:p>0</text:p>
          </table:table-cell>
          <table:table-cell table:formula="of:=[.I116]" office:value-type="float" office:value="0" calcext:value-type="float">
            <text:p>0</text:p>
          </table:table-cell>
          <table:table-cell table:formula="of:=[.N1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[.B225]" office:value-type="float" office:value="56877" calcext:value-type="float">
            <text:p>56877</text:p>
          </table:table-cell>
          <table:table-cell table:formula="of:=[.G225]" office:value-type="float" office:value="137038.66" calcext:value-type="float">
            <text:p>137038,66</text:p>
          </table:table-cell>
          <table:table-cell table:formula="of:=[.L225]" office:value-type="float" office:value="55903.58" calcext:value-type="float">
            <text:p>55903,58</text:p>
          </table:table-cell>
          <table:table-cell office:value-type="float" office:value="2000" calcext:value-type="float">
            <text:p>2000</text:p>
          </table:table-cell>
          <table:table-cell table:formula="of:=[.C225]" office:value-type="float" office:value="11.29" calcext:value-type="float">
            <text:p>11,29</text:p>
          </table:table-cell>
          <table:table-cell table:formula="of:=[.H225]" office:value-type="float" office:value="18.184" calcext:value-type="float">
            <text:p>18,184</text:p>
          </table:table-cell>
          <table:table-cell table:formula="of:=[.M225]" office:value-type="float" office:value="10.888" calcext:value-type="float">
            <text:p>10,888</text:p>
          </table:table-cell>
          <table:table-cell office:value-type="float" office:value="2000" calcext:value-type="float">
            <text:p>2000</text:p>
          </table:table-cell>
          <table:table-cell table:formula="of:=[.D225]" office:value-type="float" office:value="3.7" calcext:value-type="float">
            <text:p>3,7</text:p>
          </table:table-cell>
          <table:table-cell table:formula="of:=[.I225]" office:value-type="float" office:value="1.7" calcext:value-type="float">
            <text:p>1,7</text:p>
          </table:table-cell>
          <table:table-cell table:formula="of:=[.N225]" office:value-type="float" office:value="3.216" calcext:value-type="float">
            <text:p>3,216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[.B226]" office:value-type="float" office:value="18785.9855935216" calcext:value-type="float">
            <text:p>18785,9855935216</text:p>
          </table:table-cell>
          <table:table-cell table:formula="of:=[.G226]" office:value-type="float" office:value="44714.668269645" calcext:value-type="float">
            <text:p>44714,668269645</text:p>
          </table:table-cell>
          <table:table-cell table:formula="of:=[.L226]" office:value-type="float" office:value="20782.8222453929" calcext:value-type="float">
            <text:p>20782,8222453929</text:p>
          </table:table-cell>
          <table:table-cell office:value-type="float" office:value="100000" calcext:value-type="float">
            <text:p>100000</text:p>
          </table:table-cell>
          <table:table-cell table:formula="of:=[.C226]" office:value-type="float" office:value="1.73692256591939" calcext:value-type="float">
            <text:p>1,73692256591939</text:p>
          </table:table-cell>
          <table:table-cell table:formula="of:=[.H226]" office:value-type="float" office:value="2.47324564085333" calcext:value-type="float">
            <text:p>2,47324564085333</text:p>
          </table:table-cell>
          <table:table-cell table:formula="of:=[.M226]" office:value-type="float" office:value="1.35227807791149" calcext:value-type="float">
            <text:p>1,35227807791149</text:p>
          </table:table-cell>
          <table:table-cell office:value-type="float" office:value="100000" calcext:value-type="float">
            <text:p>100000</text:p>
          </table:table-cell>
          <table:table-cell table:formula="of:=[.D226]" office:value-type="float" office:value="0" calcext:value-type="float">
            <text:p>0</text:p>
          </table:table-cell>
          <table:table-cell table:formula="of:=[.I226]" office:value-type="float" office:value="0" calcext:value-type="float">
            <text:p>0</text:p>
          </table:table-cell>
          <table:table-cell table:formula="of:=[.N226]" office:value-type="float" office:value="0.0366606055596466" calcext:value-type="float">
            <text:p>0,036660605559647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formula="of:=[.B340]" office:value-type="float" office:value="61330.72" calcext:value-type="float">
            <text:p>61330,72</text:p>
          </table:table-cell>
          <table:table-cell table:formula="of:=[.G340]" office:value-type="float" office:value="322733.84" calcext:value-type="float">
            <text:p>322733,84</text:p>
          </table:table-cell>
          <table:table-cell table:formula="of:=[.L340]" office:value-type="float" office:value="49854.9" calcext:value-type="float">
            <text:p>49854,9</text:p>
          </table:table-cell>
          <table:table-cell office:value-type="float" office:value="4000" calcext:value-type="float">
            <text:p>4000</text:p>
          </table:table-cell>
          <table:table-cell table:formula="of:=[.C340]" office:value-type="float" office:value="23.216" calcext:value-type="float">
            <text:p>23,216</text:p>
          </table:table-cell>
          <table:table-cell table:formula="of:=[.H340]" office:value-type="float" office:value="41.628" calcext:value-type="float">
            <text:p>41,628</text:p>
          </table:table-cell>
          <table:table-cell table:formula="of:=[.M340]" office:value-type="float" office:value="22.18" calcext:value-type="float">
            <text:p>22,18</text:p>
          </table:table-cell>
          <table:table-cell office:value-type="float" office:value="4000" calcext:value-type="float">
            <text:p>4000</text:p>
          </table:table-cell>
          <table:table-cell table:formula="of:=[.D340]" office:value-type="float" office:value="3.7" calcext:value-type="float">
            <text:p>3,7</text:p>
          </table:table-cell>
          <table:table-cell table:formula="of:=[.I340]" office:value-type="float" office:value="1.7" calcext:value-type="float">
            <text:p>1,7</text:p>
          </table:table-cell>
          <table:table-cell table:formula="of:=[.N340]" office:value-type="float" office:value="3.742" calcext:value-type="float">
            <text:p>3,742</text:p>
          </table:table-cell>
          <table:table-cell table:number-columns-repeated="2"/>
          <table:table-cell office:value-type="float" office:value="200000" calcext:value-type="float">
            <text:p>200000</text:p>
          </table:table-cell>
          <table:table-cell table:formula="of:=[.B341]" office:value-type="float" office:value="18201.4698758534" calcext:value-type="float">
            <text:p>18201,4698758534</text:p>
          </table:table-cell>
          <table:table-cell table:formula="of:=[.G341]" office:value-type="float" office:value="1394785.94753025" calcext:value-type="float">
            <text:p>1394785,94753025</text:p>
          </table:table-cell>
          <table:table-cell table:formula="of:=[.L341]" office:value-type="float" office:value="12556.0143966945" calcext:value-type="float">
            <text:p>12556,0143966945</text:p>
          </table:table-cell>
          <table:table-cell office:value-type="float" office:value="200000" calcext:value-type="float">
            <text:p>200000</text:p>
          </table:table-cell>
          <table:table-cell table:formula="of:=[.C341]" office:value-type="float" office:value="3.0499416387859" calcext:value-type="float">
            <text:p>3,0499416387859</text:p>
          </table:table-cell>
          <table:table-cell table:formula="of:=[.H341]" office:value-type="float" office:value="4.0065466426837" calcext:value-type="float">
            <text:p>4,0065466426837</text:p>
          </table:table-cell>
          <table:table-cell table:formula="of:=[.M341]" office:value-type="float" office:value="3.44957968454129" calcext:value-type="float">
            <text:p>3,44957968454129</text:p>
          </table:table-cell>
          <table:table-cell office:value-type="float" office:value="200000" calcext:value-type="float">
            <text:p>200000</text:p>
          </table:table-cell>
          <table:table-cell table:formula="of:=[.D341]" office:value-type="float" office:value="0" calcext:value-type="float">
            <text:p>0</text:p>
          </table:table-cell>
          <table:table-cell table:formula="of:=[.I341]" office:value-type="float" office:value="0" calcext:value-type="float">
            <text:p>0</text:p>
          </table:table-cell>
          <table:table-cell table:formula="of:=[.N341]" office:value-type="float" office:value="0.0493558507170121" calcext:value-type="float">
            <text:p>0,049355850717012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table:formula="of:=[.B455]" office:value-type="float" office:value="120458.8" calcext:value-type="float">
            <text:p>120458,8</text:p>
          </table:table-cell>
          <table:table-cell table:formula="of:=[.G455]" office:value-type="float" office:value="117055.36" calcext:value-type="float">
            <text:p>117055,36</text:p>
          </table:table-cell>
          <table:table-cell table:formula="of:=[.L455]" office:value-type="float" office:value="54635.54" calcext:value-type="float">
            <text:p>54635,54</text:p>
          </table:table-cell>
          <table:table-cell office:value-type="float" office:value="8000" calcext:value-type="float">
            <text:p>8000</text:p>
          </table:table-cell>
          <table:table-cell table:formula="of:=[.C455]" office:value-type="float" office:value="47.964" calcext:value-type="float">
            <text:p>47,964</text:p>
          </table:table-cell>
          <table:table-cell table:formula="of:=[.H455]" office:value-type="float" office:value="92.614" calcext:value-type="float">
            <text:p>92,614</text:p>
          </table:table-cell>
          <table:table-cell table:formula="of:=[.M455]" office:value-type="float" office:value="42.428" calcext:value-type="float">
            <text:p>42,428</text:p>
          </table:table-cell>
          <table:table-cell office:value-type="float" office:value="8000" calcext:value-type="float">
            <text:p>8000</text:p>
          </table:table-cell>
          <table:table-cell table:formula="of:=[.D455]" office:value-type="float" office:value="6.882" calcext:value-type="float">
            <text:p>6,882</text:p>
          </table:table-cell>
          <table:table-cell table:formula="of:=[.I455]" office:value-type="float" office:value="1.7" calcext:value-type="float">
            <text:p>1,7</text:p>
          </table:table-cell>
          <table:table-cell table:formula="of:=[.N455]" office:value-type="float" office:value="5.2" calcext:value-type="float">
            <text:p>5,2</text:p>
          </table:table-cell>
          <table:table-cell table:number-columns-repeated="2"/>
          <table:table-cell office:value-type="float" office:value="400000" calcext:value-type="float">
            <text:p>400000</text:p>
          </table:table-cell>
          <table:table-cell table:formula="of:=[.B456]" office:value-type="float" office:value="319874.980127487" calcext:value-type="float">
            <text:p>319874,980127487</text:p>
          </table:table-cell>
          <table:table-cell table:formula="of:=[.G456]" office:value-type="float" office:value="18682.0565000323" calcext:value-type="float">
            <text:p>18682,0565000323</text:p>
          </table:table-cell>
          <table:table-cell table:formula="of:=[.L456]" office:value-type="float" office:value="19007.7853809538" calcext:value-type="float">
            <text:p>19007,7853809538</text:p>
          </table:table-cell>
          <table:table-cell office:value-type="float" office:value="400000" calcext:value-type="float">
            <text:p>400000</text:p>
          </table:table-cell>
          <table:table-cell table:formula="of:=[.C456]" office:value-type="float" office:value="3.53682117161725" calcext:value-type="float">
            <text:p>3,53682117161725</text:p>
          </table:table-cell>
          <table:table-cell table:formula="of:=[.H456]" office:value-type="float" office:value="5.38639062824077" calcext:value-type="float">
            <text:p>5,38639062824077</text:p>
          </table:table-cell>
          <table:table-cell table:formula="of:=[.M456]" office:value-type="float" office:value="3.06065613880423" calcext:value-type="float">
            <text:p>3,06065613880423</text:p>
          </table:table-cell>
          <table:table-cell office:value-type="float" office:value="400000" calcext:value-type="float">
            <text:p>400000</text:p>
          </table:table-cell>
          <table:table-cell table:formula="of:=[.D456]" office:value-type="float" office:value="0.0384187454245973" calcext:value-type="float">
            <text:p>0,038418745424597</text:p>
          </table:table-cell>
          <table:table-cell table:formula="of:=[.I456]" office:value-type="float" office:value="0" calcext:value-type="float">
            <text:p>0</text:p>
          </table:table-cell>
          <table:table-cell table:formula="of:=[.N4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table:formula="of:=[.B570]" office:value-type="float" office:value="64578.3" calcext:value-type="float">
            <text:p>64578,3</text:p>
          </table:table-cell>
          <table:table-cell table:formula="of:=[.G570]" office:value-type="float" office:value="121642.44" calcext:value-type="float">
            <text:p>121642,44</text:p>
          </table:table-cell>
          <table:table-cell table:formula="of:=[.L570]" office:value-type="float" office:value="65819.86" calcext:value-type="float">
            <text:p>65819,86</text:p>
          </table:table-cell>
          <table:table-cell office:value-type="float" office:value="16000" calcext:value-type="float">
            <text:p>16000</text:p>
          </table:table-cell>
          <table:table-cell table:formula="of:=[.C570]" office:value-type="float" office:value="67.398" calcext:value-type="float">
            <text:p>67,398</text:p>
          </table:table-cell>
          <table:table-cell table:formula="of:=[.H570]" office:value-type="float" office:value="99.54" calcext:value-type="float">
            <text:p>99,54</text:p>
          </table:table-cell>
          <table:table-cell table:formula="of:=[.M570]" office:value-type="float" office:value="66.086" calcext:value-type="float">
            <text:p>66,086</text:p>
          </table:table-cell>
          <table:table-cell office:value-type="float" office:value="16000" calcext:value-type="float">
            <text:p>16000</text:p>
          </table:table-cell>
          <table:table-cell table:formula="of:=[.D570]" office:value-type="float" office:value="5.6" calcext:value-type="float">
            <text:p>5,6</text:p>
          </table:table-cell>
          <table:table-cell table:formula="of:=[.I570]" office:value-type="float" office:value="1.7" calcext:value-type="float">
            <text:p>1,7</text:p>
          </table:table-cell>
          <table:table-cell table:formula="of:=[.N570]" office:value-type="float" office:value="7.1" calcext:value-type="float">
            <text:p>7,1</text:p>
          </table:table-cell>
          <table:table-cell table:number-columns-repeated="2"/>
          <table:table-cell office:value-type="float" office:value="800000" calcext:value-type="float">
            <text:p>800000</text:p>
          </table:table-cell>
          <table:table-cell table:formula="of:=[.B571]" office:value-type="float" office:value="24778.0316048309" calcext:value-type="float">
            <text:p>24778,0316048309</text:p>
          </table:table-cell>
          <table:table-cell table:formula="of:=[.G571]" office:value-type="float" office:value="30251.0956781139" calcext:value-type="float">
            <text:p>30251,0956781139</text:p>
          </table:table-cell>
          <table:table-cell table:formula="of:=[.L571]" office:value-type="float" office:value="30571.3410415768" calcext:value-type="float">
            <text:p>30571,3410415768</text:p>
          </table:table-cell>
          <table:table-cell office:value-type="float" office:value="800000" calcext:value-type="float">
            <text:p>800000</text:p>
          </table:table-cell>
          <table:table-cell table:formula="of:=[.C571]" office:value-type="float" office:value="3.30239246607668" calcext:value-type="float">
            <text:p>3,30239246607668</text:p>
          </table:table-cell>
          <table:table-cell table:formula="of:=[.H571]" office:value-type="float" office:value="0.698856208386246" calcext:value-type="float">
            <text:p>0,698856208386246</text:p>
          </table:table-cell>
          <table:table-cell table:formula="of:=[.M571]" office:value-type="float" office:value="1.84932528236652" calcext:value-type="float">
            <text:p>1,84932528236652</text:p>
          </table:table-cell>
          <table:table-cell office:value-type="float" office:value="800000" calcext:value-type="float">
            <text:p>800000</text:p>
          </table:table-cell>
          <table:table-cell table:formula="of:=[.D571]" office:value-type="float" office:value="0" calcext:value-type="float">
            <text:p>0</text:p>
          </table:table-cell>
          <table:table-cell table:formula="of:=[.I571]" office:value-type="float" office:value="0" calcext:value-type="float">
            <text:p>0</text:p>
          </table:table-cell>
          <table:table-cell table:formula="of:=[.N5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5"/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td Dev 51-100</text:p>
          </table:table-cell>
          <table:table-cell table:number-columns-repeated="11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_J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NI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4194604" calcext:value-type="float">
            <text:p>14194604</text:p>
          </table:table-cell>
          <table:table-cell office:value-type="float" office:value="6.7" calcext:value-type="float">
            <text:p>6,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169413" calcext:value-type="float">
            <text:p>169413</text:p>
          </table:table-cell>
          <table:table-cell office:value-type="float" office:value="13.3" calcext:value-type="float">
            <text:p>13,3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14013447" calcext:value-type="float">
            <text:p>14013447</text:p>
          </table:table-cell>
          <table:table-cell office:value-type="float" office:value="6.7" calcext:value-type="float">
            <text:p>6,7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5744" calcext:value-type="float">
            <text:p>395744</text:p>
          </table:table-cell>
          <table:table-cell office:value-type="float" office:value="17.8" calcext:value-type="float">
            <text:p>17,8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04890" calcext:value-type="float">
            <text:p>1048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8438" calcext:value-type="float">
            <text:p>258438</text:p>
          </table:table-cell>
          <table:table-cell office:value-type="float" office:value="15" calcext:value-type="float">
            <text:p>1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3881" calcext:value-type="float">
            <text:p>273881</text:p>
          </table:table-cell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33888" calcext:value-type="float">
            <text:p>133888</text:p>
          </table:table-cell>
          <table:table-cell office:value-type="float" office:value="10" calcext:value-type="float">
            <text:p>10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244574" calcext:value-type="float">
            <text:p>244574</text:p>
          </table:table-cell>
          <table:table-cell office:value-type="float" office:value="12" calcext:value-type="float">
            <text:p>12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1055" calcext:value-type="float">
            <text:p>221055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61236" calcext:value-type="float">
            <text:p>161236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43660" calcext:value-type="float">
            <text:p>243660</text:p>
          </table:table-cell>
          <table:table-cell office:value-type="float" office:value="8" calcext:value-type="float">
            <text:p>8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8564" calcext:value-type="float">
            <text:p>188564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54979" calcext:value-type="float">
            <text:p>154979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38909" calcext:value-type="float">
            <text:p>238909</text:p>
          </table:table-cell>
          <table:table-cell office:value-type="float" office:value="7" calcext:value-type="float">
            <text:p>7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5015" calcext:value-type="float">
            <text:p>195015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89298" calcext:value-type="float">
            <text:p>189298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34865" calcext:value-type="float">
            <text:p>134865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7905" calcext:value-type="float">
            <text:p>267905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37409" calcext:value-type="float">
            <text:p>137409</text:p>
          </table:table-cell>
          <table:table-cell office:value-type="float" office:value="8.9" calcext:value-type="float">
            <text:p>8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7338" calcext:value-type="float">
            <text:p>257338</text:p>
          </table:table-cell>
          <table:table-cell office:value-type="float" office:value="7" calcext:value-type="float">
            <text:p>7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2464" calcext:value-type="float">
            <text:p>202464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53646" calcext:value-type="float">
            <text:p>153646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01556" calcext:value-type="float">
            <text:p>201556</text:p>
          </table:table-cell>
          <table:table-cell office:value-type="float" office:value="7" calcext:value-type="float">
            <text:p>7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3017" calcext:value-type="float">
            <text:p>223017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43716" calcext:value-type="float">
            <text:p>143716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04101" calcext:value-type="float">
            <text:p>204101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4414" calcext:value-type="float">
            <text:p>214414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67257" calcext:value-type="float">
            <text:p>167257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98263" calcext:value-type="float">
            <text:p>198263</text:p>
          </table:table-cell>
          <table:table-cell office:value-type="float" office:value="5.9" calcext:value-type="float">
            <text:p>5,9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1637" calcext:value-type="float">
            <text:p>181637</text:p>
          </table:table-cell>
          <table:table-cell office:value-type="float" office:value="5.9" calcext:value-type="float">
            <text:p>5,9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91699" calcext:value-type="float">
            <text:p>91699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77449" calcext:value-type="float">
            <text:p>177449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1459" calcext:value-type="float">
            <text:p>121459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34651" calcext:value-type="float">
            <text:p>134651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7544" calcext:value-type="float">
            <text:p>117544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4660" calcext:value-type="float">
            <text:p>134660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01023" calcext:value-type="float">
            <text:p>101023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35013" calcext:value-type="float">
            <text:p>235013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6278" calcext:value-type="float">
            <text:p>146278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32345" calcext:value-type="float">
            <text:p>132345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93009" calcext:value-type="float">
            <text:p>193009</text:p>
          </table:table-cell>
          <table:table-cell office:value-type="float" office:value="7" calcext:value-type="float">
            <text:p>7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7483" calcext:value-type="float">
            <text:p>107483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31948" calcext:value-type="float">
            <text:p>131948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1870" calcext:value-type="float">
            <text:p>101870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108" calcext:value-type="float">
            <text:p>78108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30478" calcext:value-type="float">
            <text:p>130478</text:p>
          </table:table-cell>
          <table:table-cell office:value-type="float" office:value="8.9" calcext:value-type="float">
            <text:p>8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4601" calcext:value-type="float">
            <text:p>94601</text:p>
          </table:table-cell>
          <table:table-cell office:value-type="float" office:value="7" calcext:value-type="float">
            <text:p>7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707" calcext:value-type="float">
            <text:p>110707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89497" calcext:value-type="float">
            <text:p>89497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732" calcext:value-type="float">
            <text:p>65732</text:p>
          </table:table-cell>
          <table:table-cell office:value-type="float" office:value="7" calcext:value-type="float">
            <text:p>7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522" calcext:value-type="float">
            <text:p>65522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40727" calcext:value-type="float">
            <text:p>140727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1882" calcext:value-type="float">
            <text:p>91882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747" calcext:value-type="float">
            <text:p>59747</text:p>
          </table:table-cell>
          <table:table-cell office:value-type="float" office:value="7.9" calcext:value-type="float">
            <text:p>7,9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97112" calcext:value-type="float">
            <text:p>97112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245" calcext:value-type="float">
            <text:p>60245</text:p>
          </table:table-cell>
          <table:table-cell office:value-type="float" office:value="7" calcext:value-type="float">
            <text:p>7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599" calcext:value-type="float">
            <text:p>97599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41558" calcext:value-type="float">
            <text:p>141558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2536" calcext:value-type="float">
            <text:p>112536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858" calcext:value-type="float">
            <text:p>66858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87462" calcext:value-type="float">
            <text:p>87462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980" calcext:value-type="float">
            <text:p>50980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879" calcext:value-type="float">
            <text:p>56879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85938" calcext:value-type="float">
            <text:p>185938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5686" calcext:value-type="float">
            <text:p>85686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374" calcext:value-type="float">
            <text:p>52374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60580" calcext:value-type="float">
            <text:p>160580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8373" calcext:value-type="float">
            <text:p>78373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806" calcext:value-type="float">
            <text:p>40806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39138" calcext:value-type="float">
            <text:p>139138</text:p>
          </table:table-cell>
          <table:table-cell office:value-type="float" office:value="9.9" calcext:value-type="float">
            <text:p>9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7485" calcext:value-type="float">
            <text:p>87485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052" calcext:value-type="float">
            <text:p>50052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90752" calcext:value-type="float">
            <text:p>90752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096" calcext:value-type="float">
            <text:p>49096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483" calcext:value-type="float">
            <text:p>3648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32301" calcext:value-type="float">
            <text:p>132301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1228" calcext:value-type="float">
            <text:p>91228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7864" calcext:value-type="float">
            <text:p>87864</text:p>
          </table:table-cell>
          <table:table-cell office:value-type="float" office:value="6.9" calcext:value-type="float">
            <text:p>6,9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27872" calcext:value-type="float">
            <text:p>127872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5022" calcext:value-type="float">
            <text:p>95022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224" calcext:value-type="float">
            <text:p>75224</text:p>
          </table:table-cell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43552" calcext:value-type="float">
            <text:p>143552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0247" calcext:value-type="float">
            <text:p>90247</text:p>
          </table:table-cell>
          <table:table-cell office:value-type="float" office:value="7" calcext:value-type="float">
            <text:p>7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937" calcext:value-type="float">
            <text:p>69937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96843" calcext:value-type="float">
            <text:p>96843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579" calcext:value-type="float">
            <text:p>68579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9997" calcext:value-type="float">
            <text:p>129997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97578" calcext:value-type="float">
            <text:p>97578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645" calcext:value-type="float">
            <text:p>57645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724" calcext:value-type="float">
            <text:p>79724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36535" calcext:value-type="float">
            <text:p>136535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8088" calcext:value-type="float">
            <text:p>108088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649" calcext:value-type="float">
            <text:p>78649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41033" calcext:value-type="float">
            <text:p>141033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900" calcext:value-type="float">
            <text:p>53900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9401" calcext:value-type="float">
            <text:p>89401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34932" calcext:value-type="float">
            <text:p>134932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6358" calcext:value-type="float">
            <text:p>96358</text:p>
          </table:table-cell>
          <table:table-cell office:value-type="float" office:value="15" calcext:value-type="float">
            <text:p>1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498" calcext:value-type="float">
            <text:p>64498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04653" calcext:value-type="float">
            <text:p>104653</text:p>
          </table:table-cell>
          <table:table-cell office:value-type="float" office:value="8.9" calcext:value-type="float">
            <text:p>8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088" calcext:value-type="float">
            <text:p>53088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898" calcext:value-type="float">
            <text:p>76898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68429" calcext:value-type="float">
            <text:p>68429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1896" calcext:value-type="float">
            <text:p>91896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3461" calcext:value-type="float">
            <text:p>93461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31002" calcext:value-type="float">
            <text:p>131002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077" calcext:value-type="float">
            <text:p>53077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197" calcext:value-type="float">
            <text:p>62197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8779" calcext:value-type="float">
            <text:p>148779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3759" calcext:value-type="float">
            <text:p>73759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692" calcext:value-type="float">
            <text:p>108692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222610" calcext:value-type="float">
            <text:p>222610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9653" calcext:value-type="float">
            <text:p>89653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0236" calcext:value-type="float">
            <text:p>90236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3256" calcext:value-type="float">
            <text:p>93256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166" calcext:value-type="float">
            <text:p>53166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450" calcext:value-type="float">
            <text:p>75450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8512" calcext:value-type="float">
            <text:p>98512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8807" calcext:value-type="float">
            <text:p>98807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4779" calcext:value-type="float">
            <text:p>94779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3411" calcext:value-type="float">
            <text:p>143411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426" calcext:value-type="float">
            <text:p>59426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935" calcext:value-type="float">
            <text:p>58935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33836" calcext:value-type="float">
            <text:p>133836</text:p>
          </table:table-cell>
          <table:table-cell office:value-type="float" office:value="9.9" calcext:value-type="float">
            <text:p>9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0139" calcext:value-type="float">
            <text:p>80139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7190" calcext:value-type="float">
            <text:p>87190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7325" calcext:value-type="float">
            <text:p>107325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7589" calcext:value-type="float">
            <text:p>77589</text:p>
          </table:table-cell>
          <table:table-cell office:value-type="float" office:value="5.9" calcext:value-type="float">
            <text:p>5,9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416" calcext:value-type="float">
            <text:p>84416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94441" calcext:value-type="float">
            <text:p>194441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866" calcext:value-type="float">
            <text:p>57866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865" calcext:value-type="float">
            <text:p>56865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31042" calcext:value-type="float">
            <text:p>131042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095" calcext:value-type="float">
            <text:p>53095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154" calcext:value-type="float">
            <text:p>80154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1084" calcext:value-type="float">
            <text:p>151084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177" calcext:value-type="float">
            <text:p>49177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741" calcext:value-type="float">
            <text:p>77741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7814" calcext:value-type="float">
            <text:p>107814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491" calcext:value-type="float">
            <text:p>61491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651" calcext:value-type="float">
            <text:p>66651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1104" calcext:value-type="float">
            <text:p>101104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2714" calcext:value-type="float">
            <text:p>92714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315" calcext:value-type="float">
            <text:p>108315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5153" calcext:value-type="float">
            <text:p>155153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210" calcext:value-type="float">
            <text:p>49210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943" calcext:value-type="float">
            <text:p>55943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7914" calcext:value-type="float">
            <text:p>97914</text:p>
          </table:table-cell>
          <table:table-cell office:value-type="float" office:value="9.9" calcext:value-type="float">
            <text:p>9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6814" calcext:value-type="float">
            <text:p>106814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273" calcext:value-type="float">
            <text:p>55273</text:p>
          </table:table-cell>
          <table:table-cell office:value-type="float" office:value="5.9" calcext:value-type="float">
            <text:p>5,9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5480" calcext:value-type="float">
            <text:p>145480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679" calcext:value-type="float">
            <text:p>50679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3743" calcext:value-type="float">
            <text:p>93743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32208" calcext:value-type="float">
            <text:p>132208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721" calcext:value-type="float">
            <text:p>30721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718" calcext:value-type="float">
            <text:p>80718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35637" calcext:value-type="float">
            <text:p>135637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8015" calcext:value-type="float">
            <text:p>78015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8963" calcext:value-type="float">
            <text:p>88963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2633" calcext:value-type="float">
            <text:p>142633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8775" calcext:value-type="float">
            <text:p>78775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4161" calcext:value-type="float">
            <text:p>114161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8836" calcext:value-type="float">
            <text:p>108836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1476" calcext:value-type="float">
            <text:p>91476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850" calcext:value-type="float">
            <text:p>60850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4974" calcext:value-type="float">
            <text:p>144974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302" calcext:value-type="float">
            <text:p>48302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073" calcext:value-type="float">
            <text:p>91073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1668" calcext:value-type="float">
            <text:p>91668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0541" calcext:value-type="float">
            <text:p>80541</text:p>
          </table:table-cell>
          <table:table-cell office:value-type="float" office:value="7" calcext:value-type="float">
            <text:p>7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7347" calcext:value-type="float">
            <text:p>87347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7115" calcext:value-type="float">
            <text:p>107115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135" calcext:value-type="float">
            <text:p>48135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621" calcext:value-type="float">
            <text:p>56621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7874" calcext:value-type="float">
            <text:p>157874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5146" calcext:value-type="float">
            <text:p>105146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793" calcext:value-type="float">
            <text:p>56793</text:p>
          </table:table-cell>
          <table:table-cell office:value-type="float" office:value="7.9" calcext:value-type="float">
            <text:p>7,9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4108" calcext:value-type="float">
            <text:p>154108</text:p>
          </table:table-cell>
          <table:table-cell office:value-type="float" office:value="11.9" calcext:value-type="float">
            <text:p>11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721391" calcext:value-type="float">
            <text:p>1721391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6991" calcext:value-type="float">
            <text:p>146991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7191" calcext:value-type="float">
            <text:p>157191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5724" calcext:value-type="float">
            <text:p>85724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891" calcext:value-type="float">
            <text:p>81891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1407" calcext:value-type="float">
            <text:p>101407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7365" calcext:value-type="float">
            <text:p>77365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313" calcext:value-type="float">
            <text:p>56313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9162" calcext:value-type="float">
            <text:p>159162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9747" calcext:value-type="float">
            <text:p>79747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0483" calcext:value-type="float">
            <text:p>90483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34647" calcext:value-type="float">
            <text:p>134647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666" calcext:value-type="float">
            <text:p>49666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218" calcext:value-type="float">
            <text:p>81218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228276" calcext:value-type="float">
            <text:p>228276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44041" calcext:value-type="float">
            <text:p>144041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145" calcext:value-type="float">
            <text:p>59145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9598" calcext:value-type="float">
            <text:p>149598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791" calcext:value-type="float">
            <text:p>55791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503" calcext:value-type="float">
            <text:p>85503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5410" calcext:value-type="float">
            <text:p>95410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481" calcext:value-type="float">
            <text:p>54481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950" calcext:value-type="float">
            <text:p>62950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5102" calcext:value-type="float">
            <text:p>95102</text:p>
          </table:table-cell>
          <table:table-cell office:value-type="float" office:value="7.9" calcext:value-type="float">
            <text:p>7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185" calcext:value-type="float">
            <text:p>51185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616" calcext:value-type="float">
            <text:p>82616</text:p>
          </table:table-cell>
          <table:table-cell office:value-type="float" office:value="5.9" calcext:value-type="float">
            <text:p>5,9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5613" calcext:value-type="float">
            <text:p>95613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614" calcext:value-type="float">
            <text:p>51614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777" calcext:value-type="float">
            <text:p>84777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2686" calcext:value-type="float">
            <text:p>92686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5223" calcext:value-type="float">
            <text:p>75223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762" calcext:value-type="float">
            <text:p>83762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9701" calcext:value-type="float">
            <text:p>99701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2234" calcext:value-type="float">
            <text:p>92234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345" calcext:value-type="float">
            <text:p>46345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6118" calcext:value-type="float">
            <text:p>146118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567" calcext:value-type="float">
            <text:p>51567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085" calcext:value-type="float">
            <text:p>59085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4046" calcext:value-type="float">
            <text:p>94046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499" calcext:value-type="float">
            <text:p>46499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469" calcext:value-type="float">
            <text:p>61469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4170" calcext:value-type="float">
            <text:p>104170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5729" calcext:value-type="float">
            <text:p>95729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084" calcext:value-type="float">
            <text:p>58084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2665" calcext:value-type="float">
            <text:p>92665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6349" calcext:value-type="float">
            <text:p>76349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263" calcext:value-type="float">
            <text:p>58263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2776" calcext:value-type="float">
            <text:p>92776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973" calcext:value-type="float">
            <text:p>54973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7264" calcext:value-type="float">
            <text:p>87264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68041" calcext:value-type="float">
            <text:p>68041</text:p>
          </table:table-cell>
          <table:table-cell office:value-type="float" office:value="8.9" calcext:value-type="float">
            <text:p>8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0811" calcext:value-type="float">
            <text:p>80811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188" calcext:value-type="float">
            <text:p>61188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5930" calcext:value-type="float">
            <text:p>95930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5320" calcext:value-type="float">
            <text:p>95320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1315" calcext:value-type="float">
            <text:p>181315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2069" calcext:value-type="float">
            <text:p>152069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178" calcext:value-type="float">
            <text:p>49178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330" calcext:value-type="float">
            <text:p>57330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5324" calcext:value-type="float">
            <text:p>155324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132" calcext:value-type="float">
            <text:p>50132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873" calcext:value-type="float">
            <text:p>79873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27946" calcext:value-type="float">
            <text:p>127946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8614" calcext:value-type="float">
            <text:p>78614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9294" calcext:value-type="float">
            <text:p>89294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24480" calcext:value-type="float">
            <text:p>124480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609" calcext:value-type="float">
            <text:p>66609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248" calcext:value-type="float">
            <text:p>51248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30748" calcext:value-type="float">
            <text:p>130748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5305" calcext:value-type="float">
            <text:p>85305</text:p>
          </table:table-cell>
          <table:table-cell office:value-type="float" office:value="7" calcext:value-type="float">
            <text:p>7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077" calcext:value-type="float">
            <text:p>79077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5109" calcext:value-type="float">
            <text:p>145109</text:p>
          </table:table-cell>
          <table:table-cell office:value-type="float" office:value="8.9" calcext:value-type="float">
            <text:p>8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0407" calcext:value-type="float">
            <text:p>90407</text:p>
          </table:table-cell>
          <table:table-cell office:value-type="float" office:value="7" calcext:value-type="float">
            <text:p>7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130" calcext:value-type="float">
            <text:p>80130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1478" calcext:value-type="float">
            <text:p>91478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3480" calcext:value-type="float">
            <text:p>73480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408" calcext:value-type="float">
            <text:p>53408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32578" calcext:value-type="float">
            <text:p>132578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849" calcext:value-type="float">
            <text:p>68849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326" calcext:value-type="float">
            <text:p>81326</text:p>
          </table:table-cell>
          <table:table-cell office:value-type="float" office:value="5.9" calcext:value-type="float">
            <text:p>5,9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60281" calcext:value-type="float">
            <text:p>160281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6070" calcext:value-type="float">
            <text:p>116070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8158" calcext:value-type="float">
            <text:p>88158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1455" calcext:value-type="float">
            <text:p>91455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1756" calcext:value-type="float">
            <text:p>101756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966" calcext:value-type="float">
            <text:p>54966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37737" calcext:value-type="float">
            <text:p>137737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2843" calcext:value-type="float">
            <text:p>72843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3471" calcext:value-type="float">
            <text:p>93471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0702" calcext:value-type="float">
            <text:p>100702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1623" calcext:value-type="float">
            <text:p>81623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5583" calcext:value-type="float">
            <text:p>105583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4544" calcext:value-type="float">
            <text:p>154544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7623" calcext:value-type="float">
            <text:p>87623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427" calcext:value-type="float">
            <text:p>58427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6188" calcext:value-type="float">
            <text:p>156188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690" calcext:value-type="float">
            <text:p>54690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714" calcext:value-type="float">
            <text:p>76714</text:p>
          </table:table-cell>
          <table:table-cell office:value-type="float" office:value="5.9" calcext:value-type="float">
            <text:p>5,9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3157" calcext:value-type="float">
            <text:p>93157</text:p>
          </table:table-cell>
          <table:table-cell office:value-type="float" office:value="8.9" calcext:value-type="float">
            <text:p>8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9983" calcext:value-type="float">
            <text:p>99983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253" calcext:value-type="float">
            <text:p>57253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0127" calcext:value-type="float">
            <text:p>100127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693" calcext:value-type="float">
            <text:p>54693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2009" calcext:value-type="float">
            <text:p>92009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4455" calcext:value-type="float">
            <text:p>144455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835" calcext:value-type="float">
            <text:p>48835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618" calcext:value-type="float">
            <text:p>75618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67145" calcext:value-type="float">
            <text:p>167145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5357" calcext:value-type="float">
            <text:p>125357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1706" calcext:value-type="float">
            <text:p>151706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0175" calcext:value-type="float">
            <text:p>140175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0823" calcext:value-type="float">
            <text:p>100823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734" calcext:value-type="float">
            <text:p>74734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26988" calcext:value-type="float">
            <text:p>126988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2582" calcext:value-type="float">
            <text:p>42582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223" calcext:value-type="float">
            <text:p>61223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2284" calcext:value-type="float">
            <text:p>142284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297" calcext:value-type="float">
            <text:p>51297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225" calcext:value-type="float">
            <text:p>47225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217685" calcext:value-type="float">
            <text:p>217685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1316" calcext:value-type="float">
            <text:p>111316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1:.B110])" office:value-type="float" office:value="236595.09" calcext:value-type="float">
            <text:p>236595,09</text:p>
          </table:table-cell>
          <table:table-cell table:formula="of:=AVERAGE([.C11:.C110])" office:value-type="float" office:value="6.247" calcext:value-type="float">
            <text:p>6,247</text:p>
          </table:table-cell>
          <table:table-cell table:formula="of:=AVERAGE([.D11:.D110])" office:value-type="float" office:value="0.751000000000002" calcext:value-type="float">
            <text:p>0,751000000000002</text:p>
          </table:table-cell>
          <table:table-cell table:number-columns-repeated="2"/>
          <table:table-cell table:formula="of:=AVERAGE([.G11:.G110])" office:value-type="float" office:value="129873.78" calcext:value-type="float">
            <text:p>129873,78</text:p>
          </table:table-cell>
          <table:table-cell table:formula="of:=AVERAGE([.H11:.H110])" office:value-type="float" office:value="10.072" calcext:value-type="float">
            <text:p>10,072</text:p>
          </table:table-cell>
          <table:table-cell table:formula="of:=AVERAGE([.I11:.I110])" office:value-type="float" office:value="1.679" calcext:value-type="float">
            <text:p>1,679</text:p>
          </table:table-cell>
          <table:table-cell table:number-columns-repeated="2"/>
          <table:table-cell table:formula="of:=AVERAGE([.L11:.L110])" office:value-type="float" office:value="248222.51" calcext:value-type="float">
            <text:p>248222,51</text:p>
          </table:table-cell>
          <table:table-cell table:formula="of:=AVERAGE([.M11:.M110])" office:value-type="float" office:value="5.665" calcext:value-type="float">
            <text:p>5,665</text:p>
          </table:table-cell>
          <table:table-cell table:formula="of:=AVERAGE([.N11:.N110])" office:value-type="float" office:value="2.221" calcext:value-type="float">
            <text:p>2,2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1:.B110])" office:value-type="float" office:value="1403960.91810114" calcext:value-type="float">
            <text:p>1403960,91810114</text:p>
          </table:table-cell>
          <table:table-cell table:formula="of:=STDEVP([.C11:.C110])" office:value-type="float" office:value="1.4956908102947" calcext:value-type="float">
            <text:p>1,4956908102947</text:p>
          </table:table-cell>
          <table:table-cell table:formula="of:=STDEVP([.D11:.D110])" office:value-type="float" office:value="0.0768049477572897" calcext:value-type="float">
            <text:p>0,07680494775729</text:p>
          </table:table-cell>
          <table:table-cell table:number-columns-repeated="2"/>
          <table:table-cell table:formula="of:=STDEVP([.G11:.G110])" office:value-type="float" office:value="31774.6614284338" calcext:value-type="float">
            <text:p>31774,6614284338</text:p>
          </table:table-cell>
          <table:table-cell table:formula="of:=STDEVP([.H11:.H110])" office:value-type="float" office:value="1.02314026408895" calcext:value-type="float">
            <text:p>1,02314026408895</text:p>
          </table:table-cell>
          <table:table-cell table:formula="of:=STDEVP([.I11:.I110])" office:value-type="float" office:value="0.126724109781841" calcext:value-type="float">
            <text:p>0,126724109781841</text:p>
          </table:table-cell>
          <table:table-cell table:number-columns-repeated="2"/>
          <table:table-cell table:formula="of:=STDEVP([.L11:.L110])" office:value-type="float" office:value="1393868.98518727" calcext:value-type="float">
            <text:p>1393868,98518727</text:p>
          </table:table-cell>
          <table:table-cell table:formula="of:=STDEVP([.M11:.M110])" office:value-type="float" office:value="1.7415151449241" calcext:value-type="float">
            <text:p>1,7415151449241</text:p>
          </table:table-cell>
          <table:table-cell table:formula="of:=STDEVP([.N11:.N110])" office:value-type="float" office:value="0.0407308237088325" calcext:value-type="float">
            <text:p>0,0407308237088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1:.B110])" office:value-type="float" office:value="80436" calcext:value-type="float">
            <text:p>80436</text:p>
          </table:table-cell>
          <table:table-cell table:formula="of:=MEDIAN([.C11:.C110])" office:value-type="float" office:value="6" calcext:value-type="float">
            <text:p>6</text:p>
          </table:table-cell>
          <table:table-cell table:formula="of:=MEDIAN([.D11:.D110])" office:value-type="float" office:value="0.7" calcext:value-type="float">
            <text:p>0,7</text:p>
          </table:table-cell>
          <table:table-cell table:number-columns-repeated="2"/>
          <table:table-cell table:formula="of:=MEDIAN([.G11:.G110])" office:value-type="float" office:value="133207" calcext:value-type="float">
            <text:p>133207</text:p>
          </table:table-cell>
          <table:table-cell table:formula="of:=MEDIAN([.H11:.H110])" office:value-type="float" office:value="10" calcext:value-type="float">
            <text:p>10</text:p>
          </table:table-cell>
          <table:table-cell table:formula="of:=MEDIAN([.I11:.I110])" office:value-type="float" office:value="1.7" calcext:value-type="float">
            <text:p>1,7</text:p>
          </table:table-cell>
          <table:table-cell table:number-columns-repeated="2"/>
          <table:table-cell table:formula="of:=MEDIAN([.L11:.L110])" office:value-type="float" office:value="80340" calcext:value-type="float">
            <text:p>80340</text:p>
          </table:table-cell>
          <table:table-cell table:formula="of:=MEDIAN([.M11:.M110])" office:value-type="float" office:value="5" calcext:value-type="float">
            <text:p>5</text:p>
          </table:table-cell>
          <table:table-cell table:formula="of:=MEDIAN([.N11:.N110])"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1:.B60])" office:value-type="float" office:value="394730.64" calcext:value-type="float">
            <text:p>394730,64</text:p>
          </table:table-cell>
          <table:table-cell table:formula="of:=AVERAGE([.C11:.C60])" office:value-type="float" office:value="6.624" calcext:value-type="float">
            <text:p>6,624</text:p>
          </table:table-cell>
          <table:table-cell table:formula="of:=AVERAGE([.D11:.D60])" office:value-type="float" office:value="0.802000000000001" calcext:value-type="float">
            <text:p>0,802000000000001</text:p>
          </table:table-cell>
          <table:table-cell table:number-columns-repeated="2"/>
          <table:table-cell table:formula="of:=AVERAGE([.G11:.G60])" office:value-type="float" office:value="131433.02" calcext:value-type="float">
            <text:p>131433,02</text:p>
          </table:table-cell>
          <table:table-cell table:formula="of:=AVERAGE([.H11:.H60])" office:value-type="float" office:value="10.294" calcext:value-type="float">
            <text:p>10,294</text:p>
          </table:table-cell>
          <table:table-cell table:formula="of:=AVERAGE([.I11:.I60])" office:value-type="float" office:value="1.658" calcext:value-type="float">
            <text:p>1,658</text:p>
          </table:table-cell>
          <table:table-cell table:number-columns-repeated="2"/>
          <table:table-cell table:formula="of:=AVERAGE([.L11:.L60])" office:value-type="float" office:value="389173.72" calcext:value-type="float">
            <text:p>389173,72</text:p>
          </table:table-cell>
          <table:table-cell table:formula="of:=AVERAGE([.M11:.M60])" office:value-type="float" office:value="5.89" calcext:value-type="float">
            <text:p>5,89</text:p>
          </table:table-cell>
          <table:table-cell table:formula="of:=AVERAGE([.N11:.N60])" office:value-type="float" office:value="2.242" calcext:value-type="float">
            <text:p>2,2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61:.B110])" office:value-type="float" office:value="78459.54" calcext:value-type="float">
            <text:p>78459,54</text:p>
          </table:table-cell>
          <table:table-cell table:formula="of:=AVERAGE([.C61:.C110])" office:value-type="float" office:value="5.87" calcext:value-type="float">
            <text:p>5,87</text:p>
          </table:table-cell>
          <table:table-cell table:formula="of:=AVERAGE([.D61:.D110])" office:value-type="float" office:value="0.7" calcext:value-type="float">
            <text:p>0,7</text:p>
          </table:table-cell>
          <table:table-cell table:number-columns-repeated="2"/>
          <table:table-cell table:formula="of:=AVERAGE([.G61:.G110])" office:value-type="float" office:value="128314.54" calcext:value-type="float">
            <text:p>128314,54</text:p>
          </table:table-cell>
          <table:table-cell table:formula="of:=AVERAGE([.H61:.H110])" office:value-type="float" office:value="9.85" calcext:value-type="float">
            <text:p>9,85</text:p>
          </table:table-cell>
          <table:table-cell table:formula="of:=AVERAGE([.I61:.I110])" office:value-type="float" office:value="1.7" calcext:value-type="float">
            <text:p>1,7</text:p>
          </table:table-cell>
          <table:table-cell table:number-columns-repeated="2"/>
          <table:table-cell table:formula="of:=AVERAGE([.L61:.L110])" office:value-type="float" office:value="107271.3" calcext:value-type="float">
            <text:p>107271,3</text:p>
          </table:table-cell>
          <table:table-cell table:formula="of:=AVERAGE([.M61:.M110])" office:value-type="float" office:value="5.44" calcext:value-type="float">
            <text:p>5,44</text:p>
          </table:table-cell>
          <table:table-cell table:formula="of:=AVERAGE([.N61:.N110])"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61:.B110])" office:value-type="float" office:value="26259.6394302816" calcext:value-type="float">
            <text:p>26259,6394302816</text:p>
          </table:table-cell>
          <table:table-cell table:formula="of:=STDEVP([.C61:.C110])" office:value-type="float" office:value="0.732188500319419" calcext:value-type="float">
            <text:p>0,732188500319419</text:p>
          </table:table-cell>
          <table:table-cell table:formula="of:=STDEVP([.D61:.D110])" office:value-type="float" office:value="0" calcext:value-type="float">
            <text:p>0</text:p>
          </table:table-cell>
          <table:table-cell table:number-columns-repeated="2"/>
          <table:table-cell table:formula="of:=STDEVP([.G61:.G110])" office:value-type="float" office:value="32241.7916966226" calcext:value-type="float">
            <text:p>32241,7916966226</text:p>
          </table:table-cell>
          <table:table-cell table:formula="of:=STDEVP([.H61:.H110])" office:value-type="float" office:value="0.943663075467086" calcext:value-type="float">
            <text:p>0,943663075467086</text:p>
          </table:table-cell>
          <table:table-cell table:formula="of:=STDEVP([.I61:.I110])" office:value-type="float" office:value="0" calcext:value-type="float">
            <text:p>0</text:p>
          </table:table-cell>
          <table:table-cell table:number-columns-repeated="2"/>
          <table:table-cell table:formula="of:=STDEVP([.L61:.L110])" office:value-type="float" office:value="231809.257280226" calcext:value-type="float">
            <text:p>231809,257280226</text:p>
          </table:table-cell>
          <table:table-cell table:formula="of:=STDEVP([.M61:.M110])" office:value-type="float" office:value="0.637495098020369" calcext:value-type="float">
            <text:p>0,637495098020369</text:p>
          </table:table-cell>
          <table:table-cell table:formula="of:=STDEVP([.N61:.N110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1:.B60])" office:value-type="float" office:value="87527" calcext:value-type="float">
            <text:p>87527</text:p>
          </table:table-cell>
          <table:table-cell table:formula="of:=MEDIAN([.C11:.C60])" office:value-type="float" office:value="6.8" calcext:value-type="float">
            <text:p>6,8</text:p>
          </table:table-cell>
          <table:table-cell table:formula="of:=MEDIAN([.D11:.D60])" office:value-type="float" office:value="0.8" calcext:value-type="float">
            <text:p>0,8</text:p>
          </table:table-cell>
          <table:table-cell table:number-columns-repeated="2"/>
          <table:table-cell table:formula="of:=MEDIAN([.G11:.G60])" office:value-type="float" office:value="133862" calcext:value-type="float">
            <text:p>133862</text:p>
          </table:table-cell>
          <table:table-cell table:formula="of:=MEDIAN([.H11:.H60])" office:value-type="float" office:value="10" calcext:value-type="float">
            <text:p>10</text:p>
          </table:table-cell>
          <table:table-cell table:formula="of:=MEDIAN([.I11:.I60])" office:value-type="float" office:value="1.7" calcext:value-type="float">
            <text:p>1,7</text:p>
          </table:table-cell>
          <table:table-cell table:number-columns-repeated="2"/>
          <table:table-cell table:formula="of:=MEDIAN([.L11:.L60])" office:value-type="float" office:value="91555" calcext:value-type="float">
            <text:p>91555</text:p>
          </table:table-cell>
          <table:table-cell table:formula="of:=MEDIAN([.M11:.M60])" office:value-type="float" office:value="5" calcext:value-type="float">
            <text:p>5</text:p>
          </table:table-cell>
          <table:table-cell table:formula="of:=MEDIAN([.N11:.N60])"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61:.B110])" office:value-type="float" office:value="79475" calcext:value-type="float">
            <text:p>79475</text:p>
          </table:table-cell>
          <table:table-cell table:formula="of:=MEDIAN([.C61:.C110])" office:value-type="float" office:value="6" calcext:value-type="float">
            <text:p>6</text:p>
          </table:table-cell>
          <table:table-cell table:formula="of:=MEDIAN([.D61:.D110])" office:value-type="float" office:value="0.7" calcext:value-type="float">
            <text:p>0,7</text:p>
          </table:table-cell>
          <table:table-cell table:number-columns-repeated="2"/>
          <table:table-cell table:formula="of:=MEDIAN([.G61:.G110])" office:value-type="float" office:value="132393" calcext:value-type="float">
            <text:p>132393</text:p>
          </table:table-cell>
          <table:table-cell table:formula="of:=MEDIAN([.H61:.H110])" office:value-type="float" office:value="10" calcext:value-type="float">
            <text:p>10</text:p>
          </table:table-cell>
          <table:table-cell table:formula="of:=MEDIAN([.I61:.I110])" office:value-type="float" office:value="1.7" calcext:value-type="float">
            <text:p>1,7</text:p>
          </table:table-cell>
          <table:table-cell table:number-columns-repeated="2"/>
          <table:table-cell table:formula="of:=MEDIAN([.L61:.L110])" office:value-type="float" office:value="76857" calcext:value-type="float">
            <text:p>76857</text:p>
          </table:table-cell>
          <table:table-cell table:formula="of:=MEDIAN([.M61:.M110])" office:value-type="float" office:value="5" calcext:value-type="float">
            <text:p>5</text:p>
          </table:table-cell>
          <table:table-cell table:formula="of:=MEDIAN([.N61:.N110])"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5420411" calcext:value-type="float">
            <text:p>15420411</text:p>
          </table:table-cell>
          <table:table-cell office:value-type="float" office:value="26.7" calcext:value-type="float">
            <text:p>26,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39718" calcext:value-type="float">
            <text:p>139718</text:p>
          </table:table-cell>
          <table:table-cell office:value-type="float" office:value="20" calcext:value-type="float">
            <text:p>20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21553149" calcext:value-type="float">
            <text:p>21553149</text:p>
          </table:table-cell>
          <table:table-cell office:value-type="float" office:value="86.7" calcext:value-type="float">
            <text:p>86,7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9366" calcext:value-type="float">
            <text:p>259366</text:p>
          </table:table-cell>
          <table:table-cell office:value-type="float" office:value="18" calcext:value-type="float">
            <text:p>18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36092" calcext:value-type="float">
            <text:p>136092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70232" calcext:value-type="float">
            <text:p>170232</text:p>
          </table:table-cell>
          <table:table-cell office:value-type="float" office:value="14" calcext:value-type="float">
            <text:p>14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7809" calcext:value-type="float">
            <text:p>177809</text:p>
          </table:table-cell>
          <table:table-cell office:value-type="float" office:value="16" calcext:value-type="float">
            <text:p>16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90105" calcext:value-type="float">
            <text:p>90105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39066" calcext:value-type="float">
            <text:p>239066</text:p>
          </table:table-cell>
          <table:table-cell office:value-type="float" office:value="16" calcext:value-type="float">
            <text:p>16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7656" calcext:value-type="float">
            <text:p>157656</text:p>
          </table:table-cell>
          <table:table-cell office:value-type="float" office:value="14" calcext:value-type="float">
            <text:p>14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98929" calcext:value-type="float">
            <text:p>98929</text:p>
          </table:table-cell>
          <table:table-cell office:value-type="float" office:value="14" calcext:value-type="float">
            <text:p>1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19071" calcext:value-type="float">
            <text:p>219071</text:p>
          </table:table-cell>
          <table:table-cell office:value-type="float" office:value="13.9" calcext:value-type="float">
            <text:p>13,9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3709" calcext:value-type="float">
            <text:p>193709</text:p>
          </table:table-cell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5867" calcext:value-type="float">
            <text:p>105867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72861" calcext:value-type="float">
            <text:p>172861</text:p>
          </table:table-cell>
          <table:table-cell office:value-type="float" office:value="12" calcext:value-type="float">
            <text:p>12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345" calcext:value-type="float">
            <text:p>91345</text:p>
          </table:table-cell>
          <table:table-cell office:value-type="float" office:value="13.9" calcext:value-type="float">
            <text:p>13,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01876" calcext:value-type="float">
            <text:p>101876</text:p>
          </table:table-cell>
          <table:table-cell office:value-type="float" office:value="14" calcext:value-type="float">
            <text:p>1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1955" calcext:value-type="float">
            <text:p>111955</text:p>
          </table:table-cell>
          <table:table-cell office:value-type="float" office:value="11" calcext:value-type="float">
            <text:p>11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3488" calcext:value-type="float">
            <text:p>153488</text:p>
          </table:table-cell>
          <table:table-cell office:value-type="float" office:value="14" calcext:value-type="float">
            <text:p>1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96896" calcext:value-type="float">
            <text:p>96896</text:p>
          </table:table-cell>
          <table:table-cell office:value-type="float" office:value="18.8" calcext:value-type="float">
            <text:p>18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89270" calcext:value-type="float">
            <text:p>189270</text:p>
          </table:table-cell>
          <table:table-cell office:value-type="float" office:value="17" calcext:value-type="float">
            <text:p>17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3171" calcext:value-type="float">
            <text:p>103171</text:p>
          </table:table-cell>
          <table:table-cell office:value-type="float" office:value="13" calcext:value-type="float">
            <text:p>1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88114" calcext:value-type="float">
            <text:p>88114</text:p>
          </table:table-cell>
          <table:table-cell office:value-type="float" office:value="14" calcext:value-type="float">
            <text:p>1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7008" calcext:value-type="float">
            <text:p>107008</text:p>
          </table:table-cell>
          <table:table-cell office:value-type="float" office:value="15" calcext:value-type="float">
            <text:p>15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2143" calcext:value-type="float">
            <text:p>102143</text:p>
          </table:table-cell>
          <table:table-cell office:value-type="float" office:value="16" calcext:value-type="float">
            <text:p>1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39345" calcext:value-type="float">
            <text:p>139345</text:p>
          </table:table-cell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0715" calcext:value-type="float">
            <text:p>80715</text:p>
          </table:table-cell>
          <table:table-cell office:value-type="float" office:value="15" calcext:value-type="float">
            <text:p>15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9056" calcext:value-type="float">
            <text:p>89056</text:p>
          </table:table-cell>
          <table:table-cell office:value-type="float" office:value="11" calcext:value-type="float">
            <text:p>1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31616" calcext:value-type="float">
            <text:p>131616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35878" calcext:value-type="float">
            <text:p>135878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016" calcext:value-type="float">
            <text:p>65016</text:p>
          </table:table-cell>
          <table:table-cell office:value-type="float" office:value="11" calcext:value-type="float">
            <text:p>1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47754" calcext:value-type="float">
            <text:p>147754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1451" calcext:value-type="float">
            <text:p>7145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7887" calcext:value-type="float">
            <text:p>87887</text:p>
          </table:table-cell>
          <table:table-cell office:value-type="float" office:value="15" calcext:value-type="float">
            <text:p>15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48167" calcext:value-type="float">
            <text:p>148167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0655" calcext:value-type="float">
            <text:p>110655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7011" calcext:value-type="float">
            <text:p>87011</text:p>
          </table:table-cell>
          <table:table-cell office:value-type="float" office:value="17" calcext:value-type="float">
            <text:p>17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124969" calcext:value-type="float">
            <text:p>124969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5476" calcext:value-type="float">
            <text:p>85476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322269" calcext:value-type="float">
            <text:p>19322269</text:p>
          </table:table-cell>
          <table:table-cell office:value-type="float" office:value="18.8" calcext:value-type="float">
            <text:p>18,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8158" calcext:value-type="float">
            <text:p>138158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293" calcext:value-type="float">
            <text:p>57293</text:p>
          </table:table-cell>
          <table:table-cell office:value-type="float" office:value="14.9" calcext:value-type="float">
            <text:p>14,9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944" calcext:value-type="float">
            <text:p>60944</text:p>
          </table:table-cell>
          <table:table-cell office:value-type="float" office:value="12" calcext:value-type="float">
            <text:p>1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6162" calcext:value-type="float">
            <text:p>106162</text:p>
          </table:table-cell>
          <table:table-cell office:value-type="float" office:value="17.8" calcext:value-type="float">
            <text:p>17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7655" calcext:value-type="float">
            <text:p>87655</text:p>
          </table:table-cell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845" calcext:value-type="float">
            <text:p>63845</text:p>
          </table:table-cell>
          <table:table-cell office:value-type="float" office:value="12" calcext:value-type="float">
            <text:p>1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4731" calcext:value-type="float">
            <text:p>104731</text:p>
          </table:table-cell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913" calcext:value-type="float">
            <text:p>61913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446" calcext:value-type="float">
            <text:p>80446</text:p>
          </table:table-cell>
          <table:table-cell office:value-type="float" office:value="12" calcext:value-type="float">
            <text:p>1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18751" calcext:value-type="float">
            <text:p>118751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2881" calcext:value-type="float">
            <text:p>82881</text:p>
          </table:table-cell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6852" calcext:value-type="float">
            <text:p>126852</text:p>
          </table:table-cell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60052" calcext:value-type="float">
            <text:p>160052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7262" calcext:value-type="float">
            <text:p>97262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4568" calcext:value-type="float">
            <text:p>94568</text:p>
          </table:table-cell>
          <table:table-cell office:value-type="float" office:value="13" calcext:value-type="float">
            <text:p>1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4636" calcext:value-type="float">
            <text:p>104636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104" calcext:value-type="float">
            <text:p>63104</text:p>
          </table:table-cell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9261" calcext:value-type="float">
            <text:p>89261</text:p>
          </table:table-cell>
          <table:table-cell office:value-type="float" office:value="13" calcext:value-type="float">
            <text:p>1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4404" calcext:value-type="float">
            <text:p>144404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63679" calcext:value-type="float">
            <text:p>163679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908" calcext:value-type="float">
            <text:p>68908</text:p>
          </table:table-cell>
          <table:table-cell office:value-type="float" office:value="11" calcext:value-type="float">
            <text:p>1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7548" calcext:value-type="float">
            <text:p>107548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601" calcext:value-type="float">
            <text:p>6560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5347" calcext:value-type="float">
            <text:p>145347</text:p>
          </table:table-cell>
          <table:table-cell office:value-type="float" office:value="13" calcext:value-type="float">
            <text:p>1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5837" calcext:value-type="float">
            <text:p>95837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416" calcext:value-type="float">
            <text:p>59416</text:p>
          </table:table-cell>
          <table:table-cell office:value-type="float" office:value="9.9" calcext:value-type="float">
            <text:p>9,9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061" calcext:value-type="float">
            <text:p>65061</text:p>
          </table:table-cell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26009" calcext:value-type="float">
            <text:p>126009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3841" calcext:value-type="float">
            <text:p>9384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896" calcext:value-type="float">
            <text:p>66896</text:p>
          </table:table-cell>
          <table:table-cell office:value-type="float" office:value="9.9" calcext:value-type="float">
            <text:p>9,9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3866" calcext:value-type="float">
            <text:p>153866</text:p>
          </table:table-cell>
          <table:table-cell office:value-type="float" office:value="15.8" calcext:value-type="float">
            <text:p>15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429" calcext:value-type="float">
            <text:p>59429</text:p>
          </table:table-cell>
          <table:table-cell office:value-type="float" office:value="9" calcext:value-type="float">
            <text:p>9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3956" calcext:value-type="float">
            <text:p>153956</text:p>
          </table:table-cell>
          <table:table-cell office:value-type="float" office:value="14" calcext:value-type="float">
            <text:p>1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3811" calcext:value-type="float">
            <text:p>143811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5221" calcext:value-type="float">
            <text:p>85221</text:p>
          </table:table-cell>
          <table:table-cell office:value-type="float" office:value="9" calcext:value-type="float">
            <text:p>9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8834" calcext:value-type="float">
            <text:p>88834</text:p>
          </table:table-cell>
          <table:table-cell office:value-type="float" office:value="12" calcext:value-type="float">
            <text:p>1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17257" calcext:value-type="float">
            <text:p>117257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6908" calcext:value-type="float">
            <text:p>96908</text:p>
          </table:table-cell>
          <table:table-cell office:value-type="float" office:value="10" calcext:value-type="float">
            <text:p>10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186" calcext:value-type="float">
            <text:p>91186</text:p>
          </table:table-cell>
          <table:table-cell office:value-type="float" office:value="12" calcext:value-type="float">
            <text:p>1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2993" calcext:value-type="float">
            <text:p>92993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6187" calcext:value-type="float">
            <text:p>86187</text:p>
          </table:table-cell>
          <table:table-cell office:value-type="float" office:value="9" calcext:value-type="float">
            <text:p>9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964" calcext:value-type="float">
            <text:p>98964</text:p>
          </table:table-cell>
          <table:table-cell office:value-type="float" office:value="12" calcext:value-type="float">
            <text:p>1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3396" calcext:value-type="float">
            <text:p>143396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058" calcext:value-type="float">
            <text:p>57058</text:p>
          </table:table-cell>
          <table:table-cell office:value-type="float" office:value="10" calcext:value-type="float">
            <text:p>10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0540" calcext:value-type="float">
            <text:p>90540</text:p>
          </table:table-cell>
          <table:table-cell office:value-type="float" office:value="15" calcext:value-type="float">
            <text:p>1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8351" calcext:value-type="float">
            <text:p>98351</text:p>
          </table:table-cell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0620" calcext:value-type="float">
            <text:p>90620</text:p>
          </table:table-cell>
          <table:table-cell office:value-type="float" office:value="10" calcext:value-type="float">
            <text:p>10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5773" calcext:value-type="float">
            <text:p>125773</text:p>
          </table:table-cell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7149" calcext:value-type="float">
            <text:p>97149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812" calcext:value-type="float">
            <text:p>59812</text:p>
          </table:table-cell>
          <table:table-cell office:value-type="float" office:value="10" calcext:value-type="float">
            <text:p>10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6193" calcext:value-type="float">
            <text:p>136193</text:p>
          </table:table-cell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2968" calcext:value-type="float">
            <text:p>132968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8215" calcext:value-type="float">
            <text:p>78215</text:p>
          </table:table-cell>
          <table:table-cell office:value-type="float" office:value="8.9" calcext:value-type="float">
            <text:p>8,9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9396" calcext:value-type="float">
            <text:p>109396</text:p>
          </table:table-cell>
          <table:table-cell office:value-type="float" office:value="10.9" calcext:value-type="float">
            <text:p>10,9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6047" calcext:value-type="float">
            <text:p>136047</text:p>
          </table:table-cell>
          <table:table-cell office:value-type="float" office:value="22.8" calcext:value-type="float">
            <text:p>22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912" calcext:value-type="float">
            <text:p>56912</text:p>
          </table:table-cell>
          <table:table-cell office:value-type="float" office:value="10" calcext:value-type="float">
            <text:p>10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366" calcext:value-type="float">
            <text:p>85366</text:p>
          </table:table-cell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6445" calcext:value-type="float">
            <text:p>136445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7225" calcext:value-type="float">
            <text:p>97225</text:p>
          </table:table-cell>
          <table:table-cell office:value-type="float" office:value="11" calcext:value-type="float">
            <text:p>11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0407" calcext:value-type="float">
            <text:p>90407</text:p>
          </table:table-cell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3306" calcext:value-type="float">
            <text:p>153306</text:p>
          </table:table-cell>
          <table:table-cell office:value-type="float" office:value="14" calcext:value-type="float">
            <text:p>1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4658" calcext:value-type="float">
            <text:p>84658</text:p>
          </table:table-cell>
          <table:table-cell office:value-type="float" office:value="10" calcext:value-type="float">
            <text:p>10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195" calcext:value-type="float">
            <text:p>61195</text:p>
          </table:table-cell>
          <table:table-cell office:value-type="float" office:value="11" calcext:value-type="float">
            <text:p>1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5631" calcext:value-type="float">
            <text:p>105631</text:p>
          </table:table-cell>
          <table:table-cell office:value-type="float" office:value="14" calcext:value-type="float">
            <text:p>1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577" calcext:value-type="float">
            <text:p>55577</text:p>
          </table:table-cell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426" calcext:value-type="float">
            <text:p>63426</text:p>
          </table:table-cell>
          <table:table-cell office:value-type="float" office:value="12" calcext:value-type="float">
            <text:p>1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4140" calcext:value-type="float">
            <text:p>94140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246" calcext:value-type="float">
            <text:p>34246</text:p>
          </table:table-cell>
          <table:table-cell office:value-type="float" office:value="11" calcext:value-type="float">
            <text:p>11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7089" calcext:value-type="float">
            <text:p>87089</text:p>
          </table:table-cell>
          <table:table-cell office:value-type="float" office:value="12" calcext:value-type="float">
            <text:p>1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3295" calcext:value-type="float">
            <text:p>143295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0606" calcext:value-type="float">
            <text:p>100606</text:p>
          </table:table-cell>
          <table:table-cell office:value-type="float" office:value="12" calcext:value-type="float">
            <text:p>12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435" calcext:value-type="float">
            <text:p>75435</text:p>
          </table:table-cell>
          <table:table-cell office:value-type="float" office:value="12" calcext:value-type="float">
            <text:p>1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5463" calcext:value-type="float">
            <text:p>135463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294" calcext:value-type="float">
            <text:p>60294</text:p>
          </table:table-cell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7439" calcext:value-type="float">
            <text:p>87439</text:p>
          </table:table-cell>
          <table:table-cell office:value-type="float" office:value="11" calcext:value-type="float">
            <text:p>1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8182" calcext:value-type="float">
            <text:p>108182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9629" calcext:value-type="float">
            <text:p>99629</text:p>
          </table:table-cell>
          <table:table-cell office:value-type="float" office:value="9.9" calcext:value-type="float">
            <text:p>9,9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615" calcext:value-type="float">
            <text:p>56615</text:p>
          </table:table-cell>
          <table:table-cell office:value-type="float" office:value="11" calcext:value-type="float">
            <text:p>1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9064" calcext:value-type="float">
            <text:p>149064</text:p>
          </table:table-cell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4463" calcext:value-type="float">
            <text:p>84463</text:p>
          </table:table-cell>
          <table:table-cell office:value-type="float" office:value="11" calcext:value-type="float">
            <text:p>11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1606" calcext:value-type="float">
            <text:p>101606</text:p>
          </table:table-cell>
          <table:table-cell office:value-type="float" office:value="9.9" calcext:value-type="float">
            <text:p>9,9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22795" calcext:value-type="float">
            <text:p>122795</text:p>
          </table:table-cell>
          <table:table-cell office:value-type="float" office:value="20.8" calcext:value-type="float">
            <text:p>20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7914" calcext:value-type="float">
            <text:p>77914</text:p>
          </table:table-cell>
          <table:table-cell office:value-type="float" office:value="11" calcext:value-type="float">
            <text:p>11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472" calcext:value-type="float">
            <text:p>82472</text:p>
          </table:table-cell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27492" calcext:value-type="float">
            <text:p>127492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6607" calcext:value-type="float">
            <text:p>96607</text:p>
          </table:table-cell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799" calcext:value-type="float">
            <text:p>35799</text:p>
          </table:table-cell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0193" calcext:value-type="float">
            <text:p>150193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801" calcext:value-type="float">
            <text:p>59801</text:p>
          </table:table-cell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302" calcext:value-type="float">
            <text:p>34302</text:p>
          </table:table-cell>
          <table:table-cell office:value-type="float" office:value="11" calcext:value-type="float">
            <text:p>1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5801" calcext:value-type="float">
            <text:p>105801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611" calcext:value-type="float">
            <text:p>56611</text:p>
          </table:table-cell>
          <table:table-cell office:value-type="float" office:value="11" calcext:value-type="float">
            <text:p>11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404" calcext:value-type="float">
            <text:p>80404</text:p>
          </table:table-cell>
          <table:table-cell office:value-type="float" office:value="11" calcext:value-type="float">
            <text:p>1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3966" calcext:value-type="float">
            <text:p>93966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341" calcext:value-type="float">
            <text:p>51341</text:p>
          </table:table-cell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3734" calcext:value-type="float">
            <text:p>93734</text:p>
          </table:table-cell>
          <table:table-cell office:value-type="float" office:value="12" calcext:value-type="float">
            <text:p>1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1208" calcext:value-type="float">
            <text:p>151208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2590" calcext:value-type="float">
            <text:p>82590</text:p>
          </table:table-cell>
          <table:table-cell office:value-type="float" office:value="11" calcext:value-type="float">
            <text:p>11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886" calcext:value-type="float">
            <text:p>78886</text:p>
          </table:table-cell>
          <table:table-cell office:value-type="float" office:value="12" calcext:value-type="float">
            <text:p>1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0079" calcext:value-type="float">
            <text:p>150079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6415" calcext:value-type="float">
            <text:p>86415</text:p>
          </table:table-cell>
          <table:table-cell office:value-type="float" office:value="9.9" calcext:value-type="float">
            <text:p>9,9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211" calcext:value-type="float">
            <text:p>55211</text:p>
          </table:table-cell>
          <table:table-cell office:value-type="float" office:value="13" calcext:value-type="float">
            <text:p>1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2704" calcext:value-type="float">
            <text:p>152704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553" calcext:value-type="float">
            <text:p>51553</text:p>
          </table:table-cell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223" calcext:value-type="float">
            <text:p>53223</text:p>
          </table:table-cell>
          <table:table-cell office:value-type="float" office:value="10.9" calcext:value-type="float">
            <text:p>10,9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5360" calcext:value-type="float">
            <text:p>155360</text:p>
          </table:table-cell>
          <table:table-cell office:value-type="float" office:value="14.9" calcext:value-type="float">
            <text:p>14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957" calcext:value-type="float">
            <text:p>60957</text:p>
          </table:table-cell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1397" calcext:value-type="float">
            <text:p>101397</text:p>
          </table:table-cell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3341" calcext:value-type="float">
            <text:p>143341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3288" calcext:value-type="float">
            <text:p>73288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6109" calcext:value-type="float">
            <text:p>86109</text:p>
          </table:table-cell>
          <table:table-cell office:value-type="float" office:value="12" calcext:value-type="float">
            <text:p>1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1319" calcext:value-type="float">
            <text:p>141319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5840" calcext:value-type="float">
            <text:p>75840</text:p>
          </table:table-cell>
          <table:table-cell office:value-type="float" office:value="12" calcext:value-type="float">
            <text:p>12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2100" calcext:value-type="float">
            <text:p>112100</text:p>
          </table:table-cell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202770" calcext:value-type="float">
            <text:p>202770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466" calcext:value-type="float">
            <text:p>50466</text:p>
          </table:table-cell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4920" calcext:value-type="float">
            <text:p>114920</text:p>
          </table:table-cell>
          <table:table-cell office:value-type="float" office:value="13" calcext:value-type="float">
            <text:p>1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5965" calcext:value-type="float">
            <text:p>155965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212" calcext:value-type="float">
            <text:p>51212</text:p>
          </table:table-cell>
          <table:table-cell office:value-type="float" office:value="14" calcext:value-type="float">
            <text:p>14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471" calcext:value-type="float">
            <text:p>54471</text:p>
          </table:table-cell>
          <table:table-cell office:value-type="float" office:value="12" calcext:value-type="float">
            <text:p>1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7500" calcext:value-type="float">
            <text:p>107500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8234" calcext:value-type="float">
            <text:p>88234</text:p>
          </table:table-cell>
          <table:table-cell office:value-type="float" office:value="12" calcext:value-type="float">
            <text:p>12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527" calcext:value-type="float">
            <text:p>100527</text:p>
          </table:table-cell>
          <table:table-cell office:value-type="float" office:value="11" calcext:value-type="float">
            <text:p>1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1523" calcext:value-type="float">
            <text:p>151523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1361" calcext:value-type="float">
            <text:p>81361</text:p>
          </table:table-cell>
          <table:table-cell office:value-type="float" office:value="10.9" calcext:value-type="float">
            <text:p>10,9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762" calcext:value-type="float">
            <text:p>83762</text:p>
          </table:table-cell>
          <table:table-cell office:value-type="float" office:value="19" calcext:value-type="float">
            <text:p>19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1082" calcext:value-type="float">
            <text:p>141082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104" calcext:value-type="float">
            <text:p>45104</text:p>
          </table:table-cell>
          <table:table-cell office:value-type="float" office:value="17" calcext:value-type="float">
            <text:p>17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158" calcext:value-type="float">
            <text:p>66158</text:p>
          </table:table-cell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9222" calcext:value-type="float">
            <text:p>139222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695" calcext:value-type="float">
            <text:p>68695</text:p>
          </table:table-cell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134" calcext:value-type="float">
            <text:p>48134</text:p>
          </table:table-cell>
          <table:table-cell office:value-type="float" office:value="10.9" calcext:value-type="float">
            <text:p>10,9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3516" calcext:value-type="float">
            <text:p>133516</text:p>
          </table:table-cell>
          <table:table-cell office:value-type="float" office:value="18.8" calcext:value-type="float">
            <text:p>18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1235" calcext:value-type="float">
            <text:p>41235</text:p>
          </table:table-cell>
          <table:table-cell office:value-type="float" office:value="12" calcext:value-type="float">
            <text:p>12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424" calcext:value-type="float">
            <text:p>77424</text:p>
          </table:table-cell>
          <table:table-cell office:value-type="float" office:value="13" calcext:value-type="float">
            <text:p>1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5267" calcext:value-type="float">
            <text:p>145267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113" calcext:value-type="float">
            <text:p>54113</text:p>
          </table:table-cell>
          <table:table-cell office:value-type="float" office:value="11" calcext:value-type="float">
            <text:p>11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984" calcext:value-type="float">
            <text:p>45984</text:p>
          </table:table-cell>
          <table:table-cell office:value-type="float" office:value="12" calcext:value-type="float">
            <text:p>1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5219" calcext:value-type="float">
            <text:p>105219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089" calcext:value-type="float">
            <text:p>37089</text:p>
          </table:table-cell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801" calcext:value-type="float">
            <text:p>74801</text:p>
          </table:table-cell>
          <table:table-cell office:value-type="float" office:value="13" calcext:value-type="float">
            <text:p>1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4938" calcext:value-type="float">
            <text:p>154938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7638" calcext:value-type="float">
            <text:p>87638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859" calcext:value-type="float">
            <text:p>63859</text:p>
          </table:table-cell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6318" calcext:value-type="float">
            <text:p>146318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436" calcext:value-type="float">
            <text:p>25436</text:p>
          </table:table-cell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943" calcext:value-type="float">
            <text:p>50943</text:p>
          </table:table-cell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3658" calcext:value-type="float">
            <text:p>153658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878" calcext:value-type="float">
            <text:p>65878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027" calcext:value-type="float">
            <text:p>61027</text:p>
          </table:table-cell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6767" calcext:value-type="float">
            <text:p>136767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8847" calcext:value-type="float">
            <text:p>98847</text:p>
          </table:table-cell>
          <table:table-cell office:value-type="float" office:value="9.9" calcext:value-type="float">
            <text:p>9,9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188" calcext:value-type="float">
            <text:p>45188</text:p>
          </table:table-cell>
          <table:table-cell office:value-type="float" office:value="10.9" calcext:value-type="float">
            <text:p>10,9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5254" calcext:value-type="float">
            <text:p>95254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697" calcext:value-type="float">
            <text:p>67697</text:p>
          </table:table-cell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548" calcext:value-type="float">
            <text:p>62548</text:p>
          </table:table-cell>
          <table:table-cell office:value-type="float" office:value="12" calcext:value-type="float">
            <text:p>1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6939" calcext:value-type="float">
            <text:p>146939</text:p>
          </table:table-cell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957" calcext:value-type="float">
            <text:p>66957</text:p>
          </table:table-cell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282" calcext:value-type="float">
            <text:p>37282</text:p>
          </table:table-cell>
          <table:table-cell office:value-type="float" office:value="9" calcext:value-type="float">
            <text:p>9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0423" calcext:value-type="float">
            <text:p>130423</text:p>
          </table:table-cell>
          <table:table-cell office:value-type="float" office:value="13.9" calcext:value-type="float">
            <text:p>13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794" calcext:value-type="float">
            <text:p>34794</text:p>
          </table:table-cell>
          <table:table-cell office:value-type="float" office:value="13" calcext:value-type="float">
            <text:p>13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570" calcext:value-type="float">
            <text:p>53570</text:p>
          </table:table-cell>
          <table:table-cell office:value-type="float" office:value="13" calcext:value-type="float">
            <text:p>1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7748" calcext:value-type="float">
            <text:p>107748</text:p>
          </table:table-cell>
          <table:table-cell office:value-type="float" office:value="14" calcext:value-type="float">
            <text:p>1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108" calcext:value-type="float">
            <text:p>45108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418" calcext:value-type="float">
            <text:p>63418</text:p>
          </table:table-cell>
          <table:table-cell office:value-type="float" office:value="13" calcext:value-type="float">
            <text:p>1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9495" calcext:value-type="float">
            <text:p>99495</text:p>
          </table:table-cell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2985" calcext:value-type="float">
            <text:p>92985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011" calcext:value-type="float">
            <text:p>66011</text:p>
          </table:table-cell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8008" calcext:value-type="float">
            <text:p>98008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887" calcext:value-type="float">
            <text:p>31887</text:p>
          </table:table-cell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041" calcext:value-type="float">
            <text:p>65041</text:p>
          </table:table-cell>
          <table:table-cell office:value-type="float" office:value="9" calcext:value-type="float">
            <text:p>9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7734" calcext:value-type="float">
            <text:p>107734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139" calcext:value-type="float">
            <text:p>33139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479" calcext:value-type="float">
            <text:p>44479</text:p>
          </table:table-cell>
          <table:table-cell office:value-type="float" office:value="13" calcext:value-type="float">
            <text:p>1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2171" calcext:value-type="float">
            <text:p>152171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482" calcext:value-type="float">
            <text:p>35482</text:p>
          </table:table-cell>
          <table:table-cell office:value-type="float" office:value="9.9" calcext:value-type="float">
            <text:p>9,9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073" calcext:value-type="float">
            <text:p>62073</text:p>
          </table:table-cell>
          <table:table-cell office:value-type="float" office:value="11" calcext:value-type="float">
            <text:p>1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5445" calcext:value-type="float">
            <text:p>155445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1904" calcext:value-type="float">
            <text:p>71904</text:p>
          </table:table-cell>
          <table:table-cell office:value-type="float" office:value="12" calcext:value-type="float">
            <text:p>12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403" calcext:value-type="float">
            <text:p>42403</text:p>
          </table:table-cell>
          <table:table-cell office:value-type="float" office:value="12.9" calcext:value-type="float">
            <text:p>12,9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0707" calcext:value-type="float">
            <text:p>130707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459" calcext:value-type="float">
            <text:p>66459</text:p>
          </table:table-cell>
          <table:table-cell office:value-type="float" office:value="12" calcext:value-type="float">
            <text:p>12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596" calcext:value-type="float">
            <text:p>62596</text:p>
          </table:table-cell>
          <table:table-cell office:value-type="float" office:value="11" calcext:value-type="float">
            <text:p>1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1622" calcext:value-type="float">
            <text:p>141622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456" calcext:value-type="float">
            <text:p>51456</text:p>
          </table:table-cell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303" calcext:value-type="float">
            <text:p>45303</text:p>
          </table:table-cell>
          <table:table-cell office:value-type="float" office:value="11" calcext:value-type="float">
            <text:p>1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0201" calcext:value-type="float">
            <text:p>150201</text:p>
          </table:table-cell>
          <table:table-cell office:value-type="float" office:value="14.9" calcext:value-type="float">
            <text:p>14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674" calcext:value-type="float">
            <text:p>67674</text:p>
          </table:table-cell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090" calcext:value-type="float">
            <text:p>47090</text:p>
          </table:table-cell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9508" calcext:value-type="float">
            <text:p>99508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8856" calcext:value-type="float">
            <text:p>108856</text:p>
          </table:table-cell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849" calcext:value-type="float">
            <text:p>59849</text:p>
          </table:table-cell>
          <table:table-cell office:value-type="float" office:value="12" calcext:value-type="float">
            <text:p>1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4489" calcext:value-type="float">
            <text:p>144489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506" calcext:value-type="float">
            <text:p>54506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488" calcext:value-type="float">
            <text:p>54488</text:p>
          </table:table-cell>
          <table:table-cell office:value-type="float" office:value="13" calcext:value-type="float">
            <text:p>1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9684" calcext:value-type="float">
            <text:p>99684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329" calcext:value-type="float">
            <text:p>66329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956" calcext:value-type="float">
            <text:p>63956</text:p>
          </table:table-cell>
          <table:table-cell office:value-type="float" office:value="13" calcext:value-type="float">
            <text:p>1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0821" calcext:value-type="float">
            <text:p>150821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406" calcext:value-type="float">
            <text:p>64406</text:p>
          </table:table-cell>
          <table:table-cell office:value-type="float" office:value="8.9" calcext:value-type="float">
            <text:p>8,9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947" calcext:value-type="float">
            <text:p>75947</text:p>
          </table:table-cell>
          <table:table-cell office:value-type="float" office:value="11" calcext:value-type="float">
            <text:p>1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8565" calcext:value-type="float">
            <text:p>98565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1718" calcext:value-type="float">
            <text:p>41718</text:p>
          </table:table-cell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535" calcext:value-type="float">
            <text:p>20535</text:p>
          </table:table-cell>
          <table:table-cell office:value-type="float" office:value="12" calcext:value-type="float">
            <text:p>1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7869" calcext:value-type="float">
            <text:p>157869</text:p>
          </table:table-cell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107" calcext:value-type="float">
            <text:p>59107</text:p>
          </table:table-cell>
          <table:table-cell office:value-type="float" office:value="12" calcext:value-type="float">
            <text:p>12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825" calcext:value-type="float">
            <text:p>30825</text:p>
          </table:table-cell>
          <table:table-cell office:value-type="float" office:value="9.9" calcext:value-type="float">
            <text:p>9,9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0600" calcext:value-type="float">
            <text:p>140600</text:p>
          </table:table-cell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613" calcext:value-type="float">
            <text:p>37613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831" calcext:value-type="float">
            <text:p>46831</text:p>
          </table:table-cell>
          <table:table-cell office:value-type="float" office:value="11" calcext:value-type="float">
            <text:p>1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6811" calcext:value-type="float">
            <text:p>156811</text:p>
          </table:table-cell>
          <table:table-cell office:value-type="float" office:value="18.8" calcext:value-type="float">
            <text:p>18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2349" calcext:value-type="float">
            <text:p>22349</text:p>
          </table:table-cell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180" calcext:value-type="float">
            <text:p>40180</text:p>
          </table:table-cell>
          <table:table-cell office:value-type="float" office:value="9" calcext:value-type="float">
            <text:p>9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401858" calcext:value-type="float">
            <text:p>401858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2682" calcext:value-type="float">
            <text:p>82682</text:p>
          </table:table-cell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107" calcext:value-type="float">
            <text:p>47107</text:p>
          </table:table-cell>
          <table:table-cell office:value-type="float" office:value="12" calcext:value-type="float">
            <text:p>1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5256" calcext:value-type="float">
            <text:p>105256</text:p>
          </table:table-cell>
          <table:table-cell office:value-type="float" office:value="14" calcext:value-type="float">
            <text:p>1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303" calcext:value-type="float">
            <text:p>53303</text:p>
          </table:table-cell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774" calcext:value-type="float">
            <text:p>57774</text:p>
          </table:table-cell>
          <table:table-cell office:value-type="float" office:value="8" calcext:value-type="float">
            <text:p>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2928" calcext:value-type="float">
            <text:p>142928</text:p>
          </table:table-cell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784" calcext:value-type="float">
            <text:p>38784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119" calcext:value-type="float">
            <text:p>46119</text:p>
          </table:table-cell>
          <table:table-cell office:value-type="float" office:value="12" calcext:value-type="float">
            <text:p>1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6120" calcext:value-type="float">
            <text:p>136120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358" calcext:value-type="float">
            <text:p>59358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199" calcext:value-type="float">
            <text:p>57199</text:p>
          </table:table-cell>
          <table:table-cell office:value-type="float" office:value="13" calcext:value-type="float">
            <text:p>1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5263" calcext:value-type="float">
            <text:p>135263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813" calcext:value-type="float">
            <text:p>30813</text:p>
          </table:table-cell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334" calcext:value-type="float">
            <text:p>67334</text:p>
          </table:table-cell>
          <table:table-cell office:value-type="float" office:value="11" calcext:value-type="float">
            <text:p>1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7900" calcext:value-type="float">
            <text:p>137900</text:p>
          </table:table-cell>
          <table:table-cell office:value-type="float" office:value="14" calcext:value-type="float">
            <text:p>1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468" calcext:value-type="float">
            <text:p>32468</text:p>
          </table:table-cell>
          <table:table-cell office:value-type="float" office:value="10.9" calcext:value-type="float">
            <text:p>10,9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710" calcext:value-type="float">
            <text:p>42710</text:p>
          </table:table-cell>
          <table:table-cell office:value-type="float" office:value="13" calcext:value-type="float">
            <text:p>1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5304" calcext:value-type="float">
            <text:p>95304</text:p>
          </table:table-cell>
          <table:table-cell office:value-type="float" office:value="14" calcext:value-type="float">
            <text:p>1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688" calcext:value-type="float">
            <text:p>56688</text:p>
          </table:table-cell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993" calcext:value-type="float">
            <text:p>39993</text:p>
          </table:table-cell>
          <table:table-cell office:value-type="float" office:value="9.9" calcext:value-type="float">
            <text:p>9,9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7914" calcext:value-type="float">
            <text:p>147914</text:p>
          </table:table-cell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297" calcext:value-type="float">
            <text:p>32297</text:p>
          </table:table-cell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480" calcext:value-type="float">
            <text:p>55480</text:p>
          </table:table-cell>
          <table:table-cell office:value-type="float" office:value="11" calcext:value-type="float">
            <text:p>1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3913" calcext:value-type="float">
            <text:p>143913</text:p>
          </table:table-cell>
          <table:table-cell office:value-type="float" office:value="15.8" calcext:value-type="float">
            <text:p>15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783" calcext:value-type="float">
            <text:p>28783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200" calcext:value-type="float">
            <text:p>47200</text:p>
          </table:table-cell>
          <table:table-cell office:value-type="float" office:value="12" calcext:value-type="float">
            <text:p>1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2898" calcext:value-type="float">
            <text:p>152898</text:p>
          </table:table-cell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465" calcext:value-type="float">
            <text:p>30465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862" calcext:value-type="float">
            <text:p>49862</text:p>
          </table:table-cell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5175" calcext:value-type="float">
            <text:p>105175</text:p>
          </table:table-cell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250" calcext:value-type="float">
            <text:p>38250</text:p>
          </table:table-cell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011" calcext:value-type="float">
            <text:p>31011</text:p>
          </table:table-cell>
          <table:table-cell office:value-type="float" office:value="9" calcext:value-type="float">
            <text:p>9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0043" calcext:value-type="float">
            <text:p>90043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1513" calcext:value-type="float">
            <text:p>71513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098" calcext:value-type="float">
            <text:p>42098</text:p>
          </table:table-cell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9038" calcext:value-type="float">
            <text:p>89038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4425" calcext:value-type="float">
            <text:p>84425</text:p>
          </table:table-cell>
          <table:table-cell office:value-type="float" office:value="12" calcext:value-type="float">
            <text:p>12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155" calcext:value-type="float">
            <text:p>45155</text:p>
          </table:table-cell>
          <table:table-cell office:value-type="float" office:value="11" calcext:value-type="float">
            <text:p>1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4135" calcext:value-type="float">
            <text:p>144135</text:p>
          </table:table-cell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282" calcext:value-type="float">
            <text:p>60282</text:p>
          </table:table-cell>
          <table:table-cell office:value-type="float" office:value="11" calcext:value-type="float">
            <text:p>11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887" calcext:value-type="float">
            <text:p>40887</text:p>
          </table:table-cell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9293" calcext:value-type="float">
            <text:p>109293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0421" calcext:value-type="float">
            <text:p>40421</text:p>
          </table:table-cell>
          <table:table-cell office:value-type="float" office:value="9.9" calcext:value-type="float">
            <text:p>9,9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089" calcext:value-type="float">
            <text:p>44089</text:p>
          </table:table-cell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5737" calcext:value-type="float">
            <text:p>135737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073" calcext:value-type="float">
            <text:p>63073</text:p>
          </table:table-cell>
          <table:table-cell office:value-type="float" office:value="13" calcext:value-type="float">
            <text:p>13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21:.B220])" office:value-type="float" office:value="422351.63" calcext:value-type="float">
            <text:p>422351,63</text:p>
          </table:table-cell>
          <table:table-cell table:formula="of:=AVERAGE([.C121:.C220])" office:value-type="float" office:value="11.955" calcext:value-type="float">
            <text:p>11,955</text:p>
          </table:table-cell>
          <table:table-cell table:formula="of:=AVERAGE([.D121:.D220])" office:value-type="float" office:value="3.46899999999999" calcext:value-type="float">
            <text:p>3,46899999999999</text:p>
          </table:table-cell>
          <table:table-cell table:number-columns-repeated="2"/>
          <table:table-cell table:formula="of:=AVERAGE([.G121:.G220])" office:value-type="float" office:value="131019.72" calcext:value-type="float">
            <text:p>131019,72</text:p>
          </table:table-cell>
          <table:table-cell table:formula="of:=AVERAGE([.H121:.H220])" office:value-type="float" office:value="18.451" calcext:value-type="float">
            <text:p>18,451</text:p>
          </table:table-cell>
          <table:table-cell table:formula="of:=AVERAGE([.I121:.I220])" office:value-type="float" office:value="1.697" calcext:value-type="float">
            <text:p>1,697</text:p>
          </table:table-cell>
          <table:table-cell table:number-columns-repeated="2"/>
          <table:table-cell table:formula="of:=AVERAGE([.L121:.L220])" office:value-type="float" office:value="288587.48" calcext:value-type="float">
            <text:p>288587,48</text:p>
          </table:table-cell>
          <table:table-cell table:formula="of:=AVERAGE([.M121:.M220])" office:value-type="float" office:value="11.665" calcext:value-type="float">
            <text:p>11,665</text:p>
          </table:table-cell>
          <table:table-cell table:formula="of:=AVERAGE([.N121:.N220])" office:value-type="float" office:value="3.259" calcext:value-type="float">
            <text:p>3,2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21:.B220])" office:value-type="float" office:value="2437237.80859206" calcext:value-type="float">
            <text:p>2437237,80859206</text:p>
          </table:table-cell>
          <table:table-cell table:formula="of:=STDEVP([.C121:.C220])" office:value-type="float" office:value="2.53185208888671" calcext:value-type="float">
            <text:p>2,53185208888671</text:p>
          </table:table-cell>
          <table:table-cell table:formula="of:=STDEVP([.D121:.D220])" office:value-type="float" office:value="0.632881505496882" calcext:value-type="float">
            <text:p>0,632881505496882</text:p>
          </table:table-cell>
          <table:table-cell table:number-columns-repeated="2"/>
          <table:table-cell table:formula="of:=STDEVP([.G121:.G220])" office:value-type="float" office:value="35707.8271310591" calcext:value-type="float">
            <text:p>35707,8271310591</text:p>
          </table:table-cell>
          <table:table-cell table:formula="of:=STDEVP([.H121:.H220])" office:value-type="float" office:value="2.53418606262445" calcext:value-type="float">
            <text:p>2,53418606262445</text:p>
          </table:table-cell>
          <table:table-cell table:formula="of:=STDEVP([.I121:.I220])" office:value-type="float" office:value="0.0298496231131986" calcext:value-type="float">
            <text:p>0,029849623113199</text:p>
          </table:table-cell>
          <table:table-cell table:number-columns-repeated="2"/>
          <table:table-cell table:formula="of:=STDEVP([.L121:.L220])" office:value-type="float" office:value="2137508.75895786" calcext:value-type="float">
            <text:p>2137508,75895786</text:p>
          </table:table-cell>
          <table:table-cell table:formula="of:=STDEVP([.M121:.M220])" office:value-type="float" office:value="7.71815230479418" calcext:value-type="float">
            <text:p>7,71815230479418</text:p>
          </table:table-cell>
          <table:table-cell table:formula="of:=STDEVP([.N121:.N220])" office:value-type="float" office:value="0.207410221541755" calcext:value-type="float">
            <text:p>0,2074102215417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21:.B220])" office:value-type="float" office:value="65536" calcext:value-type="float">
            <text:p>65536</text:p>
          </table:table-cell>
          <table:table-cell table:formula="of:=MEDIAN([.C121:.C220])" office:value-type="float" office:value="11.5" calcext:value-type="float">
            <text:p>11,5</text:p>
          </table:table-cell>
          <table:table-cell table:formula="of:=MEDIAN([.D121:.D220])" office:value-type="float" office:value="3.7" calcext:value-type="float">
            <text:p>3,7</text:p>
          </table:table-cell>
          <table:table-cell table:number-columns-repeated="2"/>
          <table:table-cell table:formula="of:=MEDIAN([.G121:.G220])" office:value-type="float" office:value="136069.5" calcext:value-type="float">
            <text:p>136069,5</text:p>
          </table:table-cell>
          <table:table-cell table:formula="of:=MEDIAN([.H121:.H220])" office:value-type="float" office:value="19" calcext:value-type="float">
            <text:p>19</text:p>
          </table:table-cell>
          <table:table-cell table:formula="of:=MEDIAN([.I121:.I220])" office:value-type="float" office:value="1.7" calcext:value-type="float">
            <text:p>1,7</text:p>
          </table:table-cell>
          <table:table-cell table:number-columns-repeated="2"/>
          <table:table-cell table:formula="of:=MEDIAN([.L121:.L220])" office:value-type="float" office:value="66103.5" calcext:value-type="float">
            <text:p>66103,5</text:p>
          </table:table-cell>
          <table:table-cell table:formula="of:=MEDIAN([.M121:.M220])" office:value-type="float" office:value="10.45" calcext:value-type="float">
            <text:p>10,45</text:p>
          </table:table-cell>
          <table:table-cell table:formula="of:=MEDIAN([.N121:.N220])" office:value-type="float" office:value="3.25" calcext:value-type="float">
            <text:p>3,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21:.B170])" office:value-type="float" office:value="787826.26" calcext:value-type="float">
            <text:p>787826,26</text:p>
          </table:table-cell>
          <table:table-cell table:formula="of:=AVERAGE([.C121:.C170])" office:value-type="float" office:value="12.62" calcext:value-type="float">
            <text:p>12,62</text:p>
          </table:table-cell>
          <table:table-cell table:formula="of:=AVERAGE([.D121:.D170])" office:value-type="float" office:value="3.238" calcext:value-type="float">
            <text:p>3,238</text:p>
          </table:table-cell>
          <table:table-cell table:number-columns-repeated="2"/>
          <table:table-cell table:formula="of:=AVERAGE([.G121:.G170])" office:value-type="float" office:value="125000.78" calcext:value-type="float">
            <text:p>125000,78</text:p>
          </table:table-cell>
          <table:table-cell table:formula="of:=AVERAGE([.H121:.H170])" office:value-type="float" office:value="18.718" calcext:value-type="float">
            <text:p>18,718</text:p>
          </table:table-cell>
          <table:table-cell table:formula="of:=AVERAGE([.I121:.I170])" office:value-type="float" office:value="1.694" calcext:value-type="float">
            <text:p>1,694</text:p>
          </table:table-cell>
          <table:table-cell table:number-columns-repeated="2"/>
          <table:table-cell table:formula="of:=AVERAGE([.L121:.L170])" office:value-type="float" office:value="521271.38" calcext:value-type="float">
            <text:p>521271,38</text:p>
          </table:table-cell>
          <table:table-cell table:formula="of:=AVERAGE([.M121:.M170])" office:value-type="float" office:value="12.442" calcext:value-type="float">
            <text:p>12,442</text:p>
          </table:table-cell>
          <table:table-cell table:formula="of:=AVERAGE([.N121:.N170])" office:value-type="float" office:value="3.302" calcext:value-type="float">
            <text:p>3,3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171:.B220])" office:value-type="float" office:value="56877" calcext:value-type="float">
            <text:p>56877</text:p>
          </table:table-cell>
          <table:table-cell table:formula="of:=AVERAGE([.C171:.C220])" office:value-type="float" office:value="11.29" calcext:value-type="float">
            <text:p>11,29</text:p>
          </table:table-cell>
          <table:table-cell table:formula="of:=AVERAGE([.D171:.D220])" office:value-type="float" office:value="3.7" calcext:value-type="float">
            <text:p>3,7</text:p>
          </table:table-cell>
          <table:table-cell table:number-columns-repeated="2"/>
          <table:table-cell table:formula="of:=AVERAGE([.G171:.G220])" office:value-type="float" office:value="137038.66" calcext:value-type="float">
            <text:p>137038,66</text:p>
          </table:table-cell>
          <table:table-cell table:formula="of:=AVERAGE([.H171:.H220])" office:value-type="float" office:value="18.184" calcext:value-type="float">
            <text:p>18,184</text:p>
          </table:table-cell>
          <table:table-cell table:formula="of:=AVERAGE([.I171:.I220])" office:value-type="float" office:value="1.7" calcext:value-type="float">
            <text:p>1,7</text:p>
          </table:table-cell>
          <table:table-cell table:number-columns-repeated="2"/>
          <table:table-cell table:formula="of:=AVERAGE([.L171:.L220])" office:value-type="float" office:value="55903.58" calcext:value-type="float">
            <text:p>55903,58</text:p>
          </table:table-cell>
          <table:table-cell table:formula="of:=AVERAGE([.M171:.M220])" office:value-type="float" office:value="10.888" calcext:value-type="float">
            <text:p>10,888</text:p>
          </table:table-cell>
          <table:table-cell table:formula="of:=AVERAGE([.N171:.N220])" office:value-type="float" office:value="3.216" calcext:value-type="float">
            <text:p>3,2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171:.B220])" office:value-type="float" office:value="18785.9855935216" calcext:value-type="float">
            <text:p>18785,9855935216</text:p>
          </table:table-cell>
          <table:table-cell table:formula="of:=STDEVP([.C171:.C220])" office:value-type="float" office:value="1.73692256591939" calcext:value-type="float">
            <text:p>1,73692256591939</text:p>
          </table:table-cell>
          <table:table-cell table:formula="of:=STDEVP([.D171:.D220])" office:value-type="float" office:value="0" calcext:value-type="float">
            <text:p>0</text:p>
          </table:table-cell>
          <table:table-cell table:number-columns-repeated="2"/>
          <table:table-cell table:formula="of:=STDEVP([.G171:.G220])" office:value-type="float" office:value="44714.668269645" calcext:value-type="float">
            <text:p>44714,668269645</text:p>
          </table:table-cell>
          <table:table-cell table:formula="of:=STDEVP([.H171:.H220])" office:value-type="float" office:value="2.47324564085333" calcext:value-type="float">
            <text:p>2,47324564085333</text:p>
          </table:table-cell>
          <table:table-cell table:formula="of:=STDEVP([.I171:.I220])" office:value-type="float" office:value="0" calcext:value-type="float">
            <text:p>0</text:p>
          </table:table-cell>
          <table:table-cell table:number-columns-repeated="2"/>
          <table:table-cell table:formula="of:=STDEVP([.L171:.L220])" office:value-type="float" office:value="20782.8222453929" calcext:value-type="float">
            <text:p>20782,8222453929</text:p>
          </table:table-cell>
          <table:table-cell table:formula="of:=STDEVP([.M171:.M220])" office:value-type="float" office:value="1.35227807791149" calcext:value-type="float">
            <text:p>1,35227807791149</text:p>
          </table:table-cell>
          <table:table-cell table:formula="of:=STDEVP([.N171:.N220])" office:value-type="float" office:value="0.0366606055596466" calcext:value-type="float">
            <text:p>0,0366606055596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21:.B170])" office:value-type="float" office:value="89158.5" calcext:value-type="float">
            <text:p>89158,5</text:p>
          </table:table-cell>
          <table:table-cell table:formula="of:=MEDIAN([.C121:.C170])" office:value-type="float" office:value="12" calcext:value-type="float">
            <text:p>12</text:p>
          </table:table-cell>
          <table:table-cell table:formula="of:=MEDIAN([.D121:.D170])" office:value-type="float" office:value="3.7" calcext:value-type="float">
            <text:p>3,7</text:p>
          </table:table-cell>
          <table:table-cell table:number-columns-repeated="2"/>
          <table:table-cell table:formula="of:=MEDIAN([.G121:.G170])" office:value-type="float" office:value="129554" calcext:value-type="float">
            <text:p>129554</text:p>
          </table:table-cell>
          <table:table-cell table:formula="of:=MEDIAN([.H121:.H170])" office:value-type="float" office:value="19" calcext:value-type="float">
            <text:p>19</text:p>
          </table:table-cell>
          <table:table-cell table:formula="of:=MEDIAN([.I121:.I170])" office:value-type="float" office:value="1.7" calcext:value-type="float">
            <text:p>1,7</text:p>
          </table:table-cell>
          <table:table-cell table:number-columns-repeated="2"/>
          <table:table-cell table:formula="of:=MEDIAN([.L121:.L170])" office:value-type="float" office:value="84560.5" calcext:value-type="float">
            <text:p>84560,5</text:p>
          </table:table-cell>
          <table:table-cell table:formula="of:=MEDIAN([.M121:.M170])" office:value-type="float" office:value="10" calcext:value-type="float">
            <text:p>10</text:p>
          </table:table-cell>
          <table:table-cell table:formula="of:=MEDIAN([.N121:.N170])"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171:.B220])" office:value-type="float" office:value="54020.5" calcext:value-type="float">
            <text:p>54020,5</text:p>
          </table:table-cell>
          <table:table-cell table:formula="of:=MEDIAN([.C171:.C220])" office:value-type="float" office:value="11" calcext:value-type="float">
            <text:p>11</text:p>
          </table:table-cell>
          <table:table-cell table:formula="of:=MEDIAN([.D171:.D220])" office:value-type="float" office:value="3.7" calcext:value-type="float">
            <text:p>3,7</text:p>
          </table:table-cell>
          <table:table-cell table:number-columns-repeated="2"/>
          <table:table-cell table:formula="of:=MEDIAN([.G171:.G220])" office:value-type="float" office:value="139911" calcext:value-type="float">
            <text:p>139911</text:p>
          </table:table-cell>
          <table:table-cell table:formula="of:=MEDIAN([.H171:.H220])" office:value-type="float" office:value="18.9" calcext:value-type="float">
            <text:p>18,9</text:p>
          </table:table-cell>
          <table:table-cell table:formula="of:=MEDIAN([.I171:.I220])" office:value-type="float" office:value="1.7" calcext:value-type="float">
            <text:p>1,7</text:p>
          </table:table-cell>
          <table:table-cell table:number-columns-repeated="2"/>
          <table:table-cell table:formula="of:=MEDIAN([.L171:.L220])" office:value-type="float" office:value="54309.5" calcext:value-type="float">
            <text:p>54309,5</text:p>
          </table:table-cell>
          <table:table-cell table:formula="of:=MEDIAN([.M171:.M220])" office:value-type="float" office:value="11" calcext:value-type="float">
            <text:p>11</text:p>
          </table:table-cell>
          <table:table-cell table:formula="of:=MEDIAN([.N171:.N220])" office:value-type="float" office:value="3.2" calcext:value-type="float">
            <text:p>3,2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&amp;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4995904" calcext:value-type="float">
            <text:p>24995904</text:p>
          </table:table-cell>
          <table:table-cell office:value-type="float" office:value="106.2" calcext:value-type="float">
            <text:p>106,2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00000" calcext:value-type="float">
            <text:p>200000</text:p>
          </table:table-cell>
          <table:table-cell office:value-type="float" office:value="144050" calcext:value-type="float">
            <text:p>144050</text:p>
          </table:table-cell>
          <table:table-cell office:value-type="float" office:value="53.3" calcext:value-type="float">
            <text:p>53,3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200000" calcext:value-type="float">
            <text:p>200000</text:p>
          </table:table-cell>
          <table:table-cell office:value-type="float" office:value="23131222" calcext:value-type="float">
            <text:p>23131222</text:p>
          </table:table-cell>
          <table:table-cell office:value-type="float" office:value="33.3" calcext:value-type="float">
            <text:p>33,3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4748" calcext:value-type="float">
            <text:p>254748</text:p>
          </table:table-cell>
          <table:table-cell office:value-type="float" office:value="41" calcext:value-type="float">
            <text:p>41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53626" calcext:value-type="float">
            <text:p>153626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97276" calcext:value-type="float">
            <text:p>197276</text:p>
          </table:table-cell>
          <table:table-cell office:value-type="float" office:value="28" calcext:value-type="float">
            <text:p>28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9883" calcext:value-type="float">
            <text:p>13988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4557" calcext:value-type="float">
            <text:p>144557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73663" calcext:value-type="float">
            <text:p>173663</text:p>
          </table:table-cell>
          <table:table-cell office:value-type="float" office:value="27" calcext:value-type="float">
            <text:p>27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5843" calcext:value-type="float">
            <text:p>95843</text:p>
          </table:table-cell>
          <table:table-cell office:value-type="float" office:value="36" calcext:value-type="float">
            <text:p>3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55928" calcext:value-type="float">
            <text:p>155928</text:p>
          </table:table-cell>
          <table:table-cell office:value-type="float" office:value="42.6" calcext:value-type="float">
            <text:p>42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7683" calcext:value-type="float">
            <text:p>97683</text:p>
          </table:table-cell>
          <table:table-cell office:value-type="float" office:value="33" calcext:value-type="float">
            <text:p>33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7850" calcext:value-type="float">
            <text:p>117850</text:p>
          </table:table-cell>
          <table:table-cell office:value-type="float" office:value="27" calcext:value-type="float">
            <text:p>2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12561" calcext:value-type="float">
            <text:p>112561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5977" calcext:value-type="float">
            <text:p>75977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293" calcext:value-type="float">
            <text:p>45293</text:p>
          </table:table-cell>
          <table:table-cell office:value-type="float" office:value="22.8" calcext:value-type="float">
            <text:p>22,8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37330" calcext:value-type="float">
            <text:p>137330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3032" calcext:value-type="float">
            <text:p>83032</text:p>
          </table:table-cell>
          <table:table-cell office:value-type="float" office:value="19" calcext:value-type="float">
            <text:p>19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3604" calcext:value-type="float">
            <text:p>123604</text:p>
          </table:table-cell>
          <table:table-cell office:value-type="float" office:value="38" calcext:value-type="float">
            <text:p>38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42312" calcext:value-type="float">
            <text:p>142312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376" calcext:value-type="float">
            <text:p>61376</text:p>
          </table:table-cell>
          <table:table-cell office:value-type="float" office:value="26.7" calcext:value-type="float">
            <text:p>26,7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8354" calcext:value-type="float">
            <text:p>128354</text:p>
          </table:table-cell>
          <table:table-cell office:value-type="float" office:value="23" calcext:value-type="float">
            <text:p>23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55452" calcext:value-type="float">
            <text:p>155452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9263" calcext:value-type="float">
            <text:p>129263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244" calcext:value-type="float">
            <text:p>72244</text:p>
          </table:table-cell>
          <table:table-cell office:value-type="float" office:value="22" calcext:value-type="float">
            <text:p>22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98837" calcext:value-type="float">
            <text:p>98837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043" calcext:value-type="float">
            <text:p>62043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821" calcext:value-type="float">
            <text:p>58821</text:p>
          </table:table-cell>
          <table:table-cell office:value-type="float" office:value="25" calcext:value-type="float">
            <text:p>25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57791" calcext:value-type="float">
            <text:p>157791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3293" calcext:value-type="float">
            <text:p>83293</text:p>
          </table:table-cell>
          <table:table-cell office:value-type="float" office:value="20" calcext:value-type="float">
            <text:p>20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297" calcext:value-type="float">
            <text:p>98297</text:p>
          </table:table-cell>
          <table:table-cell office:value-type="float" office:value="25" calcext:value-type="float">
            <text:p>25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59014" calcext:value-type="float">
            <text:p>159014</text:p>
          </table:table-cell>
          <table:table-cell office:value-type="float" office:value="40.6" calcext:value-type="float">
            <text:p>40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497" calcext:value-type="float">
            <text:p>64497</text:p>
          </table:table-cell>
          <table:table-cell office:value-type="float" office:value="26" calcext:value-type="float">
            <text:p>26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4247" calcext:value-type="float">
            <text:p>104247</text:p>
          </table:table-cell>
          <table:table-cell office:value-type="float" office:value="24" calcext:value-type="float">
            <text:p>24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97851" calcext:value-type="float">
            <text:p>97851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828" calcext:value-type="float">
            <text:p>58828</text:p>
          </table:table-cell>
          <table:table-cell office:value-type="float" office:value="20" calcext:value-type="float">
            <text:p>20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039" calcext:value-type="float">
            <text:p>72039</text:p>
          </table:table-cell>
          <table:table-cell office:value-type="float" office:value="21.8" calcext:value-type="float">
            <text:p>21,8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14604" calcext:value-type="float">
            <text:p>114604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5011" calcext:value-type="float">
            <text:p>85011</text:p>
          </table:table-cell>
          <table:table-cell office:value-type="float" office:value="24" calcext:value-type="float">
            <text:p>24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9804" calcext:value-type="float">
            <text:p>99804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45558" calcext:value-type="float">
            <text:p>145558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1413" calcext:value-type="float">
            <text:p>91413</text:p>
          </table:table-cell>
          <table:table-cell office:value-type="float" office:value="22" calcext:value-type="float">
            <text:p>22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805" calcext:value-type="float">
            <text:p>147805</text:p>
          </table:table-cell>
          <table:table-cell office:value-type="float" office:value="24" calcext:value-type="float">
            <text:p>24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53906" calcext:value-type="float">
            <text:p>153906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038" calcext:value-type="float">
            <text:p>57038</text:p>
          </table:table-cell>
          <table:table-cell office:value-type="float" office:value="19.8" calcext:value-type="float">
            <text:p>19,8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679" calcext:value-type="float">
            <text:p>54679</text:p>
          </table:table-cell>
          <table:table-cell office:value-type="float" office:value="22" calcext:value-type="float">
            <text:p>22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21248" calcext:value-type="float">
            <text:p>121248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7410" calcext:value-type="float">
            <text:p>77410</text:p>
          </table:table-cell>
          <table:table-cell office:value-type="float" office:value="19" calcext:value-type="float">
            <text:p>19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289" calcext:value-type="float">
            <text:p>56289</text:p>
          </table:table-cell>
          <table:table-cell office:value-type="float" office:value="24" calcext:value-type="float">
            <text:p>24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35313" calcext:value-type="float">
            <text:p>135313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1764" calcext:value-type="float">
            <text:p>71764</text:p>
          </table:table-cell>
          <table:table-cell office:value-type="float" office:value="22" calcext:value-type="float">
            <text:p>22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7542" calcext:value-type="float">
            <text:p>87542</text:p>
          </table:table-cell>
          <table:table-cell office:value-type="float" office:value="22" calcext:value-type="float">
            <text:p>22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33097" calcext:value-type="float">
            <text:p>133097</text:p>
          </table:table-cell>
          <table:table-cell office:value-type="float" office:value="37" calcext:value-type="float">
            <text:p>3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3057" calcext:value-type="float">
            <text:p>83057</text:p>
          </table:table-cell>
          <table:table-cell office:value-type="float" office:value="22" calcext:value-type="float">
            <text:p>22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6452" calcext:value-type="float">
            <text:p>86452</text:p>
          </table:table-cell>
          <table:table-cell office:value-type="float" office:value="25" calcext:value-type="float">
            <text:p>25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03009" calcext:value-type="float">
            <text:p>103009</text:p>
          </table:table-cell>
          <table:table-cell office:value-type="float" office:value="46.5" calcext:value-type="float">
            <text:p>46,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2368" calcext:value-type="float">
            <text:p>92368</text:p>
          </table:table-cell>
          <table:table-cell office:value-type="float" office:value="20" calcext:value-type="float">
            <text:p>20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293" calcext:value-type="float">
            <text:p>85293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50287" calcext:value-type="float">
            <text:p>150287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33865" calcext:value-type="float">
            <text:p>133865</text:p>
          </table:table-cell>
          <table:table-cell office:value-type="float" office:value="22" calcext:value-type="float">
            <text:p>22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270" calcext:value-type="float">
            <text:p>57270</text:p>
          </table:table-cell>
          <table:table-cell office:value-type="float" office:value="19.8" calcext:value-type="float">
            <text:p>19,8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27434" calcext:value-type="float">
            <text:p>127434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4143" calcext:value-type="float">
            <text:p>84143</text:p>
          </table:table-cell>
          <table:table-cell office:value-type="float" office:value="20" calcext:value-type="float">
            <text:p>20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106" calcext:value-type="float">
            <text:p>72106</text:p>
          </table:table-cell>
          <table:table-cell office:value-type="float" office:value="22" calcext:value-type="float">
            <text:p>22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54695" calcext:value-type="float">
            <text:p>154695</text:p>
          </table:table-cell>
          <table:table-cell office:value-type="float" office:value="35" calcext:value-type="float">
            <text:p>3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5858" calcext:value-type="float">
            <text:p>85858</text:p>
          </table:table-cell>
          <table:table-cell office:value-type="float" office:value="23" calcext:value-type="float">
            <text:p>23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519" calcext:value-type="float">
            <text:p>49519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63691" calcext:value-type="float">
            <text:p>63691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4396" calcext:value-type="float">
            <text:p>84396</text:p>
          </table:table-cell>
          <table:table-cell office:value-type="float" office:value="18.8" calcext:value-type="float">
            <text:p>18,8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116" calcext:value-type="float">
            <text:p>64116</text:p>
          </table:table-cell>
          <table:table-cell office:value-type="float" office:value="23" calcext:value-type="float">
            <text:p>23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97444" calcext:value-type="float">
            <text:p>97444</text:p>
          </table:table-cell>
          <table:table-cell office:value-type="float" office:value="36" calcext:value-type="float">
            <text:p>3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501" calcext:value-type="float">
            <text:p>58501</text:p>
          </table:table-cell>
          <table:table-cell office:value-type="float" office:value="20" calcext:value-type="float">
            <text:p>20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6783" calcext:value-type="float">
            <text:p>86783</text:p>
          </table:table-cell>
          <table:table-cell office:value-type="float" office:value="23" calcext:value-type="float">
            <text:p>23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43398" calcext:value-type="float">
            <text:p>143398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320" calcext:value-type="float">
            <text:p>46320</text:p>
          </table:table-cell>
          <table:table-cell office:value-type="float" office:value="22" calcext:value-type="float">
            <text:p>22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760" calcext:value-type="float">
            <text:p>56760</text:p>
          </table:table-cell>
          <table:table-cell office:value-type="float" office:value="24" calcext:value-type="float">
            <text:p>24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42448" calcext:value-type="float">
            <text:p>142448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6010" calcext:value-type="float">
            <text:p>76010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5805" calcext:value-type="float">
            <text:p>105805</text:p>
          </table:table-cell>
          <table:table-cell office:value-type="float" office:value="31" calcext:value-type="float">
            <text:p>3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1100" calcext:value-type="float">
            <text:p>131100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927" calcext:value-type="float">
            <text:p>64927</text:p>
          </table:table-cell>
          <table:table-cell office:value-type="float" office:value="25" calcext:value-type="float">
            <text:p>25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0789" calcext:value-type="float">
            <text:p>90789</text:p>
          </table:table-cell>
          <table:table-cell office:value-type="float" office:value="25" calcext:value-type="float">
            <text:p>2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0894" calcext:value-type="float">
            <text:p>100894</text:p>
          </table:table-cell>
          <table:table-cell office:value-type="float" office:value="34.7" calcext:value-type="float">
            <text:p>34,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6890" calcext:value-type="float">
            <text:p>76890</text:p>
          </table:table-cell>
          <table:table-cell office:value-type="float" office:value="23" calcext:value-type="float">
            <text:p>23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393" calcext:value-type="float">
            <text:p>48393</text:p>
          </table:table-cell>
          <table:table-cell office:value-type="float" office:value="23.8" calcext:value-type="float">
            <text:p>23,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0385" calcext:value-type="float">
            <text:p>90385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2416" calcext:value-type="float">
            <text:p>42416</text:p>
          </table:table-cell>
          <table:table-cell office:value-type="float" office:value="19" calcext:value-type="float">
            <text:p>19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555" calcext:value-type="float">
            <text:p>56555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6287" calcext:value-type="float">
            <text:p>136287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255" calcext:value-type="float">
            <text:p>39255</text:p>
          </table:table-cell>
          <table:table-cell office:value-type="float" office:value="17" calcext:value-type="float">
            <text:p>17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501" calcext:value-type="float">
            <text:p>51501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4353" calcext:value-type="float">
            <text:p>144353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3836" calcext:value-type="float">
            <text:p>43836</text:p>
          </table:table-cell>
          <table:table-cell office:value-type="float" office:value="20.8" calcext:value-type="float">
            <text:p>20,8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9228" calcext:value-type="float">
            <text:p>99228</text:p>
          </table:table-cell>
          <table:table-cell office:value-type="float" office:value="27" calcext:value-type="float">
            <text:p>27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26371" calcext:value-type="float">
            <text:p>126371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8897" calcext:value-type="float">
            <text:p>88897</text:p>
          </table:table-cell>
          <table:table-cell office:value-type="float" office:value="20" calcext:value-type="float">
            <text:p>20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213" calcext:value-type="float">
            <text:p>57213</text:p>
          </table:table-cell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12489" calcext:value-type="float">
            <text:p>112489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282" calcext:value-type="float">
            <text:p>68282</text:p>
          </table:table-cell>
          <table:table-cell office:value-type="float" office:value="27" calcext:value-type="float">
            <text:p>27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947" calcext:value-type="float">
            <text:p>49947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0772" calcext:value-type="float">
            <text:p>150772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253" calcext:value-type="float">
            <text:p>60253</text:p>
          </table:table-cell>
          <table:table-cell office:value-type="float" office:value="23" calcext:value-type="float">
            <text:p>23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042" calcext:value-type="float">
            <text:p>70042</text:p>
          </table:table-cell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9863" calcext:value-type="float">
            <text:p>149863</text:p>
          </table:table-cell>
          <table:table-cell office:value-type="float" office:value="48" calcext:value-type="float">
            <text:p>4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369" calcext:value-type="float">
            <text:p>64369</text:p>
          </table:table-cell>
          <table:table-cell office:value-type="float" office:value="23" calcext:value-type="float">
            <text:p>23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210" calcext:value-type="float">
            <text:p>47210</text:p>
          </table:table-cell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7991" calcext:value-type="float">
            <text:p>107991</text:p>
          </table:table-cell>
          <table:table-cell office:value-type="float" office:value="47" calcext:value-type="float">
            <text:p>4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182" calcext:value-type="float">
            <text:p>64182</text:p>
          </table:table-cell>
          <table:table-cell office:value-type="float" office:value="22" calcext:value-type="float">
            <text:p>22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819" calcext:value-type="float">
            <text:p>49819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62851" calcext:value-type="float">
            <text:p>162851</text:p>
          </table:table-cell>
          <table:table-cell office:value-type="float" office:value="37.6" calcext:value-type="float">
            <text:p>37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037" calcext:value-type="float">
            <text:p>38037</text:p>
          </table:table-cell>
          <table:table-cell office:value-type="float" office:value="18" calcext:value-type="float">
            <text:p>18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8232" calcext:value-type="float">
            <text:p>88232</text:p>
          </table:table-cell>
          <table:table-cell office:value-type="float" office:value="24.8" calcext:value-type="float">
            <text:p>24,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6162" calcext:value-type="float">
            <text:p>156162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554" calcext:value-type="float">
            <text:p>29554</text:p>
          </table:table-cell>
          <table:table-cell office:value-type="float" office:value="21.8" calcext:value-type="float">
            <text:p>21,8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034" calcext:value-type="float">
            <text:p>38034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1735" calcext:value-type="float">
            <text:p>101735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1804" calcext:value-type="float">
            <text:p>41804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408" calcext:value-type="float">
            <text:p>67408</text:p>
          </table:table-cell>
          <table:table-cell office:value-type="float" office:value="25" calcext:value-type="float">
            <text:p>2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80999" calcext:value-type="float">
            <text:p>180999</text:p>
          </table:table-cell>
          <table:table-cell office:value-type="float" office:value="37" calcext:value-type="float">
            <text:p>3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694" calcext:value-type="float">
            <text:p>28694</text:p>
          </table:table-cell>
          <table:table-cell office:value-type="float" office:value="22" calcext:value-type="float">
            <text:p>22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796" calcext:value-type="float">
            <text:p>68796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0082" calcext:value-type="float">
            <text:p>140082</text:p>
          </table:table-cell>
          <table:table-cell office:value-type="float" office:value="36" calcext:value-type="float">
            <text:p>3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492" calcext:value-type="float">
            <text:p>55492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796" calcext:value-type="float">
            <text:p>69796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16817" calcext:value-type="float">
            <text:p>116817</text:p>
          </table:table-cell>
          <table:table-cell office:value-type="float" office:value="34" calcext:value-type="float">
            <text:p>3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092" calcext:value-type="float">
            <text:p>33092</text:p>
          </table:table-cell>
          <table:table-cell office:value-type="float" office:value="20" calcext:value-type="float">
            <text:p>20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270" calcext:value-type="float">
            <text:p>67270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2785" calcext:value-type="float">
            <text:p>72785</text:p>
          </table:table-cell>
          <table:table-cell office:value-type="float" office:value="32" calcext:value-type="float">
            <text:p>3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680" calcext:value-type="float">
            <text:p>37680</text:p>
          </table:table-cell>
          <table:table-cell office:value-type="float" office:value="18" calcext:value-type="float">
            <text:p>18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051" calcext:value-type="float">
            <text:p>71051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5973" calcext:value-type="float">
            <text:p>105973</text:p>
          </table:table-cell>
          <table:table-cell office:value-type="float" office:value="35" calcext:value-type="float">
            <text:p>3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352" calcext:value-type="float">
            <text:p>60352</text:p>
          </table:table-cell>
          <table:table-cell office:value-type="float" office:value="20" calcext:value-type="float">
            <text:p>20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753" calcext:value-type="float">
            <text:p>68753</text:p>
          </table:table-cell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288783" calcext:value-type="float">
            <text:p>288783</text:p>
          </table:table-cell>
          <table:table-cell office:value-type="float" office:value="37.6" calcext:value-type="float">
            <text:p>37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536" calcext:value-type="float">
            <text:p>60536</text:p>
          </table:table-cell>
          <table:table-cell office:value-type="float" office:value="23" calcext:value-type="float">
            <text:p>23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528" calcext:value-type="float">
            <text:p>74528</text:p>
          </table:table-cell>
          <table:table-cell office:value-type="float" office:value="22.8" calcext:value-type="float">
            <text:p>22,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4921" calcext:value-type="float">
            <text:p>94921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151" calcext:value-type="float">
            <text:p>29151</text:p>
          </table:table-cell>
          <table:table-cell office:value-type="float" office:value="22" calcext:value-type="float">
            <text:p>22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899" calcext:value-type="float">
            <text:p>54899</text:p>
          </table:table-cell>
          <table:table-cell office:value-type="float" office:value="21" calcext:value-type="float">
            <text:p>2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2495" calcext:value-type="float">
            <text:p>72495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686" calcext:value-type="float">
            <text:p>54686</text:p>
          </table:table-cell>
          <table:table-cell office:value-type="float" office:value="24.8" calcext:value-type="float">
            <text:p>24,8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693" calcext:value-type="float">
            <text:p>47693</text:p>
          </table:table-cell>
          <table:table-cell office:value-type="float" office:value="21" calcext:value-type="float">
            <text:p>2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0070" calcext:value-type="float">
            <text:p>150070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604" calcext:value-type="float">
            <text:p>47604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7190" calcext:value-type="float">
            <text:p>117190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9901" calcext:value-type="float">
            <text:p>149901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405" calcext:value-type="float">
            <text:p>63405</text:p>
          </table:table-cell>
          <table:table-cell office:value-type="float" office:value="20" calcext:value-type="float">
            <text:p>20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518" calcext:value-type="float">
            <text:p>91518</text:p>
          </table:table-cell>
          <table:table-cell office:value-type="float" office:value="25" calcext:value-type="float">
            <text:p>2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5472" calcext:value-type="float">
            <text:p>105472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658" calcext:value-type="float">
            <text:p>28658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905" calcext:value-type="float">
            <text:p>68905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5013" calcext:value-type="float">
            <text:p>155013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6306" calcext:value-type="float">
            <text:p>36306</text:p>
          </table:table-cell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387" calcext:value-type="float">
            <text:p>50387</text:p>
          </table:table-cell>
          <table:table-cell office:value-type="float" office:value="21" calcext:value-type="float">
            <text:p>2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2853" calcext:value-type="float">
            <text:p>142853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984" calcext:value-type="float">
            <text:p>67984</text:p>
          </table:table-cell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324" calcext:value-type="float">
            <text:p>51324</text:p>
          </table:table-cell>
          <table:table-cell office:value-type="float" office:value="21" calcext:value-type="float">
            <text:p>2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69698" calcext:value-type="float">
            <text:p>169698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693" calcext:value-type="float">
            <text:p>59693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806" calcext:value-type="float">
            <text:p>58806</text:p>
          </table:table-cell>
          <table:table-cell office:value-type="float" office:value="23.8" calcext:value-type="float">
            <text:p>23,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5296" calcext:value-type="float">
            <text:p>145296</text:p>
          </table:table-cell>
          <table:table-cell office:value-type="float" office:value="43.6" calcext:value-type="float">
            <text:p>43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719" calcext:value-type="float">
            <text:p>25719</text:p>
          </table:table-cell>
          <table:table-cell office:value-type="float" office:value="20" calcext:value-type="float">
            <text:p>20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986" calcext:value-type="float">
            <text:p>63986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0707" calcext:value-type="float">
            <text:p>140707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934" calcext:value-type="float">
            <text:p>30934</text:p>
          </table:table-cell>
          <table:table-cell office:value-type="float" office:value="21" calcext:value-type="float">
            <text:p>21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939" calcext:value-type="float">
            <text:p>100939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3370" calcext:value-type="float">
            <text:p>103370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820" calcext:value-type="float">
            <text:p>51820</text:p>
          </table:table-cell>
          <table:table-cell office:value-type="float" office:value="20.8" calcext:value-type="float">
            <text:p>20,8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894" calcext:value-type="float">
            <text:p>79894</text:p>
          </table:table-cell>
          <table:table-cell office:value-type="float" office:value="25" calcext:value-type="float">
            <text:p>2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67196" calcext:value-type="float">
            <text:p>167196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576" calcext:value-type="float">
            <text:p>60576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734" calcext:value-type="float">
            <text:p>73734</text:p>
          </table:table-cell>
          <table:table-cell office:value-type="float" office:value="26" calcext:value-type="float">
            <text:p>26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7882" calcext:value-type="float">
            <text:p>107882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859" calcext:value-type="float">
            <text:p>32859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939" calcext:value-type="float">
            <text:p>69939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0868" calcext:value-type="float">
            <text:p>150868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241" calcext:value-type="float">
            <text:p>64241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876" calcext:value-type="float">
            <text:p>64876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084686" calcext:value-type="float">
            <text:p>10084686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237" calcext:value-type="float">
            <text:p>56237</text:p>
          </table:table-cell>
          <table:table-cell office:value-type="float" office:value="21" calcext:value-type="float">
            <text:p>21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696" calcext:value-type="float">
            <text:p>67696</text:p>
          </table:table-cell>
          <table:table-cell office:value-type="float" office:value="20" calcext:value-type="float">
            <text:p>2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9912" calcext:value-type="float">
            <text:p>89912</text:p>
          </table:table-cell>
          <table:table-cell office:value-type="float" office:value="43.6" calcext:value-type="float">
            <text:p>43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436" calcext:value-type="float">
            <text:p>34436</text:p>
          </table:table-cell>
          <table:table-cell office:value-type="float" office:value="21" calcext:value-type="float">
            <text:p>21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017" calcext:value-type="float">
            <text:p>69017</text:p>
          </table:table-cell>
          <table:table-cell office:value-type="float" office:value="21" calcext:value-type="float">
            <text:p>2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9180" calcext:value-type="float">
            <text:p>149180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809" calcext:value-type="float">
            <text:p>28809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528" calcext:value-type="float">
            <text:p>43528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0832" calcext:value-type="float">
            <text:p>100832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485" calcext:value-type="float">
            <text:p>58485</text:p>
          </table:table-cell>
          <table:table-cell office:value-type="float" office:value="27" calcext:value-type="float">
            <text:p>27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833" calcext:value-type="float">
            <text:p>78833</text:p>
          </table:table-cell>
          <table:table-cell office:value-type="float" office:value="22.8" calcext:value-type="float">
            <text:p>22,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4354" calcext:value-type="float">
            <text:p>154354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938" calcext:value-type="float">
            <text:p>59938</text:p>
          </table:table-cell>
          <table:table-cell office:value-type="float" office:value="22.8" calcext:value-type="float">
            <text:p>22,8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5065" calcext:value-type="float">
            <text:p>95065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6473" calcext:value-type="float">
            <text:p>136473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048" calcext:value-type="float">
            <text:p>57048</text:p>
          </table:table-cell>
          <table:table-cell office:value-type="float" office:value="18" calcext:value-type="float">
            <text:p>18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481" calcext:value-type="float">
            <text:p>45481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6249" calcext:value-type="float">
            <text:p>146249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728" calcext:value-type="float">
            <text:p>51728</text:p>
          </table:table-cell>
          <table:table-cell office:value-type="float" office:value="20" calcext:value-type="float">
            <text:p>20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417" calcext:value-type="float">
            <text:p>44417</text:p>
          </table:table-cell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9723" calcext:value-type="float">
            <text:p>99723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060" calcext:value-type="float">
            <text:p>60060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606" calcext:value-type="float">
            <text:p>67606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0172" calcext:value-type="float">
            <text:p>90172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451" calcext:value-type="float">
            <text:p>55451</text:p>
          </table:table-cell>
          <table:table-cell office:value-type="float" office:value="21" calcext:value-type="float">
            <text:p>21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029" calcext:value-type="float">
            <text:p>42029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11535" calcext:value-type="float">
            <text:p>111535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974" calcext:value-type="float">
            <text:p>61974</text:p>
          </table:table-cell>
          <table:table-cell office:value-type="float" office:value="21" calcext:value-type="float">
            <text:p>21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778" calcext:value-type="float">
            <text:p>72778</text:p>
          </table:table-cell>
          <table:table-cell office:value-type="float" office:value="20" calcext:value-type="float">
            <text:p>2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3099" calcext:value-type="float">
            <text:p>133099</text:p>
          </table:table-cell>
          <table:table-cell office:value-type="float" office:value="44.6" calcext:value-type="float">
            <text:p>44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478" calcext:value-type="float">
            <text:p>54478</text:p>
          </table:table-cell>
          <table:table-cell office:value-type="float" office:value="21" calcext:value-type="float">
            <text:p>21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645" calcext:value-type="float">
            <text:p>65645</text:p>
          </table:table-cell>
          <table:table-cell office:value-type="float" office:value="18" calcext:value-type="float">
            <text:p>1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3380" calcext:value-type="float">
            <text:p>143380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699" calcext:value-type="float">
            <text:p>35699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559" calcext:value-type="float">
            <text:p>47559</text:p>
          </table:table-cell>
          <table:table-cell office:value-type="float" office:value="24.8" calcext:value-type="float">
            <text:p>24,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19090" calcext:value-type="float">
            <text:p>119090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303" calcext:value-type="float">
            <text:p>54303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551" calcext:value-type="float">
            <text:p>47551</text:p>
          </table:table-cell>
          <table:table-cell office:value-type="float" office:value="20" calcext:value-type="float">
            <text:p>2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10732" calcext:value-type="float">
            <text:p>110732</text:p>
          </table:table-cell>
          <table:table-cell office:value-type="float" office:value="47" calcext:value-type="float">
            <text:p>4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031" calcext:value-type="float">
            <text:p>59031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593" calcext:value-type="float">
            <text:p>46593</text:p>
          </table:table-cell>
          <table:table-cell office:value-type="float" office:value="21" calcext:value-type="float">
            <text:p>2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7777" calcext:value-type="float">
            <text:p>157777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497" calcext:value-type="float">
            <text:p>35497</text:p>
          </table:table-cell>
          <table:table-cell office:value-type="float" office:value="20" calcext:value-type="float">
            <text:p>20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468" calcext:value-type="float">
            <text:p>44468</text:p>
          </table:table-cell>
          <table:table-cell office:value-type="float" office:value="25" calcext:value-type="float">
            <text:p>2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6675" calcext:value-type="float">
            <text:p>106675</text:p>
          </table:table-cell>
          <table:table-cell office:value-type="float" office:value="47" calcext:value-type="float">
            <text:p>4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223" calcext:value-type="float">
            <text:p>51223</text:p>
          </table:table-cell>
          <table:table-cell office:value-type="float" office:value="19.8" calcext:value-type="float">
            <text:p>19,8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684" calcext:value-type="float">
            <text:p>41684</text:p>
          </table:table-cell>
          <table:table-cell office:value-type="float" office:value="18" calcext:value-type="float">
            <text:p>1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4860" calcext:value-type="float">
            <text:p>134860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975" calcext:value-type="float">
            <text:p>63975</text:p>
          </table:table-cell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943" calcext:value-type="float">
            <text:p>58943</text:p>
          </table:table-cell>
          <table:table-cell office:value-type="float" office:value="40" calcext:value-type="float">
            <text:p>4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4235" calcext:value-type="float">
            <text:p>94235</text:p>
          </table:table-cell>
          <table:table-cell office:value-type="float" office:value="48" calcext:value-type="float">
            <text:p>4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870" calcext:value-type="float">
            <text:p>46870</text:p>
          </table:table-cell>
          <table:table-cell office:value-type="float" office:value="21" calcext:value-type="float">
            <text:p>21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282" calcext:value-type="float">
            <text:p>34282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5729" calcext:value-type="float">
            <text:p>145729</text:p>
          </table:table-cell>
          <table:table-cell office:value-type="float" office:value="45.5" calcext:value-type="float">
            <text:p>45,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110" calcext:value-type="float">
            <text:p>25110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974" calcext:value-type="float">
            <text:p>55974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0445" calcext:value-type="float">
            <text:p>90445</text:p>
          </table:table-cell>
          <table:table-cell office:value-type="float" office:value="49" calcext:value-type="float">
            <text:p>4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9932" calcext:value-type="float">
            <text:p>69932</text:p>
          </table:table-cell>
          <table:table-cell office:value-type="float" office:value="21" calcext:value-type="float">
            <text:p>21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262" calcext:value-type="float">
            <text:p>68262</text:p>
          </table:table-cell>
          <table:table-cell office:value-type="float" office:value="23.8" calcext:value-type="float">
            <text:p>23,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0728" calcext:value-type="float">
            <text:p>140728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749" calcext:value-type="float">
            <text:p>46749</text:p>
          </table:table-cell>
          <table:table-cell office:value-type="float" office:value="42" calcext:value-type="float">
            <text:p>42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607" calcext:value-type="float">
            <text:p>52607</text:p>
          </table:table-cell>
          <table:table-cell office:value-type="float" office:value="21" calcext:value-type="float">
            <text:p>2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5347" calcext:value-type="float">
            <text:p>145347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806" calcext:value-type="float">
            <text:p>54806</text:p>
          </table:table-cell>
          <table:table-cell office:value-type="float" office:value="22" calcext:value-type="float">
            <text:p>22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932" calcext:value-type="float">
            <text:p>37932</text:p>
          </table:table-cell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3630" calcext:value-type="float">
            <text:p>143630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630" calcext:value-type="float">
            <text:p>35630</text:p>
          </table:table-cell>
          <table:table-cell office:value-type="float" office:value="20" calcext:value-type="float">
            <text:p>20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228" calcext:value-type="float">
            <text:p>42228</text:p>
          </table:table-cell>
          <table:table-cell office:value-type="float" office:value="26" calcext:value-type="float">
            <text:p>26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28764" calcext:value-type="float">
            <text:p>128764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832" calcext:value-type="float">
            <text:p>28832</text:p>
          </table:table-cell>
          <table:table-cell office:value-type="float" office:value="23" calcext:value-type="float">
            <text:p>23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308" calcext:value-type="float">
            <text:p>62308</text:p>
          </table:table-cell>
          <table:table-cell office:value-type="float" office:value="21" calcext:value-type="float">
            <text:p>2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2728" calcext:value-type="float">
            <text:p>92728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925" calcext:value-type="float">
            <text:p>58925</text:p>
          </table:table-cell>
          <table:table-cell office:value-type="float" office:value="17.8" calcext:value-type="float">
            <text:p>17,8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617" calcext:value-type="float">
            <text:p>56617</text:p>
          </table:table-cell>
          <table:table-cell office:value-type="float" office:value="27" calcext:value-type="float">
            <text:p>27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3222" calcext:value-type="float">
            <text:p>103222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791" calcext:value-type="float">
            <text:p>33791</text:p>
          </table:table-cell>
          <table:table-cell office:value-type="float" office:value="22" calcext:value-type="float">
            <text:p>22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625" calcext:value-type="float">
            <text:p>38625</text:p>
          </table:table-cell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2496" calcext:value-type="float">
            <text:p>102496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885" calcext:value-type="float">
            <text:p>56885</text:p>
          </table:table-cell>
          <table:table-cell office:value-type="float" office:value="23" calcext:value-type="float">
            <text:p>23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6724" calcext:value-type="float">
            <text:p>126724</text:p>
          </table:table-cell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1490" calcext:value-type="float">
            <text:p>81490</text:p>
          </table:table-cell>
          <table:table-cell office:value-type="float" office:value="36.6" calcext:value-type="float">
            <text:p>36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559" calcext:value-type="float">
            <text:p>55559</text:p>
          </table:table-cell>
          <table:table-cell office:value-type="float" office:value="23" calcext:value-type="float">
            <text:p>23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672" calcext:value-type="float">
            <text:p>30672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7424" calcext:value-type="float">
            <text:p>147424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274" calcext:value-type="float">
            <text:p>53274</text:p>
          </table:table-cell>
          <table:table-cell office:value-type="float" office:value="19" calcext:value-type="float">
            <text:p>19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0637" calcext:value-type="float">
            <text:p>90637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4812" calcext:value-type="float">
            <text:p>144812</text:p>
          </table:table-cell>
          <table:table-cell office:value-type="float" office:value="34" calcext:value-type="float">
            <text:p>3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756" calcext:value-type="float">
            <text:p>58756</text:p>
          </table:table-cell>
          <table:table-cell office:value-type="float" office:value="18" calcext:value-type="float">
            <text:p>18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528" calcext:value-type="float">
            <text:p>67528</text:p>
          </table:table-cell>
          <table:table-cell office:value-type="float" office:value="21.8" calcext:value-type="float">
            <text:p>21,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9189" calcext:value-type="float">
            <text:p>79189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544" calcext:value-type="float">
            <text:p>32544</text:p>
          </table:table-cell>
          <table:table-cell office:value-type="float" office:value="21" calcext:value-type="float">
            <text:p>21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25" calcext:value-type="float">
            <text:p>2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1193" calcext:value-type="float">
            <text:p>101193</text:p>
          </table:table-cell>
          <table:table-cell office:value-type="float" office:value="31" calcext:value-type="float">
            <text:p>3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177" calcext:value-type="float">
            <text:p>46177</text:p>
          </table:table-cell>
          <table:table-cell office:value-type="float" office:value="24" calcext:value-type="float">
            <text:p>24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677" calcext:value-type="float">
            <text:p>74677</text:p>
          </table:table-cell>
          <table:table-cell office:value-type="float" office:value="21" calcext:value-type="float">
            <text:p>2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4194" calcext:value-type="float">
            <text:p>144194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4034" calcext:value-type="float">
            <text:p>44034</text:p>
          </table:table-cell>
          <table:table-cell office:value-type="float" office:value="21.8" calcext:value-type="float">
            <text:p>21,8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680" calcext:value-type="float">
            <text:p>42680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29298" calcext:value-type="float">
            <text:p>129298</text:p>
          </table:table-cell>
          <table:table-cell office:value-type="float" office:value="36" calcext:value-type="float">
            <text:p>3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257" calcext:value-type="float">
            <text:p>61257</text:p>
          </table:table-cell>
          <table:table-cell office:value-type="float" office:value="23" calcext:value-type="float">
            <text:p>23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026" calcext:value-type="float">
            <text:p>56026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1104" calcext:value-type="float">
            <text:p>131104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087" calcext:value-type="float">
            <text:p>64087</text:p>
          </table:table-cell>
          <table:table-cell office:value-type="float" office:value="24" calcext:value-type="float">
            <text:p>24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384" calcext:value-type="float">
            <text:p>60384</text:p>
          </table:table-cell>
          <table:table-cell office:value-type="float" office:value="21.8" calcext:value-type="float">
            <text:p>21,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3548" calcext:value-type="float">
            <text:p>133548</text:p>
          </table:table-cell>
          <table:table-cell office:value-type="float" office:value="45.5" calcext:value-type="float">
            <text:p>45,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135" calcext:value-type="float">
            <text:p>59135</text:p>
          </table:table-cell>
          <table:table-cell office:value-type="float" office:value="23" calcext:value-type="float">
            <text:p>23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199" calcext:value-type="float">
            <text:p>48199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4715" calcext:value-type="float">
            <text:p>134715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381" calcext:value-type="float">
            <text:p>64381</text:p>
          </table:table-cell>
          <table:table-cell office:value-type="float" office:value="21" calcext:value-type="float">
            <text:p>21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865" calcext:value-type="float">
            <text:p>68865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0660" calcext:value-type="float">
            <text:p>90660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428" calcext:value-type="float">
            <text:p>38428</text:p>
          </table:table-cell>
          <table:table-cell office:value-type="float" office:value="16" calcext:value-type="float">
            <text:p>16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871" calcext:value-type="float">
            <text:p>64871</text:p>
          </table:table-cell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7494" calcext:value-type="float">
            <text:p>97494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448" calcext:value-type="float">
            <text:p>33448</text:p>
          </table:table-cell>
          <table:table-cell office:value-type="float" office:value="24" calcext:value-type="float">
            <text:p>24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269" calcext:value-type="float">
            <text:p>67269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2071" calcext:value-type="float">
            <text:p>92071</text:p>
          </table:table-cell>
          <table:table-cell office:value-type="float" office:value="33" calcext:value-type="float">
            <text:p>3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750" calcext:value-type="float">
            <text:p>61750</text:p>
          </table:table-cell>
          <table:table-cell office:value-type="float" office:value="21" calcext:value-type="float">
            <text:p>21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860" calcext:value-type="float">
            <text:p>78860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0564" calcext:value-type="float">
            <text:p>90564</text:p>
          </table:table-cell>
          <table:table-cell office:value-type="float" office:value="32" calcext:value-type="float">
            <text:p>3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881" calcext:value-type="float">
            <text:p>53881</text:p>
          </table:table-cell>
          <table:table-cell office:value-type="float" office:value="23" calcext:value-type="float">
            <text:p>23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36:.B335])" office:value-type="float" office:value="320297.51" calcext:value-type="float">
            <text:p>320297,51</text:p>
          </table:table-cell>
          <table:table-cell table:formula="of:=AVERAGE([.C236:.C335])" office:value-type="float" office:value="24.608" calcext:value-type="float">
            <text:p>24,608</text:p>
          </table:table-cell>
          <table:table-cell table:formula="of:=AVERAGE([.D236:.D335])" office:value-type="float" office:value="3.56399999999999" calcext:value-type="float">
            <text:p>3,56399999999999</text:p>
          </table:table-cell>
          <table:table-cell table:number-columns-repeated="2"/>
          <table:table-cell table:formula="of:=AVERAGE([.G236:.G335])" office:value-type="float" office:value="227316.84" calcext:value-type="float">
            <text:p>227316,84</text:p>
          </table:table-cell>
          <table:table-cell table:formula="of:=AVERAGE([.H236:.H335])" office:value-type="float" office:value="41.533" calcext:value-type="float">
            <text:p>41,533</text:p>
          </table:table-cell>
          <table:table-cell table:formula="of:=AVERAGE([.I236:.I335])" office:value-type="float" office:value="1.7" calcext:value-type="float">
            <text:p>1,7</text:p>
          </table:table-cell>
          <table:table-cell table:number-columns-repeated="2"/>
          <table:table-cell table:formula="of:=AVERAGE([.L236:.L335])" office:value-type="float" office:value="290601.04" calcext:value-type="float">
            <text:p>290601,04</text:p>
          </table:table-cell>
          <table:table-cell table:formula="of:=AVERAGE([.M236:.M335])" office:value-type="float" office:value="22.19" calcext:value-type="float">
            <text:p>22,19</text:p>
          </table:table-cell>
          <table:table-cell table:formula="of:=AVERAGE([.N236:.N335])" office:value-type="float" office:value="3.661" calcext:value-type="float">
            <text:p>3,6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236:.B335])" office:value-type="float" office:value="2480173.80781855" calcext:value-type="float">
            <text:p>2480173,80781855</text:p>
          </table:table-cell>
          <table:table-cell table:formula="of:=STDEVP([.C236:.C335])" office:value-type="float" office:value="8.98206746801648" calcext:value-type="float">
            <text:p>8,98206746801648</text:p>
          </table:table-cell>
          <table:table-cell table:formula="of:=STDEVP([.D236:.D335])" office:value-type="float" office:value="0.468512539853525" calcext:value-type="float">
            <text:p>0,468512539853525</text:p>
          </table:table-cell>
          <table:table-cell table:number-columns-repeated="2"/>
          <table:table-cell table:formula="of:=STDEVP([.G236:.G335])" office:value-type="float" office:value="991168.570706232" calcext:value-type="float">
            <text:p>991168,570706232</text:p>
          </table:table-cell>
          <table:table-cell table:formula="of:=STDEVP([.H236:.H335])" office:value-type="float" office:value="4.13884174618939" calcext:value-type="float">
            <text:p>4,13884174618939</text:p>
          </table:table-cell>
          <table:table-cell table:formula="of:=STDEVP([.I236:.I335])" office:value-type="float" office:value="0" calcext:value-type="float">
            <text:p>0</text:p>
          </table:table-cell>
          <table:table-cell table:number-columns-repeated="2"/>
          <table:table-cell table:formula="of:=STDEVP([.L236:.L335])" office:value-type="float" office:value="2295725.80824417" calcext:value-type="float">
            <text:p>2295725,80824417</text:p>
          </table:table-cell>
          <table:table-cell table:formula="of:=STDEVP([.M236:.M335])" office:value-type="float" office:value="3.37515925550188" calcext:value-type="float">
            <text:p>3,37515925550188</text:p>
          </table:table-cell>
          <table:table-cell table:formula="of:=STDEVP([.N236:.N335])" office:value-type="float" office:value="0.133337916587893" calcext:value-type="float">
            <text:p>0,1333379165878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36:.B335])" office:value-type="float" office:value="67339" calcext:value-type="float">
            <text:p>67339</text:p>
          </table:table-cell>
          <table:table-cell table:formula="of:=MEDIAN([.C236:.C335])" office:value-type="float" office:value="23" calcext:value-type="float">
            <text:p>23</text:p>
          </table:table-cell>
          <table:table-cell table:formula="of:=MEDIAN([.D236:.D335])" office:value-type="float" office:value="3.7" calcext:value-type="float">
            <text:p>3,7</text:p>
          </table:table-cell>
          <table:table-cell table:number-columns-repeated="2"/>
          <table:table-cell table:formula="of:=MEDIAN([.G236:.G335])" office:value-type="float" office:value="134131.5" calcext:value-type="float">
            <text:p>134131,5</text:p>
          </table:table-cell>
          <table:table-cell table:formula="of:=MEDIAN([.H236:.H335])" office:value-type="float" office:value="42" calcext:value-type="float">
            <text:p>42</text:p>
          </table:table-cell>
          <table:table-cell table:formula="of:=MEDIAN([.I236:.I335])" office:value-type="float" office:value="1.7" calcext:value-type="float">
            <text:p>1,7</text:p>
          </table:table-cell>
          <table:table-cell table:number-columns-repeated="2"/>
          <table:table-cell table:formula="of:=MEDIAN([.L236:.L335])" office:value-type="float" office:value="58628.5" calcext:value-type="float">
            <text:p>58628,5</text:p>
          </table:table-cell>
          <table:table-cell table:formula="of:=MEDIAN([.M236:.M335])" office:value-type="float" office:value="22" calcext:value-type="float">
            <text:p>22</text:p>
          </table:table-cell>
          <table:table-cell table:formula="of:=MEDIAN([.N236:.N335])"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236:.B285])" office:value-type="float" office:value="579264.3" calcext:value-type="float">
            <text:p>579264,3</text:p>
          </table:table-cell>
          <table:table-cell table:formula="of:=AVERAGE([.C236:.C285])" office:value-type="float" office:value="26" calcext:value-type="float">
            <text:p>26</text:p>
          </table:table-cell>
          <table:table-cell table:formula="of:=AVERAGE([.D236:.D285])" office:value-type="float" office:value="3.428" calcext:value-type="float">
            <text:p>3,428</text:p>
          </table:table-cell>
          <table:table-cell table:number-columns-repeated="2"/>
          <table:table-cell table:formula="of:=AVERAGE([.G236:.G285])" office:value-type="float" office:value="131899.84" calcext:value-type="float">
            <text:p>131899,84</text:p>
          </table:table-cell>
          <table:table-cell table:formula="of:=AVERAGE([.H236:.H285])" office:value-type="float" office:value="41.438" calcext:value-type="float">
            <text:p>41,438</text:p>
          </table:table-cell>
          <table:table-cell table:formula="of:=AVERAGE([.I236:.I285])" office:value-type="float" office:value="1.7" calcext:value-type="float">
            <text:p>1,7</text:p>
          </table:table-cell>
          <table:table-cell table:number-columns-repeated="2"/>
          <table:table-cell table:formula="of:=AVERAGE([.L236:.L285])" office:value-type="float" office:value="531347.18" calcext:value-type="float">
            <text:p>531347,18</text:p>
          </table:table-cell>
          <table:table-cell table:formula="of:=AVERAGE([.M236:.M285])" office:value-type="float" office:value="22.2" calcext:value-type="float">
            <text:p>22,2</text:p>
          </table:table-cell>
          <table:table-cell table:formula="of:=AVERAGE([.N236:.N285])" office:value-type="float" office:value="3.58" calcext:value-type="float">
            <text:p>3,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286:.B335])" office:value-type="float" office:value="61330.72" calcext:value-type="float">
            <text:p>61330,72</text:p>
          </table:table-cell>
          <table:table-cell table:formula="of:=AVERAGE([.C286:.C335])" office:value-type="float" office:value="23.216" calcext:value-type="float">
            <text:p>23,216</text:p>
          </table:table-cell>
          <table:table-cell table:formula="of:=AVERAGE([.D286:.D335])" office:value-type="float" office:value="3.7" calcext:value-type="float">
            <text:p>3,7</text:p>
          </table:table-cell>
          <table:table-cell table:number-columns-repeated="2"/>
          <table:table-cell table:formula="of:=AVERAGE([.G286:.G335])" office:value-type="float" office:value="322733.84" calcext:value-type="float">
            <text:p>322733,84</text:p>
          </table:table-cell>
          <table:table-cell table:formula="of:=AVERAGE([.H286:.H335])" office:value-type="float" office:value="41.628" calcext:value-type="float">
            <text:p>41,628</text:p>
          </table:table-cell>
          <table:table-cell table:formula="of:=AVERAGE([.I286:.I335])" office:value-type="float" office:value="1.7" calcext:value-type="float">
            <text:p>1,7</text:p>
          </table:table-cell>
          <table:table-cell table:number-columns-repeated="2"/>
          <table:table-cell table:formula="of:=AVERAGE([.L286:.L335])" office:value-type="float" office:value="49854.9" calcext:value-type="float">
            <text:p>49854,9</text:p>
          </table:table-cell>
          <table:table-cell table:formula="of:=AVERAGE([.M286:.M335])" office:value-type="float" office:value="22.18" calcext:value-type="float">
            <text:p>22,18</text:p>
          </table:table-cell>
          <table:table-cell table:formula="of:=AVERAGE([.N286:.N335])" office:value-type="float" office:value="3.742" calcext:value-type="float">
            <text:p>3,7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286:.B335])" office:value-type="float" office:value="18201.4698758534" calcext:value-type="float">
            <text:p>18201,4698758534</text:p>
          </table:table-cell>
          <table:table-cell table:formula="of:=STDEVP([.C286:.C335])" office:value-type="float" office:value="3.0499416387859" calcext:value-type="float">
            <text:p>3,0499416387859</text:p>
          </table:table-cell>
          <table:table-cell table:formula="of:=STDEVP([.D286:.D335])" office:value-type="float" office:value="0" calcext:value-type="float">
            <text:p>0</text:p>
          </table:table-cell>
          <table:table-cell table:number-columns-repeated="2"/>
          <table:table-cell table:formula="of:=STDEVP([.G286:.G335])" office:value-type="float" office:value="1394785.94753025" calcext:value-type="float">
            <text:p>1394785,94753025</text:p>
          </table:table-cell>
          <table:table-cell table:formula="of:=STDEVP([.H286:.H335])" office:value-type="float" office:value="4.0065466426837" calcext:value-type="float">
            <text:p>4,0065466426837</text:p>
          </table:table-cell>
          <table:table-cell table:formula="of:=STDEVP([.I286:.I335])" office:value-type="float" office:value="0" calcext:value-type="float">
            <text:p>0</text:p>
          </table:table-cell>
          <table:table-cell table:number-columns-repeated="2"/>
          <table:table-cell table:formula="of:=STDEVP([.L286:.L335])" office:value-type="float" office:value="12556.0143966945" calcext:value-type="float">
            <text:p>12556,0143966945</text:p>
          </table:table-cell>
          <table:table-cell table:formula="of:=STDEVP([.M286:.M335])" office:value-type="float" office:value="3.44957968454129" calcext:value-type="float">
            <text:p>3,44957968454129</text:p>
          </table:table-cell>
          <table:table-cell table:formula="of:=STDEVP([.N286:.N335])" office:value-type="float" office:value="0.0493558507170121" calcext:value-type="float">
            <text:p>0,0493558507170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236:.B285])" office:value-type="float" office:value="71545" calcext:value-type="float">
            <text:p>71545</text:p>
          </table:table-cell>
          <table:table-cell table:formula="of:=MEDIAN([.C236:.C285])" office:value-type="float" office:value="23" calcext:value-type="float">
            <text:p>23</text:p>
          </table:table-cell>
          <table:table-cell table:formula="of:=MEDIAN([.D236:.D285])" office:value-type="float" office:value="3.6" calcext:value-type="float">
            <text:p>3,6</text:p>
          </table:table-cell>
          <table:table-cell table:number-columns-repeated="2"/>
          <table:table-cell table:formula="of:=MEDIAN([.G236:.G285])" office:value-type="float" office:value="136808.5" calcext:value-type="float">
            <text:p>136808,5</text:p>
          </table:table-cell>
          <table:table-cell table:formula="of:=MEDIAN([.H236:.H285])" office:value-type="float" office:value="42" calcext:value-type="float">
            <text:p>42</text:p>
          </table:table-cell>
          <table:table-cell table:formula="of:=MEDIAN([.I236:.I285])" office:value-type="float" office:value="1.7" calcext:value-type="float">
            <text:p>1,7</text:p>
          </table:table-cell>
          <table:table-cell table:number-columns-repeated="2"/>
          <table:table-cell table:formula="of:=MEDIAN([.L236:.L285])" office:value-type="float" office:value="64275.5" calcext:value-type="float">
            <text:p>64275,5</text:p>
          </table:table-cell>
          <table:table-cell table:formula="of:=MEDIAN([.M236:.M285])" office:value-type="float" office:value="21.9" calcext:value-type="float">
            <text:p>21,9</text:p>
          </table:table-cell>
          <table:table-cell table:formula="of:=MEDIAN([.N236:.N285])"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286:.B335])" office:value-type="float" office:value="61346" calcext:value-type="float">
            <text:p>61346</text:p>
          </table:table-cell>
          <table:table-cell table:formula="of:=MEDIAN([.C286:.C335])" office:value-type="float" office:value="23.4" calcext:value-type="float">
            <text:p>23,4</text:p>
          </table:table-cell>
          <table:table-cell table:formula="of:=MEDIAN([.D286:.D335])" office:value-type="float" office:value="3.7" calcext:value-type="float">
            <text:p>3,7</text:p>
          </table:table-cell>
          <table:table-cell table:number-columns-repeated="2"/>
          <table:table-cell table:formula="of:=MEDIAN([.G286:.G335])" office:value-type="float" office:value="132101.5" calcext:value-type="float">
            <text:p>132101,5</text:p>
          </table:table-cell>
          <table:table-cell table:formula="of:=MEDIAN([.H286:.H335])" office:value-type="float" office:value="43" calcext:value-type="float">
            <text:p>43</text:p>
          </table:table-cell>
          <table:table-cell table:formula="of:=MEDIAN([.I286:.I335])" office:value-type="float" office:value="1.7" calcext:value-type="float">
            <text:p>1,7</text:p>
          </table:table-cell>
          <table:table-cell table:number-columns-repeated="2"/>
          <table:table-cell table:formula="of:=MEDIAN([.L286:.L335])" office:value-type="float" office:value="54390.5" calcext:value-type="float">
            <text:p>54390,5</text:p>
          </table:table-cell>
          <table:table-cell table:formula="of:=MEDIAN([.M286:.M335])" office:value-type="float" office:value="22" calcext:value-type="float">
            <text:p>22</text:p>
          </table:table-cell>
          <table:table-cell table:formula="of:=MEDIAN([.N286:.N335])" office:value-type="float" office:value="3.7" calcext:value-type="float">
            <text:p>3,7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4804423" calcext:value-type="float">
            <text:p>14804423</text:p>
          </table:table-cell>
          <table:table-cell office:value-type="float" office:value="106.7" calcext:value-type="float">
            <text:p>106,7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400000" calcext:value-type="float">
            <text:p>400000</text:p>
          </table:table-cell>
          <table:table-cell office:value-type="float" office:value="218405" calcext:value-type="float">
            <text:p>218405</text:p>
          </table:table-cell>
          <table:table-cell office:value-type="float" office:value="93.3" calcext:value-type="float">
            <text:p>93,3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400000" calcext:value-type="float">
            <text:p>400000</text:p>
          </table:table-cell>
          <table:table-cell office:value-type="float" office:value="16638189" calcext:value-type="float">
            <text:p>16638189</text:p>
          </table:table-cell>
          <table:table-cell office:value-type="float" office:value="113.3" calcext:value-type="float">
            <text:p>113,3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9434" calcext:value-type="float">
            <text:p>239434</text:p>
          </table:table-cell>
          <table:table-cell office:value-type="float" office:value="112" calcext:value-type="float">
            <text:p>11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04968" calcext:value-type="float">
            <text:p>104968</text:p>
          </table:table-cell>
          <table:table-cell office:value-type="float" office:value="91" calcext:value-type="float">
            <text:p>9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3556" calcext:value-type="float">
            <text:p>73556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3752" calcext:value-type="float">
            <text:p>113752</text:p>
          </table:table-cell>
          <table:table-cell office:value-type="float" office:value="80" calcext:value-type="float">
            <text:p>8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2461" calcext:value-type="float">
            <text:p>132461</text:p>
          </table:table-cell>
          <table:table-cell office:value-type="float" office:value="96" calcext:value-type="float">
            <text:p>9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481" calcext:value-type="float">
            <text:p>59481</text:p>
          </table:table-cell>
          <table:table-cell office:value-type="float" office:value="49" calcext:value-type="float">
            <text:p>49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291" calcext:value-type="float">
            <text:p>91291</text:p>
          </table:table-cell>
          <table:table-cell office:value-type="float" office:value="49" calcext:value-type="float">
            <text:p>49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4429" calcext:value-type="float">
            <text:p>134429</text:p>
          </table:table-cell>
          <table:table-cell office:value-type="float" office:value="95" calcext:value-type="float">
            <text:p>9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4852" calcext:value-type="float">
            <text:p>94852</text:p>
          </table:table-cell>
          <table:table-cell office:value-type="float" office:value="43" calcext:value-type="float">
            <text:p>43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569" calcext:value-type="float">
            <text:p>91569</text:p>
          </table:table-cell>
          <table:table-cell office:value-type="float" office:value="47" calcext:value-type="float">
            <text:p>47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3433" calcext:value-type="float">
            <text:p>143433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771" calcext:value-type="float">
            <text:p>30771</text:p>
          </table:table-cell>
          <table:table-cell office:value-type="float" office:value="44" calcext:value-type="float">
            <text:p>44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2595" calcext:value-type="float">
            <text:p>102595</text:p>
          </table:table-cell>
          <table:table-cell office:value-type="float" office:value="55.4" calcext:value-type="float">
            <text:p>55,4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105070" calcext:value-type="float">
            <text:p>105070</text:p>
          </table:table-cell>
          <table:table-cell office:value-type="float" office:value="94" calcext:value-type="float">
            <text:p>9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121" calcext:value-type="float">
            <text:p>52121</text:p>
          </table:table-cell>
          <table:table-cell office:value-type="float" office:value="37.6" calcext:value-type="float">
            <text:p>37,6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1850" calcext:value-type="float">
            <text:p>101850</text:p>
          </table:table-cell>
          <table:table-cell office:value-type="float" office:value="66" calcext:value-type="float">
            <text:p>66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57309" calcext:value-type="float">
            <text:p>157309</text:p>
          </table:table-cell>
          <table:table-cell office:value-type="float" office:value="93.1" calcext:value-type="float">
            <text:p>93,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210" calcext:value-type="float">
            <text:p>66210</text:p>
          </table:table-cell>
          <table:table-cell office:value-type="float" office:value="43" calcext:value-type="float">
            <text:p>43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7889" calcext:value-type="float">
            <text:p>87889</text:p>
          </table:table-cell>
          <table:table-cell office:value-type="float" office:value="43" calcext:value-type="float">
            <text:p>43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46099" calcext:value-type="float">
            <text:p>146099</text:p>
          </table:table-cell>
          <table:table-cell office:value-type="float" office:value="85" calcext:value-type="float">
            <text:p>8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607" calcext:value-type="float">
            <text:p>45607</text:p>
          </table:table-cell>
          <table:table-cell office:value-type="float" office:value="50" calcext:value-type="float">
            <text:p>50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278" calcext:value-type="float">
            <text:p>65278</text:p>
          </table:table-cell>
          <table:table-cell office:value-type="float" office:value="48" calcext:value-type="float">
            <text:p>48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32895" calcext:value-type="float">
            <text:p>132895</text:p>
          </table:table-cell>
          <table:table-cell office:value-type="float" office:value="86" calcext:value-type="float">
            <text:p>8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1186" calcext:value-type="float">
            <text:p>91186</text:p>
          </table:table-cell>
          <table:table-cell office:value-type="float" office:value="40" calcext:value-type="float">
            <text:p>40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991" calcext:value-type="float">
            <text:p>85991</text:p>
          </table:table-cell>
          <table:table-cell office:value-type="float" office:value="46" calcext:value-type="float">
            <text:p>46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47444" calcext:value-type="float">
            <text:p>147444</text:p>
          </table:table-cell>
          <table:table-cell office:value-type="float" office:value="68" calcext:value-type="float">
            <text:p>6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908" calcext:value-type="float">
            <text:p>45908</text:p>
          </table:table-cell>
          <table:table-cell office:value-type="float" office:value="36" calcext:value-type="float">
            <text:p>36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890" calcext:value-type="float">
            <text:p>85890</text:p>
          </table:table-cell>
          <table:table-cell office:value-type="float" office:value="46" calcext:value-type="float">
            <text:p>46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81838" calcext:value-type="float">
            <text:p>81838</text:p>
          </table:table-cell>
          <table:table-cell office:value-type="float" office:value="95" calcext:value-type="float">
            <text:p>9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948" calcext:value-type="float">
            <text:p>45948</text:p>
          </table:table-cell>
          <table:table-cell office:value-type="float" office:value="38" calcext:value-type="float">
            <text:p>38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0629" calcext:value-type="float">
            <text:p>150629</text:p>
          </table:table-cell>
          <table:table-cell office:value-type="float" office:value="47" calcext:value-type="float">
            <text:p>47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36688" calcext:value-type="float">
            <text:p>136688</text:p>
          </table:table-cell>
          <table:table-cell office:value-type="float" office:value="92" calcext:value-type="float">
            <text:p>9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0386" calcext:value-type="float">
            <text:p>80386</text:p>
          </table:table-cell>
          <table:table-cell office:value-type="float" office:value="43" calcext:value-type="float">
            <text:p>43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049" calcext:value-type="float">
            <text:p>96049</text:p>
          </table:table-cell>
          <table:table-cell office:value-type="float" office:value="47" calcext:value-type="float">
            <text:p>47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39123" calcext:value-type="float">
            <text:p>139123</text:p>
          </table:table-cell>
          <table:table-cell office:value-type="float" office:value="87" calcext:value-type="float">
            <text:p>8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3788" calcext:value-type="float">
            <text:p>73788</text:p>
          </table:table-cell>
          <table:table-cell office:value-type="float" office:value="47" calcext:value-type="float">
            <text:p>47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974" calcext:value-type="float">
            <text:p>74974</text:p>
          </table:table-cell>
          <table:table-cell office:value-type="float" office:value="49.5" calcext:value-type="float">
            <text:p>49,5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60973" calcext:value-type="float">
            <text:p>160973</text:p>
          </table:table-cell>
          <table:table-cell office:value-type="float" office:value="80" calcext:value-type="float">
            <text:p>8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619" calcext:value-type="float">
            <text:p>35619</text:p>
          </table:table-cell>
          <table:table-cell office:value-type="float" office:value="38.6" calcext:value-type="float">
            <text:p>38,6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799" calcext:value-type="float">
            <text:p>52799</text:p>
          </table:table-cell>
          <table:table-cell office:value-type="float" office:value="47" calcext:value-type="float">
            <text:p>47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41846" calcext:value-type="float">
            <text:p>141846</text:p>
          </table:table-cell>
          <table:table-cell office:value-type="float" office:value="77" calcext:value-type="float">
            <text:p>7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556" calcext:value-type="float">
            <text:p>46556</text:p>
          </table:table-cell>
          <table:table-cell office:value-type="float" office:value="39" calcext:value-type="float">
            <text:p>39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321" calcext:value-type="float">
            <text:p>64321</text:p>
          </table:table-cell>
          <table:table-cell office:value-type="float" office:value="44" calcext:value-type="float">
            <text:p>44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44165" calcext:value-type="float">
            <text:p>144165</text:p>
          </table:table-cell>
          <table:table-cell office:value-type="float" office:value="90.1" calcext:value-type="float">
            <text:p>90,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743" calcext:value-type="float">
            <text:p>64743</text:p>
          </table:table-cell>
          <table:table-cell office:value-type="float" office:value="47" calcext:value-type="float">
            <text:p>47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132" calcext:value-type="float">
            <text:p>66132</text:p>
          </table:table-cell>
          <table:table-cell office:value-type="float" office:value="43" calcext:value-type="float">
            <text:p>43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24121" calcext:value-type="float">
            <text:p>124121</text:p>
          </table:table-cell>
          <table:table-cell office:value-type="float" office:value="96" calcext:value-type="float">
            <text:p>9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020" calcext:value-type="float">
            <text:p>38020</text:p>
          </table:table-cell>
          <table:table-cell office:value-type="float" office:value="39" calcext:value-type="float">
            <text:p>39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722" calcext:value-type="float">
            <text:p>72722</text:p>
          </table:table-cell>
          <table:table-cell office:value-type="float" office:value="43" calcext:value-type="float">
            <text:p>43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41332" calcext:value-type="float">
            <text:p>141332</text:p>
          </table:table-cell>
          <table:table-cell office:value-type="float" office:value="87" calcext:value-type="float">
            <text:p>8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465" calcext:value-type="float">
            <text:p>29465</text:p>
          </table:table-cell>
          <table:table-cell office:value-type="float" office:value="42" calcext:value-type="float">
            <text:p>42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491" calcext:value-type="float">
            <text:p>69491</text:p>
          </table:table-cell>
          <table:table-cell office:value-type="float" office:value="47" calcext:value-type="float">
            <text:p>47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51187" calcext:value-type="float">
            <text:p>151187</text:p>
          </table:table-cell>
          <table:table-cell office:value-type="float" office:value="76" calcext:value-type="float">
            <text:p>7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468" calcext:value-type="float">
            <text:p>48468</text:p>
          </table:table-cell>
          <table:table-cell office:value-type="float" office:value="46" calcext:value-type="float">
            <text:p>46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189" calcext:value-type="float">
            <text:p>70189</text:p>
          </table:table-cell>
          <table:table-cell office:value-type="float" office:value="45" calcext:value-type="float">
            <text:p>45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43686" calcext:value-type="float">
            <text:p>143686</text:p>
          </table:table-cell>
          <table:table-cell office:value-type="float" office:value="75" calcext:value-type="float">
            <text:p>7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243" calcext:value-type="float">
            <text:p>52243</text:p>
          </table:table-cell>
          <table:table-cell office:value-type="float" office:value="40" calcext:value-type="float">
            <text:p>40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093" calcext:value-type="float">
            <text:p>65093</text:p>
          </table:table-cell>
          <table:table-cell office:value-type="float" office:value="46.5" calcext:value-type="float">
            <text:p>46,5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43779" calcext:value-type="float">
            <text:p>143779</text:p>
          </table:table-cell>
          <table:table-cell office:value-type="float" office:value="69" calcext:value-type="float">
            <text:p>6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4604" calcext:value-type="float">
            <text:p>44604</text:p>
          </table:table-cell>
          <table:table-cell office:value-type="float" office:value="37" calcext:value-type="float">
            <text:p>37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9438" calcext:value-type="float">
            <text:p>89438</text:p>
          </table:table-cell>
          <table:table-cell office:value-type="float" office:value="44" calcext:value-type="float">
            <text:p>44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22279" calcext:value-type="float">
            <text:p>122279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447" calcext:value-type="float">
            <text:p>33447</text:p>
          </table:table-cell>
          <table:table-cell office:value-type="float" office:value="34.7" calcext:value-type="float">
            <text:p>34,7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201" calcext:value-type="float">
            <text:p>60201</text:p>
          </table:table-cell>
          <table:table-cell office:value-type="float" office:value="42" calcext:value-type="float">
            <text:p>42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46584" calcext:value-type="float">
            <text:p>14658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904" calcext:value-type="float">
            <text:p>47904</text:p>
          </table:table-cell>
          <table:table-cell office:value-type="float" office:value="44" calcext:value-type="float">
            <text:p>4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211" calcext:value-type="float">
            <text:p>62211</text:p>
          </table:table-cell>
          <table:table-cell office:value-type="float" office:value="44" calcext:value-type="float">
            <text:p>44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35863" calcext:value-type="float">
            <text:p>135863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1533" calcext:value-type="float">
            <text:p>21533</text:p>
          </table:table-cell>
          <table:table-cell office:value-type="float" office:value="44" calcext:value-type="float">
            <text:p>4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612" calcext:value-type="float">
            <text:p>73612</text:p>
          </table:table-cell>
          <table:table-cell office:value-type="float" office:value="50" calcext:value-type="float">
            <text:p>50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45703" calcext:value-type="float">
            <text:p>145703</text:p>
          </table:table-cell>
          <table:table-cell office:value-type="float" office:value="97" calcext:value-type="float">
            <text:p>9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851" calcext:value-type="float">
            <text:p>66851</text:p>
          </table:table-cell>
          <table:table-cell office:value-type="float" office:value="44" calcext:value-type="float">
            <text:p>4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45" calcext:value-type="float">
            <text:p>45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87031" calcext:value-type="float">
            <text:p>87031</text:p>
          </table:table-cell>
          <table:table-cell office:value-type="float" office:value="83" calcext:value-type="float">
            <text:p>8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752" calcext:value-type="float">
            <text:p>64752</text:p>
          </table:table-cell>
          <table:table-cell office:value-type="float" office:value="44" calcext:value-type="float">
            <text:p>4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434" calcext:value-type="float">
            <text:p>43434</text:p>
          </table:table-cell>
          <table:table-cell office:value-type="float" office:value="49" calcext:value-type="float">
            <text:p>49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01639" calcext:value-type="float">
            <text:p>101639</text:p>
          </table:table-cell>
          <table:table-cell office:value-type="float" office:value="85" calcext:value-type="float">
            <text:p>8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187" calcext:value-type="float">
            <text:p>66187</text:p>
          </table:table-cell>
          <table:table-cell office:value-type="float" office:value="42" calcext:value-type="float">
            <text:p>4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198" calcext:value-type="float">
            <text:p>69198</text:p>
          </table:table-cell>
          <table:table-cell office:value-type="float" office:value="43" calcext:value-type="float">
            <text:p>43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95524" calcext:value-type="float">
            <text:p>95524</text:p>
          </table:table-cell>
          <table:table-cell office:value-type="float" office:value="87" calcext:value-type="float">
            <text:p>8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091" calcext:value-type="float">
            <text:p>35091</text:p>
          </table:table-cell>
          <table:table-cell office:value-type="float" office:value="44" calcext:value-type="float">
            <text:p>4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627" calcext:value-type="float">
            <text:p>68627</text:p>
          </table:table-cell>
          <table:table-cell office:value-type="float" office:value="44" calcext:value-type="float">
            <text:p>44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53723" calcext:value-type="float">
            <text:p>153723</text:p>
          </table:table-cell>
          <table:table-cell office:value-type="float" office:value="95" calcext:value-type="float">
            <text:p>9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509" calcext:value-type="float">
            <text:p>62509</text:p>
          </table:table-cell>
          <table:table-cell office:value-type="float" office:value="41" calcext:value-type="float">
            <text:p>4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986" calcext:value-type="float">
            <text:p>62986</text:p>
          </table:table-cell>
          <table:table-cell office:value-type="float" office:value="44.6" calcext:value-type="float">
            <text:p>44,6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58172" calcext:value-type="float">
            <text:p>158172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261" calcext:value-type="float">
            <text:p>62261</text:p>
          </table:table-cell>
          <table:table-cell office:value-type="float" office:value="40.6" calcext:value-type="float">
            <text:p>40,6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863" calcext:value-type="float">
            <text:p>108863</text:p>
          </table:table-cell>
          <table:table-cell office:value-type="float" office:value="43" calcext:value-type="float">
            <text:p>43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41972" calcext:value-type="float">
            <text:p>141972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343" calcext:value-type="float">
            <text:p>61343</text:p>
          </table:table-cell>
          <table:table-cell office:value-type="float" office:value="43" calcext:value-type="float">
            <text:p>4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664" calcext:value-type="float">
            <text:p>67664</text:p>
          </table:table-cell>
          <table:table-cell office:value-type="float" office:value="47" calcext:value-type="float">
            <text:p>47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33324" calcext:value-type="float">
            <text:p>133324</text:p>
          </table:table-cell>
          <table:table-cell office:value-type="float" office:value="93" calcext:value-type="float">
            <text:p>9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022" calcext:value-type="float">
            <text:p>64022</text:p>
          </table:table-cell>
          <table:table-cell office:value-type="float" office:value="47" calcext:value-type="float">
            <text:p>47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416" calcext:value-type="float">
            <text:p>68416</text:p>
          </table:table-cell>
          <table:table-cell office:value-type="float" office:value="47" calcext:value-type="float">
            <text:p>47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310281" calcext:value-type="float">
            <text:p>310281</text:p>
          </table:table-cell>
          <table:table-cell office:value-type="float" office:value="93.1" calcext:value-type="float">
            <text:p>93,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844" calcext:value-type="float">
            <text:p>37844</text:p>
          </table:table-cell>
          <table:table-cell office:value-type="float" office:value="43" calcext:value-type="float">
            <text:p>4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5827" calcext:value-type="float">
            <text:p>105827</text:p>
          </table:table-cell>
          <table:table-cell office:value-type="float" office:value="50" calcext:value-type="float">
            <text:p>50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56188" calcext:value-type="float">
            <text:p>156188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4096" calcext:value-type="float">
            <text:p>44096</text:p>
          </table:table-cell>
          <table:table-cell office:value-type="float" office:value="43" calcext:value-type="float">
            <text:p>4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288" calcext:value-type="float">
            <text:p>57288</text:p>
          </table:table-cell>
          <table:table-cell office:value-type="float" office:value="50" calcext:value-type="float">
            <text:p>50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75775" calcext:value-type="float">
            <text:p>175775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9427" calcext:value-type="float">
            <text:p>69427</text:p>
          </table:table-cell>
          <table:table-cell office:value-type="float" office:value="46" calcext:value-type="float">
            <text:p>46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895" calcext:value-type="float">
            <text:p>72895</text:p>
          </table:table-cell>
          <table:table-cell office:value-type="float" office:value="47" calcext:value-type="float">
            <text:p>47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86767" calcext:value-type="float">
            <text:p>18676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354" calcext:value-type="float">
            <text:p>62354</text:p>
          </table:table-cell>
          <table:table-cell office:value-type="float" office:value="46" calcext:value-type="float">
            <text:p>46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501" calcext:value-type="float">
            <text:p>66501</text:p>
          </table:table-cell>
          <table:table-cell office:value-type="float" office:value="44.6" calcext:value-type="float">
            <text:p>44,6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43481" calcext:value-type="float">
            <text:p>143481</text:p>
          </table:table-cell>
          <table:table-cell office:value-type="float" office:value="91" calcext:value-type="float">
            <text:p>9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2046" calcext:value-type="float">
            <text:p>72046</text:p>
          </table:table-cell>
          <table:table-cell office:value-type="float" office:value="47" calcext:value-type="float">
            <text:p>47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099" calcext:value-type="float">
            <text:p>65099</text:p>
          </table:table-cell>
          <table:table-cell office:value-type="float" office:value="43" calcext:value-type="float">
            <text:p>43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41233" calcext:value-type="float">
            <text:p>141233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9755" calcext:value-type="float">
            <text:p>69755</text:p>
          </table:table-cell>
          <table:table-cell office:value-type="float" office:value="42.6" calcext:value-type="float">
            <text:p>42,6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565" calcext:value-type="float">
            <text:p>69565</text:p>
          </table:table-cell>
          <table:table-cell office:value-type="float" office:value="50" calcext:value-type="float">
            <text:p>50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209949" calcext:value-type="float">
            <text:p>209949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1754" calcext:value-type="float">
            <text:p>101754</text:p>
          </table:table-cell>
          <table:table-cell office:value-type="float" office:value="47" calcext:value-type="float">
            <text:p>47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555" calcext:value-type="float">
            <text:p>73555</text:p>
          </table:table-cell>
          <table:table-cell office:value-type="float" office:value="78" calcext:value-type="float">
            <text:p>78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50008" calcext:value-type="float">
            <text:p>150008</text:p>
          </table:table-cell>
          <table:table-cell office:value-type="float" office:value="97" calcext:value-type="float">
            <text:p>9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7262" calcext:value-type="float">
            <text:p>77262</text:p>
          </table:table-cell>
          <table:table-cell office:value-type="float" office:value="52" calcext:value-type="float">
            <text:p>5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463" calcext:value-type="float">
            <text:p>51463</text:p>
          </table:table-cell>
          <table:table-cell office:value-type="float" office:value="48" calcext:value-type="float">
            <text:p>48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95192" calcext:value-type="float">
            <text:p>195192</text:p>
          </table:table-cell>
          <table:table-cell office:value-type="float" office:value="97" calcext:value-type="float">
            <text:p>9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171" calcext:value-type="float">
            <text:p>51171</text:p>
          </table:table-cell>
          <table:table-cell office:value-type="float" office:value="44" calcext:value-type="float">
            <text:p>4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616" calcext:value-type="float">
            <text:p>74616</text:p>
          </table:table-cell>
          <table:table-cell office:value-type="float" office:value="55" calcext:value-type="float">
            <text:p>55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42022" calcext:value-type="float">
            <text:p>142022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6088" calcext:value-type="float">
            <text:p>36088</text:p>
          </table:table-cell>
          <table:table-cell office:value-type="float" office:value="42" calcext:value-type="float">
            <text:p>4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226" calcext:value-type="float">
            <text:p>67226</text:p>
          </table:table-cell>
          <table:table-cell office:value-type="float" office:value="45" calcext:value-type="float">
            <text:p>45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51242" calcext:value-type="float">
            <text:p>151242</text:p>
          </table:table-cell>
          <table:table-cell office:value-type="float" office:value="97" calcext:value-type="float">
            <text:p>9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687" calcext:value-type="float">
            <text:p>58687</text:p>
          </table:table-cell>
          <table:table-cell office:value-type="float" office:value="42" calcext:value-type="float">
            <text:p>4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042" calcext:value-type="float">
            <text:p>64042</text:p>
          </table:table-cell>
          <table:table-cell office:value-type="float" office:value="50" calcext:value-type="float">
            <text:p>50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262267" calcext:value-type="float">
            <text:p>262267</text:p>
          </table:table-cell>
          <table:table-cell office:value-type="float" office:value="93" calcext:value-type="float">
            <text:p>9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528" calcext:value-type="float">
            <text:p>32528</text:p>
          </table:table-cell>
          <table:table-cell office:value-type="float" office:value="41" calcext:value-type="float">
            <text:p>4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509" calcext:value-type="float">
            <text:p>73509</text:p>
          </table:table-cell>
          <table:table-cell office:value-type="float" office:value="48.5" calcext:value-type="float">
            <text:p>48,5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42067" calcext:value-type="float">
            <text:p>142067</text:p>
          </table:table-cell>
          <table:table-cell office:value-type="float" office:value="92" calcext:value-type="float">
            <text:p>9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243" calcext:value-type="float">
            <text:p>68243</text:p>
          </table:table-cell>
          <table:table-cell office:value-type="float" office:value="43" calcext:value-type="float">
            <text:p>4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973" calcext:value-type="float">
            <text:p>51973</text:p>
          </table:table-cell>
          <table:table-cell office:value-type="float" office:value="49" calcext:value-type="float">
            <text:p>49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35428" calcext:value-type="float">
            <text:p>135428</text:p>
          </table:table-cell>
          <table:table-cell office:value-type="float" office:value="91" calcext:value-type="float">
            <text:p>9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131" calcext:value-type="float">
            <text:p>55131</text:p>
          </table:table-cell>
          <table:table-cell office:value-type="float" office:value="42.6" calcext:value-type="float">
            <text:p>42,6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847" calcext:value-type="float">
            <text:p>62847</text:p>
          </table:table-cell>
          <table:table-cell office:value-type="float" office:value="50" calcext:value-type="float">
            <text:p>50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4920653" calcext:value-type="float">
            <text:p>4920653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1122" calcext:value-type="float">
            <text:p>41122</text:p>
          </table:table-cell>
          <table:table-cell office:value-type="float" office:value="44" calcext:value-type="float">
            <text:p>4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560" calcext:value-type="float">
            <text:p>68560</text:p>
          </table:table-cell>
          <table:table-cell office:value-type="float" office:value="50" calcext:value-type="float">
            <text:p>50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39217" calcext:value-type="float">
            <text:p>13921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235" calcext:value-type="float">
            <text:p>67235</text:p>
          </table:table-cell>
          <table:table-cell office:value-type="float" office:value="45" calcext:value-type="float">
            <text:p>45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951" calcext:value-type="float">
            <text:p>38951</text:p>
          </table:table-cell>
          <table:table-cell office:value-type="float" office:value="48" calcext:value-type="float">
            <text:p>48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34198" calcext:value-type="float">
            <text:p>134198</text:p>
          </table:table-cell>
          <table:table-cell office:value-type="float" office:value="96" calcext:value-type="float">
            <text:p>9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836" calcext:value-type="float">
            <text:p>33836</text:p>
          </table:table-cell>
          <table:table-cell office:value-type="float" office:value="45" calcext:value-type="float">
            <text:p>45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413" calcext:value-type="float">
            <text:p>65413</text:p>
          </table:table-cell>
          <table:table-cell office:value-type="float" office:value="48" calcext:value-type="float">
            <text:p>48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97453" calcext:value-type="float">
            <text:p>97453</text:p>
          </table:table-cell>
          <table:table-cell office:value-type="float" office:value="91" calcext:value-type="float">
            <text:p>9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0398" calcext:value-type="float">
            <text:p>40398</text:p>
          </table:table-cell>
          <table:table-cell office:value-type="float" office:value="45" calcext:value-type="float">
            <text:p>45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537" calcext:value-type="float">
            <text:p>69537</text:p>
          </table:table-cell>
          <table:table-cell office:value-type="float" office:value="49" calcext:value-type="float">
            <text:p>49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23423" calcext:value-type="float">
            <text:p>123423</text:p>
          </table:table-cell>
          <table:table-cell office:value-type="float" office:value="91" calcext:value-type="float">
            <text:p>9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059" calcext:value-type="float">
            <text:p>59059</text:p>
          </table:table-cell>
          <table:table-cell office:value-type="float" office:value="44" calcext:value-type="float">
            <text:p>4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228" calcext:value-type="float">
            <text:p>72228</text:p>
          </table:table-cell>
          <table:table-cell office:value-type="float" office:value="46.5" calcext:value-type="float">
            <text:p>46,5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92322" calcext:value-type="float">
            <text:p>92322</text:p>
          </table:table-cell>
          <table:table-cell office:value-type="float" office:value="94" calcext:value-type="float">
            <text:p>9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658" calcext:value-type="float">
            <text:p>46658</text:p>
          </table:table-cell>
          <table:table-cell office:value-type="float" office:value="44" calcext:value-type="float">
            <text:p>4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428" calcext:value-type="float">
            <text:p>69428</text:p>
          </table:table-cell>
          <table:table-cell office:value-type="float" office:value="50" calcext:value-type="float">
            <text:p>50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08427" calcext:value-type="float">
            <text:p>108427</text:p>
          </table:table-cell>
          <table:table-cell office:value-type="float" office:value="89" calcext:value-type="float">
            <text:p>8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733" calcext:value-type="float">
            <text:p>55733</text:p>
          </table:table-cell>
          <table:table-cell office:value-type="float" office:value="42" calcext:value-type="float">
            <text:p>4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976" calcext:value-type="float">
            <text:p>71976</text:p>
          </table:table-cell>
          <table:table-cell office:value-type="float" office:value="50" calcext:value-type="float">
            <text:p>50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23683" calcext:value-type="float">
            <text:p>123683</text:p>
          </table:table-cell>
          <table:table-cell office:value-type="float" office:value="83.2" calcext:value-type="float">
            <text:p>83,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6132" calcext:value-type="float">
            <text:p>26132</text:p>
          </table:table-cell>
          <table:table-cell office:value-type="float" office:value="42.6" calcext:value-type="float">
            <text:p>42,6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612" calcext:value-type="float">
            <text:p>62612</text:p>
          </table:table-cell>
          <table:table-cell office:value-type="float" office:value="52" calcext:value-type="float">
            <text:p>52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50071" calcext:value-type="float">
            <text:p>150071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449" calcext:value-type="float">
            <text:p>46449</text:p>
          </table:table-cell>
          <table:table-cell office:value-type="float" office:value="42" calcext:value-type="float">
            <text:p>4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132" calcext:value-type="float">
            <text:p>58132</text:p>
          </table:table-cell>
          <table:table-cell office:value-type="float" office:value="48" calcext:value-type="float">
            <text:p>48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25199" calcext:value-type="float">
            <text:p>125199</text:p>
          </table:table-cell>
          <table:table-cell office:value-type="float" office:value="88" calcext:value-type="float">
            <text:p>8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456" calcext:value-type="float">
            <text:p>53456</text:p>
          </table:table-cell>
          <table:table-cell office:value-type="float" office:value="42" calcext:value-type="float">
            <text:p>4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847" calcext:value-type="float">
            <text:p>65847</text:p>
          </table:table-cell>
          <table:table-cell office:value-type="float" office:value="49" calcext:value-type="float">
            <text:p>49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18033" calcext:value-type="float">
            <text:p>118033</text:p>
          </table:table-cell>
          <table:table-cell office:value-type="float" office:value="90" calcext:value-type="float">
            <text:p>9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820" calcext:value-type="float">
            <text:p>37820</text:p>
          </table:table-cell>
          <table:table-cell office:value-type="float" office:value="41" calcext:value-type="float">
            <text:p>4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671" calcext:value-type="float">
            <text:p>57671</text:p>
          </table:table-cell>
          <table:table-cell office:value-type="float" office:value="53" calcext:value-type="float">
            <text:p>53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16983" calcext:value-type="float">
            <text:p>116983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2034" calcext:value-type="float">
            <text:p>72034</text:p>
          </table:table-cell>
          <table:table-cell office:value-type="float" office:value="43" calcext:value-type="float">
            <text:p>4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548" calcext:value-type="float">
            <text:p>40548</text:p>
          </table:table-cell>
          <table:table-cell office:value-type="float" office:value="50" calcext:value-type="float">
            <text:p>50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12902" calcext:value-type="float">
            <text:p>11290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556" calcext:value-type="float">
            <text:p>60556</text:p>
          </table:table-cell>
          <table:table-cell office:value-type="float" office:value="43" calcext:value-type="float">
            <text:p>4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415" calcext:value-type="float">
            <text:p>71415</text:p>
          </table:table-cell>
          <table:table-cell office:value-type="float" office:value="51" calcext:value-type="float">
            <text:p>51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48909" calcext:value-type="float">
            <text:p>148909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028" calcext:value-type="float">
            <text:p>38028</text:p>
          </table:table-cell>
          <table:table-cell office:value-type="float" office:value="44" calcext:value-type="float">
            <text:p>4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173" calcext:value-type="float">
            <text:p>57173</text:p>
          </table:table-cell>
          <table:table-cell office:value-type="float" office:value="49" calcext:value-type="float">
            <text:p>49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30554" calcext:value-type="float">
            <text:p>130554</text:p>
          </table:table-cell>
          <table:table-cell office:value-type="float" office:value="81" calcext:value-type="float">
            <text:p>8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362" calcext:value-type="float">
            <text:p>32362</text:p>
          </table:table-cell>
          <table:table-cell office:value-type="float" office:value="45" calcext:value-type="float">
            <text:p>45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562" calcext:value-type="float">
            <text:p>54562</text:p>
          </table:table-cell>
          <table:table-cell office:value-type="float" office:value="49.5" calcext:value-type="float">
            <text:p>49,5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27640" calcext:value-type="float">
            <text:p>127640</text:p>
          </table:table-cell>
          <table:table-cell office:value-type="float" office:value="87" calcext:value-type="float">
            <text:p>8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057" calcext:value-type="float">
            <text:p>57057</text:p>
          </table:table-cell>
          <table:table-cell office:value-type="float" office:value="49.5" calcext:value-type="float">
            <text:p>49,5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9544" calcext:value-type="float">
            <text:p>529544</text:p>
          </table:table-cell>
          <table:table-cell office:value-type="float" office:value="55" calcext:value-type="float">
            <text:p>55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73817" calcext:value-type="float">
            <text:p>73817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485" calcext:value-type="float">
            <text:p>56485</text:p>
          </table:table-cell>
          <table:table-cell office:value-type="float" office:value="44" calcext:value-type="float">
            <text:p>4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137" calcext:value-type="float">
            <text:p>77137</text:p>
          </table:table-cell>
          <table:table-cell office:value-type="float" office:value="51" calcext:value-type="float">
            <text:p>51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50642" calcext:value-type="float">
            <text:p>150642</text:p>
          </table:table-cell>
          <table:table-cell office:value-type="float" office:value="91.1" calcext:value-type="float">
            <text:p>91,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706" calcext:value-type="float">
            <text:p>66706</text:p>
          </table:table-cell>
          <table:table-cell office:value-type="float" office:value="45" calcext:value-type="float">
            <text:p>45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7661" calcext:value-type="float">
            <text:p>87661</text:p>
          </table:table-cell>
          <table:table-cell office:value-type="float" office:value="51" calcext:value-type="float">
            <text:p>51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33160" calcext:value-type="float">
            <text:p>13316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3706" calcext:value-type="float">
            <text:p>113706</text:p>
          </table:table-cell>
          <table:table-cell office:value-type="float" office:value="46" calcext:value-type="float">
            <text:p>46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575" calcext:value-type="float">
            <text:p>69575</text:p>
          </table:table-cell>
          <table:table-cell office:value-type="float" office:value="51" calcext:value-type="float">
            <text:p>51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33345" calcext:value-type="float">
            <text:p>133345</text:p>
          </table:table-cell>
          <table:table-cell office:value-type="float" office:value="93" calcext:value-type="float">
            <text:p>9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111" calcext:value-type="float">
            <text:p>59111</text:p>
          </table:table-cell>
          <table:table-cell office:value-type="float" office:value="44" calcext:value-type="float">
            <text:p>4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994" calcext:value-type="float">
            <text:p>60994</text:p>
          </table:table-cell>
          <table:table-cell office:value-type="float" office:value="47" calcext:value-type="float">
            <text:p>47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53019" calcext:value-type="float">
            <text:p>153019</text:p>
          </table:table-cell>
          <table:table-cell office:value-type="float" office:value="92" calcext:value-type="float">
            <text:p>9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823" calcext:value-type="float">
            <text:p>55823</text:p>
          </table:table-cell>
          <table:table-cell office:value-type="float" office:value="44" calcext:value-type="float">
            <text:p>4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182" calcext:value-type="float">
            <text:p>69182</text:p>
          </table:table-cell>
          <table:table-cell office:value-type="float" office:value="50" calcext:value-type="float">
            <text:p>50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14210" calcext:value-type="float">
            <text:p>11421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351" calcext:value-type="float">
            <text:p>58351</text:p>
          </table:table-cell>
          <table:table-cell office:value-type="float" office:value="46" calcext:value-type="float">
            <text:p>46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10146" calcext:value-type="float">
            <text:p>2310146</text:p>
          </table:table-cell>
          <table:table-cell office:value-type="float" office:value="43.6" calcext:value-type="float">
            <text:p>43,6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13176" calcext:value-type="float">
            <text:p>113176</text:p>
          </table:table-cell>
          <table:table-cell office:value-type="float" office:value="92" calcext:value-type="float">
            <text:p>9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546" calcext:value-type="float">
            <text:p>58546</text:p>
          </table:table-cell>
          <table:table-cell office:value-type="float" office:value="36" calcext:value-type="float">
            <text:p>36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768" calcext:value-type="float">
            <text:p>47768</text:p>
          </table:table-cell>
          <table:table-cell office:value-type="float" office:value="49" calcext:value-type="float">
            <text:p>49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96409" calcext:value-type="float">
            <text:p>96409</text:p>
          </table:table-cell>
          <table:table-cell office:value-type="float" office:value="80" calcext:value-type="float">
            <text:p>8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1702" calcext:value-type="float">
            <text:p>41702</text:p>
          </table:table-cell>
          <table:table-cell office:value-type="float" office:value="46" calcext:value-type="float">
            <text:p>46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536" calcext:value-type="float">
            <text:p>50536</text:p>
          </table:table-cell>
          <table:table-cell office:value-type="float" office:value="48" calcext:value-type="float">
            <text:p>48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25240" calcext:value-type="float">
            <text:p>125240</text:p>
          </table:table-cell>
          <table:table-cell office:value-type="float" office:value="81" calcext:value-type="float">
            <text:p>8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1250" calcext:value-type="float">
            <text:p>41250</text:p>
          </table:table-cell>
          <table:table-cell office:value-type="float" office:value="44.6" calcext:value-type="float">
            <text:p>44,6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999" calcext:value-type="float">
            <text:p>69999</text:p>
          </table:table-cell>
          <table:table-cell office:value-type="float" office:value="49" calcext:value-type="float">
            <text:p>49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10296" calcext:value-type="float">
            <text:p>11029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9003" calcext:value-type="float">
            <text:p>109003</text:p>
          </table:table-cell>
          <table:table-cell office:value-type="float" office:value="43" calcext:value-type="float">
            <text:p>4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511" calcext:value-type="float">
            <text:p>68511</text:p>
          </table:table-cell>
          <table:table-cell office:value-type="float" office:value="49" calcext:value-type="float">
            <text:p>49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30063" calcext:value-type="float">
            <text:p>130063</text:p>
          </table:table-cell>
          <table:table-cell office:value-type="float" office:value="94.1" calcext:value-type="float">
            <text:p>94,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750" calcext:value-type="float">
            <text:p>56750</text:p>
          </table:table-cell>
          <table:table-cell office:value-type="float" office:value="44" calcext:value-type="float">
            <text:p>4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199" calcext:value-type="float">
            <text:p>66199</text:p>
          </table:table-cell>
          <table:table-cell office:value-type="float" office:value="52" calcext:value-type="float">
            <text:p>52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97905" calcext:value-type="float">
            <text:p>97905</text:p>
          </table:table-cell>
          <table:table-cell office:value-type="float" office:value="89" calcext:value-type="float">
            <text:p>8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1774" calcext:value-type="float">
            <text:p>41774</text:p>
          </table:table-cell>
          <table:table-cell office:value-type="float" office:value="45" calcext:value-type="float">
            <text:p>45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564" calcext:value-type="float">
            <text:p>62564</text:p>
          </table:table-cell>
          <table:table-cell office:value-type="float" office:value="45" calcext:value-type="float">
            <text:p>45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03173" calcext:value-type="float">
            <text:p>103173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204" calcext:value-type="float">
            <text:p>63204</text:p>
          </table:table-cell>
          <table:table-cell office:value-type="float" office:value="43" calcext:value-type="float">
            <text:p>4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826" calcext:value-type="float">
            <text:p>75826</text:p>
          </table:table-cell>
          <table:table-cell office:value-type="float" office:value="42" calcext:value-type="float">
            <text:p>42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10489" calcext:value-type="float">
            <text:p>110489</text:p>
          </table:table-cell>
          <table:table-cell office:value-type="float" office:value="95" calcext:value-type="float">
            <text:p>9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166" calcext:value-type="float">
            <text:p>55166</text:p>
          </table:table-cell>
          <table:table-cell office:value-type="float" office:value="43" calcext:value-type="float">
            <text:p>4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058" calcext:value-type="float">
            <text:p>59058</text:p>
          </table:table-cell>
          <table:table-cell office:value-type="float" office:value="44" calcext:value-type="float">
            <text:p>44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08726" calcext:value-type="float">
            <text:p>108726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0285" calcext:value-type="float">
            <text:p>80285</text:p>
          </table:table-cell>
          <table:table-cell office:value-type="float" office:value="39" calcext:value-type="float">
            <text:p>39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1172" calcext:value-type="float">
            <text:p>131172</text:p>
          </table:table-cell>
          <table:table-cell office:value-type="float" office:value="42.6" calcext:value-type="float">
            <text:p>42,6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28817" calcext:value-type="float">
            <text:p>128817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128" calcext:value-type="float">
            <text:p>62128</text:p>
          </table:table-cell>
          <table:table-cell office:value-type="float" office:value="42" calcext:value-type="float">
            <text:p>4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994" calcext:value-type="float">
            <text:p>64994</text:p>
          </table:table-cell>
          <table:table-cell office:value-type="float" office:value="46" calcext:value-type="float">
            <text:p>46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04840" calcext:value-type="float">
            <text:p>104840</text:p>
          </table:table-cell>
          <table:table-cell office:value-type="float" office:value="97" calcext:value-type="float">
            <text:p>9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378" calcext:value-type="float">
            <text:p>54378</text:p>
          </table:table-cell>
          <table:table-cell office:value-type="float" office:value="42" calcext:value-type="float">
            <text:p>4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035" calcext:value-type="float">
            <text:p>72035</text:p>
          </table:table-cell>
          <table:table-cell office:value-type="float" office:value="48" calcext:value-type="float">
            <text:p>48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04793" calcext:value-type="float">
            <text:p>104793</text:p>
          </table:table-cell>
          <table:table-cell office:value-type="float" office:value="96" calcext:value-type="float">
            <text:p>9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562" calcext:value-type="float">
            <text:p>68562</text:p>
          </table:table-cell>
          <table:table-cell office:value-type="float" office:value="43" calcext:value-type="float">
            <text:p>4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719" calcext:value-type="float">
            <text:p>50719</text:p>
          </table:table-cell>
          <table:table-cell office:value-type="float" office:value="44" calcext:value-type="float">
            <text:p>44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05074" calcext:value-type="float">
            <text:p>105074</text:p>
          </table:table-cell>
          <table:table-cell office:value-type="float" office:value="89" calcext:value-type="float">
            <text:p>8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708" calcext:value-type="float">
            <text:p>39708</text:p>
          </table:table-cell>
          <table:table-cell office:value-type="float" office:value="40.6" calcext:value-type="float">
            <text:p>40,6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304" calcext:value-type="float">
            <text:p>66304</text:p>
          </table:table-cell>
          <table:table-cell office:value-type="float" office:value="43" calcext:value-type="float">
            <text:p>43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12884" calcext:value-type="float">
            <text:p>112884</text:p>
          </table:table-cell>
          <table:table-cell office:value-type="float" office:value="92.1" calcext:value-type="float">
            <text:p>92,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318" calcext:value-type="float">
            <text:p>63318</text:p>
          </table:table-cell>
          <table:table-cell office:value-type="float" office:value="46" calcext:value-type="float">
            <text:p>46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5237" calcext:value-type="float">
            <text:p>95237</text:p>
          </table:table-cell>
          <table:table-cell office:value-type="float" office:value="49" calcext:value-type="float">
            <text:p>49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13365" calcext:value-type="float">
            <text:p>113365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974" calcext:value-type="float">
            <text:p>58974</text:p>
          </table:table-cell>
          <table:table-cell office:value-type="float" office:value="41" calcext:value-type="float">
            <text:p>4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861" calcext:value-type="float">
            <text:p>67861</text:p>
          </table:table-cell>
          <table:table-cell office:value-type="float" office:value="46" calcext:value-type="float">
            <text:p>46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09809" calcext:value-type="float">
            <text:p>109809</text:p>
          </table:table-cell>
          <table:table-cell office:value-type="float" office:value="91" calcext:value-type="float">
            <text:p>9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891" calcext:value-type="float">
            <text:p>34891</text:p>
          </table:table-cell>
          <table:table-cell office:value-type="float" office:value="38" calcext:value-type="float">
            <text:p>38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647" calcext:value-type="float">
            <text:p>68647</text:p>
          </table:table-cell>
          <table:table-cell office:value-type="float" office:value="41" calcext:value-type="float">
            <text:p>41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54359" calcext:value-type="float">
            <text:p>154359</text:p>
          </table:table-cell>
          <table:table-cell office:value-type="float" office:value="92" calcext:value-type="float">
            <text:p>9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675" calcext:value-type="float">
            <text:p>53675</text:p>
          </table:table-cell>
          <table:table-cell office:value-type="float" office:value="39" calcext:value-type="float">
            <text:p>39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258" calcext:value-type="float">
            <text:p>48258</text:p>
          </table:table-cell>
          <table:table-cell office:value-type="float" office:value="50.5" calcext:value-type="float">
            <text:p>50,5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12079" calcext:value-type="float">
            <text:p>112079</text:p>
          </table:table-cell>
          <table:table-cell office:value-type="float" office:value="87" calcext:value-type="float">
            <text:p>8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590" calcext:value-type="float">
            <text:p>47590</text:p>
          </table:table-cell>
          <table:table-cell office:value-type="float" office:value="42" calcext:value-type="float">
            <text:p>4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619" calcext:value-type="float">
            <text:p>62619</text:p>
          </table:table-cell>
          <table:table-cell office:value-type="float" office:value="41" calcext:value-type="float">
            <text:p>41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86465" calcext:value-type="float">
            <text:p>86465</text:p>
          </table:table-cell>
          <table:table-cell office:value-type="float" office:value="93" calcext:value-type="float">
            <text:p>9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982" calcext:value-type="float">
            <text:p>55982</text:p>
          </table:table-cell>
          <table:table-cell office:value-type="float" office:value="45" calcext:value-type="float">
            <text:p>45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183" calcext:value-type="float">
            <text:p>91183</text:p>
          </table:table-cell>
          <table:table-cell office:value-type="float" office:value="50" calcext:value-type="float">
            <text:p>50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13797" calcext:value-type="float">
            <text:p>113797</text:p>
          </table:table-cell>
          <table:table-cell office:value-type="float" office:value="88" calcext:value-type="float">
            <text:p>8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2970" calcext:value-type="float">
            <text:p>42970</text:p>
          </table:table-cell>
          <table:table-cell office:value-type="float" office:value="44" calcext:value-type="float">
            <text:p>4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878" calcext:value-type="float">
            <text:p>74878</text:p>
          </table:table-cell>
          <table:table-cell office:value-type="float" office:value="56" calcext:value-type="float">
            <text:p>56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08190" calcext:value-type="float">
            <text:p>108190</text:p>
          </table:table-cell>
          <table:table-cell office:value-type="float" office:value="96" calcext:value-type="float">
            <text:p>9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991" calcext:value-type="float">
            <text:p>34991</text:p>
          </table:table-cell>
          <table:table-cell office:value-type="float" office:value="45.5" calcext:value-type="float">
            <text:p>45,5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033" calcext:value-type="float">
            <text:p>68033</text:p>
          </table:table-cell>
          <table:table-cell office:value-type="float" office:value="50" calcext:value-type="float">
            <text:p>50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27176" calcext:value-type="float">
            <text:p>127176</text:p>
          </table:table-cell>
          <table:table-cell office:value-type="float" office:value="95" calcext:value-type="float">
            <text:p>9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3163" calcext:value-type="float">
            <text:p>23163</text:p>
          </table:table-cell>
          <table:table-cell office:value-type="float" office:value="41" calcext:value-type="float">
            <text:p>4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5226" calcext:value-type="float">
            <text:p>95226</text:p>
          </table:table-cell>
          <table:table-cell office:value-type="float" office:value="50" calcext:value-type="float">
            <text:p>50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08067" calcext:value-type="float">
            <text:p>108067</text:p>
          </table:table-cell>
          <table:table-cell office:value-type="float" office:value="89" calcext:value-type="float">
            <text:p>8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2246" calcext:value-type="float">
            <text:p>42246</text:p>
          </table:table-cell>
          <table:table-cell office:value-type="float" office:value="47" calcext:value-type="float">
            <text:p>47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9255" calcext:value-type="float">
            <text:p>89255</text:p>
          </table:table-cell>
          <table:table-cell office:value-type="float" office:value="49" calcext:value-type="float">
            <text:p>49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51507" calcext:value-type="float">
            <text:p>151507</text:p>
          </table:table-cell>
          <table:table-cell office:value-type="float" office:value="94" calcext:value-type="float">
            <text:p>9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409" calcext:value-type="float">
            <text:p>46409</text:p>
          </table:table-cell>
          <table:table-cell office:value-type="float" office:value="36" calcext:value-type="float">
            <text:p>36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422" calcext:value-type="float">
            <text:p>47422</text:p>
          </table:table-cell>
          <table:table-cell office:value-type="float" office:value="51.5" calcext:value-type="float">
            <text:p>51,5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02751" calcext:value-type="float">
            <text:p>102751</text:p>
          </table:table-cell>
          <table:table-cell office:value-type="float" office:value="89" calcext:value-type="float">
            <text:p>8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4242" calcext:value-type="float">
            <text:p>74242</text:p>
          </table:table-cell>
          <table:table-cell office:value-type="float" office:value="39" calcext:value-type="float">
            <text:p>39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761" calcext:value-type="float">
            <text:p>67761</text:p>
          </table:table-cell>
          <table:table-cell office:value-type="float" office:value="51" calcext:value-type="float">
            <text:p>51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03882" calcext:value-type="float">
            <text:p>103882</text:p>
          </table:table-cell>
          <table:table-cell office:value-type="float" office:value="94" calcext:value-type="float">
            <text:p>9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689" calcext:value-type="float">
            <text:p>34689</text:p>
          </table:table-cell>
          <table:table-cell office:value-type="float" office:value="39" calcext:value-type="float">
            <text:p>39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323" calcext:value-type="float">
            <text:p>70323</text:p>
          </table:table-cell>
          <table:table-cell office:value-type="float" office:value="45" calcext:value-type="float">
            <text:p>45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15871" calcext:value-type="float">
            <text:p>115871</text:p>
          </table:table-cell>
          <table:table-cell office:value-type="float" office:value="97" calcext:value-type="float">
            <text:p>9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264" calcext:value-type="float">
            <text:p>27264</text:p>
          </table:table-cell>
          <table:table-cell office:value-type="float" office:value="43" calcext:value-type="float">
            <text:p>4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576" calcext:value-type="float">
            <text:p>57576</text:p>
          </table:table-cell>
          <table:table-cell office:value-type="float" office:value="47" calcext:value-type="float">
            <text:p>47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37692" calcext:value-type="float">
            <text:p>137692</text:p>
          </table:table-cell>
          <table:table-cell office:value-type="float" office:value="96" calcext:value-type="float">
            <text:p>9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479" calcext:value-type="float">
            <text:p>32479</text:p>
          </table:table-cell>
          <table:table-cell office:value-type="float" office:value="40.6" calcext:value-type="float">
            <text:p>40,6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160" calcext:value-type="float">
            <text:p>43160</text:p>
          </table:table-cell>
          <table:table-cell office:value-type="float" office:value="43" calcext:value-type="float">
            <text:p>43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33791" calcext:value-type="float">
            <text:p>133791</text:p>
          </table:table-cell>
          <table:table-cell office:value-type="float" office:value="85" calcext:value-type="float">
            <text:p>8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6606" calcext:value-type="float">
            <text:p>86606</text:p>
          </table:table-cell>
          <table:table-cell office:value-type="float" office:value="33" calcext:value-type="float">
            <text:p>3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074" calcext:value-type="float">
            <text:p>64074</text:p>
          </table:table-cell>
          <table:table-cell office:value-type="float" office:value="43" calcext:value-type="float">
            <text:p>43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04144" calcext:value-type="float">
            <text:p>104144</text:p>
          </table:table-cell>
          <table:table-cell office:value-type="float" office:value="84.2" calcext:value-type="float">
            <text:p>84,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6728" calcext:value-type="float">
            <text:p>36728</text:p>
          </table:table-cell>
          <table:table-cell office:value-type="float" office:value="43" calcext:value-type="float">
            <text:p>4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970" calcext:value-type="float">
            <text:p>31970</text:p>
          </table:table-cell>
          <table:table-cell office:value-type="float" office:value="43" calcext:value-type="float">
            <text:p>43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69937" calcext:value-type="float">
            <text:p>69937</text:p>
          </table:table-cell>
          <table:table-cell office:value-type="float" office:value="91" calcext:value-type="float">
            <text:p>9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4212" calcext:value-type="float">
            <text:p>84212</text:p>
          </table:table-cell>
          <table:table-cell office:value-type="float" office:value="38" calcext:value-type="float">
            <text:p>38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404" calcext:value-type="float">
            <text:p>38404</text:p>
          </table:table-cell>
          <table:table-cell office:value-type="float" office:value="45" calcext:value-type="float">
            <text:p>45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11662" calcext:value-type="float">
            <text:p>111662</text:p>
          </table:table-cell>
          <table:table-cell office:value-type="float" office:value="96" calcext:value-type="float">
            <text:p>9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3366" calcext:value-type="float">
            <text:p>83366</text:p>
          </table:table-cell>
          <table:table-cell office:value-type="float" office:value="39" calcext:value-type="float">
            <text:p>39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51:.B450])" office:value-type="float" office:value="246579.14" calcext:value-type="float">
            <text:p>246579,14</text:p>
          </table:table-cell>
          <table:table-cell table:formula="of:=AVERAGE([.C351:.C450])" office:value-type="float" office:value="49.53" calcext:value-type="float">
            <text:p>49,53</text:p>
          </table:table-cell>
          <table:table-cell table:formula="of:=AVERAGE([.D351:.D450])" office:value-type="float" office:value="6.63299999999999" calcext:value-type="float">
            <text:p>6,63299999999999</text:p>
          </table:table-cell>
          <table:table-cell table:number-columns-repeated="2"/>
          <table:table-cell table:formula="of:=AVERAGE([.G351:.G450])" office:value-type="float" office:value="179992.54" calcext:value-type="float">
            <text:p>179992,54</text:p>
          </table:table-cell>
          <table:table-cell table:formula="of:=AVERAGE([.H351:.H450])" office:value-type="float" office:value="92.193" calcext:value-type="float">
            <text:p>92,193</text:p>
          </table:table-cell>
          <table:table-cell table:formula="of:=AVERAGE([.I351:.I450])" office:value-type="float" office:value="1.7" calcext:value-type="float">
            <text:p>1,7</text:p>
          </table:table-cell>
          <table:table-cell table:number-columns-repeated="2"/>
          <table:table-cell table:formula="of:=AVERAGE([.L351:.L450])" office:value-type="float" office:value="220943.75" calcext:value-type="float">
            <text:p>220943,75</text:p>
          </table:table-cell>
          <table:table-cell table:formula="of:=AVERAGE([.M351:.M450])" office:value-type="float" office:value="43.574" calcext:value-type="float">
            <text:p>43,574</text:p>
          </table:table-cell>
          <table:table-cell table:formula="of:=AVERAGE([.N351:.N450])" office:value-type="float" office:value="5.14799999999999" calcext:value-type="float">
            <text:p>5,147999999999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351:.B450])" office:value-type="float" office:value="1480799.57456776" calcext:value-type="float">
            <text:p>1480799,57456776</text:p>
          </table:table-cell>
          <table:table-cell table:formula="of:=STDEVP([.C351:.C450])" office:value-type="float" office:value="10.313462076335" calcext:value-type="float">
            <text:p>10,313462076335</text:p>
          </table:table-cell>
          <table:table-cell table:formula="of:=STDEVP([.D351:.D450])" office:value-type="float" office:value="0.910280725930194" calcext:value-type="float">
            <text:p>0,910280725930194</text:p>
          </table:table-cell>
          <table:table-cell table:number-columns-repeated="2"/>
          <table:table-cell table:formula="of:=STDEVP([.G351:.G450])" office:value-type="float" office:value="477669.676854737" calcext:value-type="float">
            <text:p>477669,676854737</text:p>
          </table:table-cell>
          <table:table-cell table:formula="of:=STDEVP([.H351:.H450])" office:value-type="float" office:value="6.81652778179624" calcext:value-type="float">
            <text:p>6,81652778179624</text:p>
          </table:table-cell>
          <table:table-cell table:formula="of:=STDEVP([.I351:.I450])" office:value-type="float" office:value="0" calcext:value-type="float">
            <text:p>0</text:p>
          </table:table-cell>
          <table:table-cell table:number-columns-repeated="2"/>
          <table:table-cell table:formula="of:=STDEVP([.L351:.L450])" office:value-type="float" office:value="1650096.74739083" calcext:value-type="float">
            <text:p>1650096,74739083</text:p>
          </table:table-cell>
          <table:table-cell table:formula="of:=STDEVP([.M351:.M450])" office:value-type="float" office:value="7.82711466633778" calcext:value-type="float">
            <text:p>7,82711466633778</text:p>
          </table:table-cell>
          <table:table-cell table:formula="of:=STDEVP([.N351:.N450])" office:value-type="float" office:value="0.252776581193749" calcext:value-type="float">
            <text:p>0,2527765811937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351:.B450])" office:value-type="float" office:value="68593.5" calcext:value-type="float">
            <text:p>68593,5</text:p>
          </table:table-cell>
          <table:table-cell table:formula="of:=MEDIAN([.C351:.C450])" office:value-type="float" office:value="48" calcext:value-type="float">
            <text:p>48</text:p>
          </table:table-cell>
          <table:table-cell table:formula="of:=MEDIAN([.D351:.D450])" office:value-type="float" office:value="6.8" calcext:value-type="float">
            <text:p>6,8</text:p>
          </table:table-cell>
          <table:table-cell table:number-columns-repeated="2"/>
          <table:table-cell table:formula="of:=MEDIAN([.G351:.G450])" office:value-type="float" office:value="132678" calcext:value-type="float">
            <text:p>132678</text:p>
          </table:table-cell>
          <table:table-cell table:formula="of:=MEDIAN([.H351:.H450])" office:value-type="float" office:value="93.2" calcext:value-type="float">
            <text:p>93,2</text:p>
          </table:table-cell>
          <table:table-cell table:formula="of:=MEDIAN([.I351:.I450])" office:value-type="float" office:value="1.7" calcext:value-type="float">
            <text:p>1,7</text:p>
          </table:table-cell>
          <table:table-cell table:number-columns-repeated="2"/>
          <table:table-cell table:formula="of:=MEDIAN([.L351:.L450])" office:value-type="float" office:value="55449.5" calcext:value-type="float">
            <text:p>55449,5</text:p>
          </table:table-cell>
          <table:table-cell table:formula="of:=MEDIAN([.M351:.M450])" office:value-type="float" office:value="43" calcext:value-type="float">
            <text:p>43</text:p>
          </table:table-cell>
          <table:table-cell table:formula="of:=MEDIAN([.N351:.N450])"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351:.B400])" office:value-type="float" office:value="372699.48" calcext:value-type="float">
            <text:p>372699,48</text:p>
          </table:table-cell>
          <table:table-cell table:formula="of:=AVERAGE([.C351:.C400])" office:value-type="float" office:value="51.096" calcext:value-type="float">
            <text:p>51,096</text:p>
          </table:table-cell>
          <table:table-cell table:formula="of:=AVERAGE([.D351:.D400])" office:value-type="float" office:value="6.384" calcext:value-type="float">
            <text:p>6,384</text:p>
          </table:table-cell>
          <table:table-cell table:number-columns-repeated="2"/>
          <table:table-cell table:formula="of:=AVERAGE([.G351:.G400])" office:value-type="float" office:value="242929.72" calcext:value-type="float">
            <text:p>242929,72</text:p>
          </table:table-cell>
          <table:table-cell table:formula="of:=AVERAGE([.H351:.H400])" office:value-type="float" office:value="91.772" calcext:value-type="float">
            <text:p>91,772</text:p>
          </table:table-cell>
          <table:table-cell table:formula="of:=AVERAGE([.I351:.I400])" office:value-type="float" office:value="1.7" calcext:value-type="float">
            <text:p>1,7</text:p>
          </table:table-cell>
          <table:table-cell table:number-columns-repeated="2"/>
          <table:table-cell table:formula="of:=AVERAGE([.L351:.L400])" office:value-type="float" office:value="387251.96" calcext:value-type="float">
            <text:p>387251,96</text:p>
          </table:table-cell>
          <table:table-cell table:formula="of:=AVERAGE([.M351:.M400])" office:value-type="float" office:value="44.72" calcext:value-type="float">
            <text:p>44,72</text:p>
          </table:table-cell>
          <table:table-cell table:formula="of:=AVERAGE([.N351:.N400])" office:value-type="float" office:value="5.096" calcext:value-type="float">
            <text:p>5,0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401:.B450])" office:value-type="float" office:value="120458.8" calcext:value-type="float">
            <text:p>120458,8</text:p>
          </table:table-cell>
          <table:table-cell table:formula="of:=AVERAGE([.C401:.C450])" office:value-type="float" office:value="47.964" calcext:value-type="float">
            <text:p>47,964</text:p>
          </table:table-cell>
          <table:table-cell table:formula="of:=AVERAGE([.D401:.D450])" office:value-type="float" office:value="6.882" calcext:value-type="float">
            <text:p>6,882</text:p>
          </table:table-cell>
          <table:table-cell table:number-columns-repeated="2"/>
          <table:table-cell table:formula="of:=AVERAGE([.G401:.G450])" office:value-type="float" office:value="117055.36" calcext:value-type="float">
            <text:p>117055,36</text:p>
          </table:table-cell>
          <table:table-cell table:formula="of:=AVERAGE([.H401:.H450])" office:value-type="float" office:value="92.614" calcext:value-type="float">
            <text:p>92,614</text:p>
          </table:table-cell>
          <table:table-cell table:formula="of:=AVERAGE([.I401:.I450])" office:value-type="float" office:value="1.7" calcext:value-type="float">
            <text:p>1,7</text:p>
          </table:table-cell>
          <table:table-cell table:number-columns-repeated="2"/>
          <table:table-cell table:formula="of:=AVERAGE([.L401:.L450])" office:value-type="float" office:value="54635.54" calcext:value-type="float">
            <text:p>54635,54</text:p>
          </table:table-cell>
          <table:table-cell table:formula="of:=AVERAGE([.M401:.M450])" office:value-type="float" office:value="42.428" calcext:value-type="float">
            <text:p>42,428</text:p>
          </table:table-cell>
          <table:table-cell table:formula="of:=AVERAGE([.N401:.N450])"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401:.B450])" office:value-type="float" office:value="319874.980127487" calcext:value-type="float">
            <text:p>319874,980127487</text:p>
          </table:table-cell>
          <table:table-cell table:formula="of:=STDEVP([.C401:.C450])" office:value-type="float" office:value="3.53682117161725" calcext:value-type="float">
            <text:p>3,53682117161725</text:p>
          </table:table-cell>
          <table:table-cell table:formula="of:=STDEVP([.D401:.D450])" office:value-type="float" office:value="0.0384187454245973" calcext:value-type="float">
            <text:p>0,038418745424597</text:p>
          </table:table-cell>
          <table:table-cell table:number-columns-repeated="2"/>
          <table:table-cell table:formula="of:=STDEVP([.G401:.G450])" office:value-type="float" office:value="18682.0565000323" calcext:value-type="float">
            <text:p>18682,0565000323</text:p>
          </table:table-cell>
          <table:table-cell table:formula="of:=STDEVP([.H401:.H450])" office:value-type="float" office:value="5.38639062824077" calcext:value-type="float">
            <text:p>5,38639062824077</text:p>
          </table:table-cell>
          <table:table-cell table:formula="of:=STDEVP([.I401:.I450])" office:value-type="float" office:value="0" calcext:value-type="float">
            <text:p>0</text:p>
          </table:table-cell>
          <table:table-cell table:number-columns-repeated="2"/>
          <table:table-cell table:formula="of:=STDEVP([.L401:.L450])" office:value-type="float" office:value="19007.7853809538" calcext:value-type="float">
            <text:p>19007,7853809538</text:p>
          </table:table-cell>
          <table:table-cell table:formula="of:=STDEVP([.M401:.M450])" office:value-type="float" office:value="3.06065613880423" calcext:value-type="float">
            <text:p>3,06065613880423</text:p>
          </table:table-cell>
          <table:table-cell table:formula="of:=STDEVP([.N401:.N450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351:.B400])" office:value-type="float" office:value="69528" calcext:value-type="float">
            <text:p>69528</text:p>
          </table:table-cell>
          <table:table-cell table:formula="of:=MEDIAN([.C351:.C400])" office:value-type="float" office:value="47" calcext:value-type="float">
            <text:p>47</text:p>
          </table:table-cell>
          <table:table-cell table:formula="of:=MEDIAN([.D351:.D400])" office:value-type="float" office:value="6.8" calcext:value-type="float">
            <text:p>6,8</text:p>
          </table:table-cell>
          <table:table-cell table:number-columns-repeated="2"/>
          <table:table-cell table:formula="of:=MEDIAN([.G351:.G400])" office:value-type="float" office:value="142750" calcext:value-type="float">
            <text:p>142750</text:p>
          </table:table-cell>
          <table:table-cell table:formula="of:=MEDIAN([.H351:.H400])" office:value-type="float" office:value="93.65" calcext:value-type="float">
            <text:p>93,65</text:p>
          </table:table-cell>
          <table:table-cell table:formula="of:=MEDIAN([.I351:.I400])" office:value-type="float" office:value="1.7" calcext:value-type="float">
            <text:p>1,7</text:p>
          </table:table-cell>
          <table:table-cell table:number-columns-repeated="2"/>
          <table:table-cell table:formula="of:=MEDIAN([.L351:.L400])" office:value-type="float" office:value="56909" calcext:value-type="float">
            <text:p>56909</text:p>
          </table:table-cell>
          <table:table-cell table:formula="of:=MEDIAN([.M351:.M400])" office:value-type="float" office:value="43" calcext:value-type="float">
            <text:p>43</text:p>
          </table:table-cell>
          <table:table-cell table:formula="of:=MEDIAN([.N351:.N400])"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401:.B450])" office:value-type="float" office:value="67811" calcext:value-type="float">
            <text:p>67811</text:p>
          </table:table-cell>
          <table:table-cell table:formula="of:=MEDIAN([.C401:.C450])" office:value-type="float" office:value="49" calcext:value-type="float">
            <text:p>49</text:p>
          </table:table-cell>
          <table:table-cell table:formula="of:=MEDIAN([.D401:.D450])" office:value-type="float" office:value="6.9" calcext:value-type="float">
            <text:p>6,9</text:p>
          </table:table-cell>
          <table:table-cell table:number-columns-repeated="2"/>
          <table:table-cell table:formula="of:=MEDIAN([.G401:.G450])" office:value-type="float" office:value="113270.5" calcext:value-type="float">
            <text:p>113270,5</text:p>
          </table:table-cell>
          <table:table-cell table:formula="of:=MEDIAN([.H401:.H450])" office:value-type="float" office:value="93" calcext:value-type="float">
            <text:p>93</text:p>
          </table:table-cell>
          <table:table-cell table:formula="of:=MEDIAN([.I401:.I450])" office:value-type="float" office:value="1.7" calcext:value-type="float">
            <text:p>1,7</text:p>
          </table:table-cell>
          <table:table-cell table:number-columns-repeated="2"/>
          <table:table-cell table:formula="of:=MEDIAN([.L401:.L450])" office:value-type="float" office:value="55449.5" calcext:value-type="float">
            <text:p>55449,5</text:p>
          </table:table-cell>
          <table:table-cell table:formula="of:=MEDIAN([.M401:.M450])" office:value-type="float" office:value="43" calcext:value-type="float">
            <text:p>43</text:p>
          </table:table-cell>
          <table:table-cell table:formula="of:=MEDIAN([.N401:.N450])" office:value-type="float" office:value="5.2" calcext:value-type="float">
            <text:p>5,2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12390435" calcext:value-type="float">
            <text:p>12390435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800000" calcext:value-type="float">
            <text:p>800000</text:p>
          </table:table-cell>
          <table:table-cell office:value-type="float" office:value="197892" calcext:value-type="float">
            <text:p>19789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800000" calcext:value-type="float">
            <text:p>800000</text:p>
          </table:table-cell>
          <table:table-cell office:value-type="float" office:value="45349758" calcext:value-type="float">
            <text:p>45349758</text:p>
          </table:table-cell>
          <table:table-cell office:value-type="float" office:value="146.7" calcext:value-type="float">
            <text:p>146,7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507" calcext:value-type="float">
            <text:p>72507</text:p>
          </table:table-cell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56698" calcext:value-type="float">
            <text:p>15669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1120" calcext:value-type="float">
            <text:p>271120</text:p>
          </table:table-cell>
          <table:table-cell office:value-type="float" office:value="101" calcext:value-type="float">
            <text:p>101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801" calcext:value-type="float">
            <text:p>51801</text:p>
          </table:table-cell>
          <table:table-cell office:value-type="float" office:value="79" calcext:value-type="float">
            <text:p>79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60467" calcext:value-type="float">
            <text:p>16046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4629" calcext:value-type="float">
            <text:p>394629</text:p>
          </table:table-cell>
          <table:table-cell office:value-type="float" office:value="68" calcext:value-type="float">
            <text:p>68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057" calcext:value-type="float">
            <text:p>61057</text:p>
          </table:table-cell>
          <table:table-cell office:value-type="float" office:value="82" calcext:value-type="float">
            <text:p>82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40528" calcext:value-type="float">
            <text:p>14052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69258" calcext:value-type="float">
            <text:p>269258</text:p>
          </table:table-cell>
          <table:table-cell office:value-type="float" office:value="98" calcext:value-type="float">
            <text:p>98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736" calcext:value-type="float">
            <text:p>64736</text:p>
          </table:table-cell>
          <table:table-cell office:value-type="float" office:value="74" calcext:value-type="float">
            <text:p>74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86460" calcext:value-type="float">
            <text:p>186460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5100" calcext:value-type="float">
            <text:p>105100</text:p>
          </table:table-cell>
          <table:table-cell office:value-type="float" office:value="64.4" calcext:value-type="float">
            <text:p>64,4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757" calcext:value-type="float">
            <text:p>52757</text:p>
          </table:table-cell>
          <table:table-cell office:value-type="float" office:value="73" calcext:value-type="float">
            <text:p>7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78724" calcext:value-type="float">
            <text:p>17872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6794" calcext:value-type="float">
            <text:p>76794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662" calcext:value-type="float">
            <text:p>81662</text:p>
          </table:table-cell>
          <table:table-cell office:value-type="float" office:value="86" calcext:value-type="float">
            <text:p>86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18225" calcext:value-type="float">
            <text:p>118225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370" calcext:value-type="float">
            <text:p>67370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613" calcext:value-type="float">
            <text:p>44613</text:p>
          </table:table-cell>
          <table:table-cell office:value-type="float" office:value="71" calcext:value-type="float">
            <text:p>7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204342" calcext:value-type="float">
            <text:p>204342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6720" calcext:value-type="float">
            <text:p>7672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925" calcext:value-type="float">
            <text:p>34925</text:p>
          </table:table-cell>
          <table:table-cell office:value-type="float" office:value="74.3" calcext:value-type="float">
            <text:p>74,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201343" calcext:value-type="float">
            <text:p>201343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2085" calcext:value-type="float">
            <text:p>92085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789" calcext:value-type="float">
            <text:p>45789</text:p>
          </table:table-cell>
          <table:table-cell office:value-type="float" office:value="69" calcext:value-type="float">
            <text:p>69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57032" calcext:value-type="float">
            <text:p>157032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9679" calcext:value-type="float">
            <text:p>89679</text:p>
          </table:table-cell>
          <table:table-cell office:value-type="float" office:value="75" calcext:value-type="float">
            <text:p>75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615" calcext:value-type="float">
            <text:p>37615</text:p>
          </table:table-cell>
          <table:table-cell office:value-type="float" office:value="74" calcext:value-type="float">
            <text:p>74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83569" calcext:value-type="float">
            <text:p>8356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5324" calcext:value-type="float">
            <text:p>75324</text:p>
          </table:table-cell>
          <table:table-cell office:value-type="float" office:value="71" calcext:value-type="float">
            <text:p>71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577" calcext:value-type="float">
            <text:p>42577</text:p>
          </table:table-cell>
          <table:table-cell office:value-type="float" office:value="72" calcext:value-type="float">
            <text:p>72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37616" calcext:value-type="float">
            <text:p>137616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138" calcext:value-type="float">
            <text:p>60138</text:p>
          </table:table-cell>
          <table:table-cell office:value-type="float" office:value="67.3" calcext:value-type="float">
            <text:p>67,3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475" calcext:value-type="float">
            <text:p>43475</text:p>
          </table:table-cell>
          <table:table-cell office:value-type="float" office:value="71" calcext:value-type="float">
            <text:p>7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52205" calcext:value-type="float">
            <text:p>152205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2803" calcext:value-type="float">
            <text:p>72803</text:p>
          </table:table-cell>
          <table:table-cell office:value-type="float" office:value="66" calcext:value-type="float">
            <text:p>66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371" calcext:value-type="float">
            <text:p>37371</text:p>
          </table:table-cell>
          <table:table-cell office:value-type="float" office:value="72" calcext:value-type="float">
            <text:p>72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96566" calcext:value-type="float">
            <text:p>96566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4360" calcext:value-type="float">
            <text:p>74360</text:p>
          </table:table-cell>
          <table:table-cell office:value-type="float" office:value="73" calcext:value-type="float">
            <text:p>73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271" calcext:value-type="float">
            <text:p>69271</text:p>
          </table:table-cell>
          <table:table-cell office:value-type="float" office:value="79" calcext:value-type="float">
            <text:p>79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82214" calcext:value-type="float">
            <text:p>182214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6081" calcext:value-type="float">
            <text:p>126081</text:p>
          </table:table-cell>
          <table:table-cell office:value-type="float" office:value="71" calcext:value-type="float">
            <text:p>71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200" calcext:value-type="float">
            <text:p>45200</text:p>
          </table:table-cell>
          <table:table-cell office:value-type="float" office:value="73" calcext:value-type="float">
            <text:p>7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68561" calcext:value-type="float">
            <text:p>168561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280" calcext:value-type="float">
            <text:p>59280</text:p>
          </table:table-cell>
          <table:table-cell office:value-type="float" office:value="70" calcext:value-type="float">
            <text:p>70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201" calcext:value-type="float">
            <text:p>84201</text:p>
          </table:table-cell>
          <table:table-cell office:value-type="float" office:value="69.3" calcext:value-type="float">
            <text:p>69,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20951" calcext:value-type="float">
            <text:p>12095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954" calcext:value-type="float">
            <text:p>59954</text:p>
          </table:table-cell>
          <table:table-cell office:value-type="float" office:value="72" calcext:value-type="float">
            <text:p>72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913" calcext:value-type="float">
            <text:p>61913</text:p>
          </table:table-cell>
          <table:table-cell office:value-type="float" office:value="71" calcext:value-type="float">
            <text:p>7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67681" calcext:value-type="float">
            <text:p>67681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2106" calcext:value-type="float">
            <text:p>72106</text:p>
          </table:table-cell>
          <table:table-cell office:value-type="float" office:value="67" calcext:value-type="float">
            <text:p>67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100" calcext:value-type="float">
            <text:p>43100</text:p>
          </table:table-cell>
          <table:table-cell office:value-type="float" office:value="85" calcext:value-type="float">
            <text:p>85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38434" calcext:value-type="float">
            <text:p>13843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846" calcext:value-type="float">
            <text:p>61846</text:p>
          </table:table-cell>
          <table:table-cell office:value-type="float" office:value="68.3" calcext:value-type="float">
            <text:p>68,3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028" calcext:value-type="float">
            <text:p>41028</text:p>
          </table:table-cell>
          <table:table-cell office:value-type="float" office:value="72" calcext:value-type="float">
            <text:p>72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39697" calcext:value-type="float">
            <text:p>139697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310" calcext:value-type="float">
            <text:p>49310</text:p>
          </table:table-cell>
          <table:table-cell office:value-type="float" office:value="68" calcext:value-type="float">
            <text:p>68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024" calcext:value-type="float">
            <text:p>60024</text:p>
          </table:table-cell>
          <table:table-cell office:value-type="float" office:value="70" calcext:value-type="float">
            <text:p>70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85264" calcext:value-type="float">
            <text:p>185264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088" calcext:value-type="float">
            <text:p>29088</text:p>
          </table:table-cell>
          <table:table-cell office:value-type="float" office:value="68" calcext:value-type="float">
            <text:p>68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457" calcext:value-type="float">
            <text:p>67457</text:p>
          </table:table-cell>
          <table:table-cell office:value-type="float" office:value="64" calcext:value-type="float">
            <text:p>64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2882" calcext:value-type="float">
            <text:p>7288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6782" calcext:value-type="float">
            <text:p>36782</text:p>
          </table:table-cell>
          <table:table-cell office:value-type="float" office:value="71" calcext:value-type="float">
            <text:p>71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559" calcext:value-type="float">
            <text:p>39559</text:p>
          </table:table-cell>
          <table:table-cell office:value-type="float" office:value="82" calcext:value-type="float">
            <text:p>82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27099" calcext:value-type="float">
            <text:p>12709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412" calcext:value-type="float">
            <text:p>60412</text:p>
          </table:table-cell>
          <table:table-cell office:value-type="float" office:value="79" calcext:value-type="float">
            <text:p>79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394" calcext:value-type="float">
            <text:p>57394</text:p>
          </table:table-cell>
          <table:table-cell office:value-type="float" office:value="72.3" calcext:value-type="float">
            <text:p>72,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90335" calcext:value-type="float">
            <text:p>90335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635" calcext:value-type="float">
            <text:p>66635</text:p>
          </table:table-cell>
          <table:table-cell office:value-type="float" office:value="71" calcext:value-type="float">
            <text:p>71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197" calcext:value-type="float">
            <text:p>38197</text:p>
          </table:table-cell>
          <table:table-cell office:value-type="float" office:value="68" calcext:value-type="float">
            <text:p>68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1550" calcext:value-type="float">
            <text:p>7155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423" calcext:value-type="float">
            <text:p>61423</text:p>
          </table:table-cell>
          <table:table-cell office:value-type="float" office:value="71" calcext:value-type="float">
            <text:p>71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581" calcext:value-type="float">
            <text:p>60581</text:p>
          </table:table-cell>
          <table:table-cell office:value-type="float" office:value="70" calcext:value-type="float">
            <text:p>70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29910" calcext:value-type="float">
            <text:p>12991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788" calcext:value-type="float">
            <text:p>64788</text:p>
          </table:table-cell>
          <table:table-cell office:value-type="float" office:value="65.3" calcext:value-type="float">
            <text:p>65,3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852" calcext:value-type="float">
            <text:p>34852</text:p>
          </table:table-cell>
          <table:table-cell office:value-type="float" office:value="73" calcext:value-type="float">
            <text:p>7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35803" calcext:value-type="float">
            <text:p>135803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004" calcext:value-type="float">
            <text:p>37004</text:p>
          </table:table-cell>
          <table:table-cell office:value-type="float" office:value="65" calcext:value-type="float">
            <text:p>65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9625" calcext:value-type="float">
            <text:p>89625</text:p>
          </table:table-cell>
          <table:table-cell office:value-type="float" office:value="71" calcext:value-type="float">
            <text:p>7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53310" calcext:value-type="float">
            <text:p>15331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096" calcext:value-type="float">
            <text:p>60096</text:p>
          </table:table-cell>
          <table:table-cell office:value-type="float" office:value="61" calcext:value-type="float">
            <text:p>61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005" calcext:value-type="float">
            <text:p>54005</text:p>
          </table:table-cell>
          <table:table-cell office:value-type="float" office:value="67" calcext:value-type="float">
            <text:p>67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85036" calcext:value-type="float">
            <text:p>85036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365" calcext:value-type="float">
            <text:p>39365</text:p>
          </table:table-cell>
          <table:table-cell office:value-type="float" office:value="60" calcext:value-type="float">
            <text:p>60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435" calcext:value-type="float">
            <text:p>36435</text:p>
          </table:table-cell>
          <table:table-cell office:value-type="float" office:value="72" calcext:value-type="float">
            <text:p>72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3130" calcext:value-type="float">
            <text:p>7313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018" calcext:value-type="float">
            <text:p>59018</text:p>
          </table:table-cell>
          <table:table-cell office:value-type="float" office:value="65" calcext:value-type="float">
            <text:p>65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295" calcext:value-type="float">
            <text:p>36295</text:p>
          </table:table-cell>
          <table:table-cell office:value-type="float" office:value="71" calcext:value-type="float">
            <text:p>7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2168" calcext:value-type="float">
            <text:p>7216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687" calcext:value-type="float">
            <text:p>52687</text:p>
          </table:table-cell>
          <table:table-cell office:value-type="float" office:value="73" calcext:value-type="float">
            <text:p>73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607" calcext:value-type="float">
            <text:p>44607</text:p>
          </table:table-cell>
          <table:table-cell office:value-type="float" office:value="69.3" calcext:value-type="float">
            <text:p>69,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40683" calcext:value-type="float">
            <text:p>140683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350" calcext:value-type="float">
            <text:p>39350</text:p>
          </table:table-cell>
          <table:table-cell office:value-type="float" office:value="68" calcext:value-type="float">
            <text:p>68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885" calcext:value-type="float">
            <text:p>65885</text:p>
          </table:table-cell>
          <table:table-cell office:value-type="float" office:value="68" calcext:value-type="float">
            <text:p>68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09008" calcext:value-type="float">
            <text:p>109008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502" calcext:value-type="float">
            <text:p>53502</text:p>
          </table:table-cell>
          <table:table-cell office:value-type="float" office:value="68" calcext:value-type="float">
            <text:p>68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513" calcext:value-type="float">
            <text:p>58513</text:p>
          </table:table-cell>
          <table:table-cell office:value-type="float" office:value="69" calcext:value-type="float">
            <text:p>69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66653" calcext:value-type="float">
            <text:p>66653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270" calcext:value-type="float">
            <text:p>65270</text:p>
          </table:table-cell>
          <table:table-cell office:value-type="float" office:value="67" calcext:value-type="float">
            <text:p>67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559" calcext:value-type="float">
            <text:p>33559</text:p>
          </table:table-cell>
          <table:table-cell office:value-type="float" office:value="72" calcext:value-type="float">
            <text:p>72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1553" calcext:value-type="float">
            <text:p>71553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281" calcext:value-type="float">
            <text:p>59281</text:p>
          </table:table-cell>
          <table:table-cell office:value-type="float" office:value="69" calcext:value-type="float">
            <text:p>69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609" calcext:value-type="float">
            <text:p>39609</text:p>
          </table:table-cell>
          <table:table-cell office:value-type="float" office:value="70" calcext:value-type="float">
            <text:p>70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1749" calcext:value-type="float">
            <text:p>7174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895" calcext:value-type="float">
            <text:p>59895</text:p>
          </table:table-cell>
          <table:table-cell office:value-type="float" office:value="66.3" calcext:value-type="float">
            <text:p>66,3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383" calcext:value-type="float">
            <text:p>36383</text:p>
          </table:table-cell>
          <table:table-cell office:value-type="float" office:value="69" calcext:value-type="float">
            <text:p>69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98643" calcext:value-type="float">
            <text:p>98643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139" calcext:value-type="float">
            <text:p>61139</text:p>
          </table:table-cell>
          <table:table-cell office:value-type="float" office:value="63" calcext:value-type="float">
            <text:p>63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257" calcext:value-type="float">
            <text:p>69257</text:p>
          </table:table-cell>
          <table:table-cell office:value-type="float" office:value="72" calcext:value-type="float">
            <text:p>72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82703" calcext:value-type="float">
            <text:p>82703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415" calcext:value-type="float">
            <text:p>39415</text:p>
          </table:table-cell>
          <table:table-cell office:value-type="float" office:value="65" calcext:value-type="float">
            <text:p>65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128" calcext:value-type="float">
            <text:p>33128</text:p>
          </table:table-cell>
          <table:table-cell office:value-type="float" office:value="69.3" calcext:value-type="float">
            <text:p>69,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09104" calcext:value-type="float">
            <text:p>10910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668" calcext:value-type="float">
            <text:p>60668</text:p>
          </table:table-cell>
          <table:table-cell office:value-type="float" office:value="63" calcext:value-type="float">
            <text:p>63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540" calcext:value-type="float">
            <text:p>45540</text:p>
          </table:table-cell>
          <table:table-cell office:value-type="float" office:value="70" calcext:value-type="float">
            <text:p>70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68456" calcext:value-type="float">
            <text:p>6845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813" calcext:value-type="float">
            <text:p>53813</text:p>
          </table:table-cell>
          <table:table-cell office:value-type="float" office:value="70" calcext:value-type="float">
            <text:p>70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819" calcext:value-type="float">
            <text:p>54819</text:p>
          </table:table-cell>
          <table:table-cell office:value-type="float" office:value="68" calcext:value-type="float">
            <text:p>68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11602" calcext:value-type="float">
            <text:p>111602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105" calcext:value-type="float">
            <text:p>64105</text:p>
          </table:table-cell>
          <table:table-cell office:value-type="float" office:value="69" calcext:value-type="float">
            <text:p>69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858" calcext:value-type="float">
            <text:p>37858</text:p>
          </table:table-cell>
          <table:table-cell office:value-type="float" office:value="69" calcext:value-type="float">
            <text:p>69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8474" calcext:value-type="float">
            <text:p>7847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113" calcext:value-type="float">
            <text:p>65113</text:p>
          </table:table-cell>
          <table:table-cell office:value-type="float" office:value="67" calcext:value-type="float">
            <text:p>67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051" calcext:value-type="float">
            <text:p>68051</text:p>
          </table:table-cell>
          <table:table-cell office:value-type="float" office:value="70" calcext:value-type="float">
            <text:p>70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16198" calcext:value-type="float">
            <text:p>116198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313" calcext:value-type="float">
            <text:p>58313</text:p>
          </table:table-cell>
          <table:table-cell office:value-type="float" office:value="66" calcext:value-type="float">
            <text:p>66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874" calcext:value-type="float">
            <text:p>43874</text:p>
          </table:table-cell>
          <table:table-cell office:value-type="float" office:value="69" calcext:value-type="float">
            <text:p>69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87168" calcext:value-type="float">
            <text:p>87168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675" calcext:value-type="float">
            <text:p>68675</text:p>
          </table:table-cell>
          <table:table-cell office:value-type="float" office:value="65.3" calcext:value-type="float">
            <text:p>65,3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418" calcext:value-type="float">
            <text:p>32418</text:p>
          </table:table-cell>
          <table:table-cell office:value-type="float" office:value="68" calcext:value-type="float">
            <text:p>68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18539" calcext:value-type="float">
            <text:p>118539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909" calcext:value-type="float">
            <text:p>61909</text:p>
          </table:table-cell>
          <table:table-cell office:value-type="float" office:value="66" calcext:value-type="float">
            <text:p>66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532" calcext:value-type="float">
            <text:p>47532</text:p>
          </table:table-cell>
          <table:table-cell office:value-type="float" office:value="69" calcext:value-type="float">
            <text:p>69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52804" calcext:value-type="float">
            <text:p>5280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663" calcext:value-type="float">
            <text:p>57663</text:p>
          </table:table-cell>
          <table:table-cell office:value-type="float" office:value="65" calcext:value-type="float">
            <text:p>65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454" calcext:value-type="float">
            <text:p>69454</text:p>
          </table:table-cell>
          <table:table-cell office:value-type="float" office:value="66.3" calcext:value-type="float">
            <text:p>66,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1605" calcext:value-type="float">
            <text:p>71605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750" calcext:value-type="float">
            <text:p>47750</text:p>
          </table:table-cell>
          <table:table-cell office:value-type="float" office:value="70" calcext:value-type="float">
            <text:p>70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342" calcext:value-type="float">
            <text:p>62342</text:p>
          </table:table-cell>
          <table:table-cell office:value-type="float" office:value="68" calcext:value-type="float">
            <text:p>68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68929" calcext:value-type="float">
            <text:p>6892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620" calcext:value-type="float">
            <text:p>66620</text:p>
          </table:table-cell>
          <table:table-cell office:value-type="float" office:value="69" calcext:value-type="float">
            <text:p>69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473" calcext:value-type="float">
            <text:p>51473</text:p>
          </table:table-cell>
          <table:table-cell office:value-type="float" office:value="71" calcext:value-type="float">
            <text:p>7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13007" calcext:value-type="float">
            <text:p>11300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547" calcext:value-type="float">
            <text:p>35547</text:p>
          </table:table-cell>
          <table:table-cell office:value-type="float" office:value="67" calcext:value-type="float">
            <text:p>67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579" calcext:value-type="float">
            <text:p>78579</text:p>
          </table:table-cell>
          <table:table-cell office:value-type="float" office:value="69" calcext:value-type="float">
            <text:p>69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95227" calcext:value-type="float">
            <text:p>9522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406" calcext:value-type="float">
            <text:p>33406</text:p>
          </table:table-cell>
          <table:table-cell office:value-type="float" office:value="68" calcext:value-type="float">
            <text:p>68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658" calcext:value-type="float">
            <text:p>49658</text:p>
          </table:table-cell>
          <table:table-cell office:value-type="float" office:value="67" calcext:value-type="float">
            <text:p>67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02770" calcext:value-type="float">
            <text:p>102770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599" calcext:value-type="float">
            <text:p>53599</text:p>
          </table:table-cell>
          <table:table-cell office:value-type="float" office:value="65.3" calcext:value-type="float">
            <text:p>65,3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731" calcext:value-type="float">
            <text:p>50731</text:p>
          </table:table-cell>
          <table:table-cell office:value-type="float" office:value="72" calcext:value-type="float">
            <text:p>72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0897" calcext:value-type="float">
            <text:p>7089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8747" calcext:value-type="float">
            <text:p>18747</text:p>
          </table:table-cell>
          <table:table-cell office:value-type="float" office:value="68" calcext:value-type="float">
            <text:p>68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025" calcext:value-type="float">
            <text:p>42025</text:p>
          </table:table-cell>
          <table:table-cell office:value-type="float" office:value="68" calcext:value-type="float">
            <text:p>68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3028" calcext:value-type="float">
            <text:p>7302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206" calcext:value-type="float">
            <text:p>60206</text:p>
          </table:table-cell>
          <table:table-cell office:value-type="float" office:value="66" calcext:value-type="float">
            <text:p>66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824" calcext:value-type="float">
            <text:p>40824</text:p>
          </table:table-cell>
          <table:table-cell office:value-type="float" office:value="68" calcext:value-type="float">
            <text:p>68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19825" calcext:value-type="float">
            <text:p>119825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554" calcext:value-type="float">
            <text:p>57554</text:p>
          </table:table-cell>
          <table:table-cell office:value-type="float" office:value="66" calcext:value-type="float">
            <text:p>66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681" calcext:value-type="float">
            <text:p>56681</text:p>
          </table:table-cell>
          <table:table-cell office:value-type="float" office:value="66.3" calcext:value-type="float">
            <text:p>66,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54428" calcext:value-type="float">
            <text:p>15442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076" calcext:value-type="float">
            <text:p>54076</text:p>
          </table:table-cell>
          <table:table-cell office:value-type="float" office:value="70" calcext:value-type="float">
            <text:p>70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202" calcext:value-type="float">
            <text:p>38202</text:p>
          </table:table-cell>
          <table:table-cell office:value-type="float" office:value="75" calcext:value-type="float">
            <text:p>75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0264" calcext:value-type="float">
            <text:p>7026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481" calcext:value-type="float">
            <text:p>61481</text:p>
          </table:table-cell>
          <table:table-cell office:value-type="float" office:value="70" calcext:value-type="float">
            <text:p>70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220" calcext:value-type="float">
            <text:p>81220</text:p>
          </table:table-cell>
          <table:table-cell office:value-type="float" office:value="68" calcext:value-type="float">
            <text:p>68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11694" calcext:value-type="float">
            <text:p>111694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165" calcext:value-type="float">
            <text:p>52165</text:p>
          </table:table-cell>
          <table:table-cell office:value-type="float" office:value="70" calcext:value-type="float">
            <text:p>70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002" calcext:value-type="float">
            <text:p>41002</text:p>
          </table:table-cell>
          <table:table-cell office:value-type="float" office:value="68" calcext:value-type="float">
            <text:p>68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92820" calcext:value-type="float">
            <text:p>9282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154" calcext:value-type="float">
            <text:p>38154</text:p>
          </table:table-cell>
          <table:table-cell office:value-type="float" office:value="67" calcext:value-type="float">
            <text:p>67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071" calcext:value-type="float">
            <text:p>35071</text:p>
          </table:table-cell>
          <table:table-cell office:value-type="float" office:value="67" calcext:value-type="float">
            <text:p>67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0848" calcext:value-type="float">
            <text:p>7084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899" calcext:value-type="float">
            <text:p>49899</text:p>
          </table:table-cell>
          <table:table-cell office:value-type="float" office:value="67.3" calcext:value-type="float">
            <text:p>67,3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005" calcext:value-type="float">
            <text:p>36005</text:p>
          </table:table-cell>
          <table:table-cell office:value-type="float" office:value="68" calcext:value-type="float">
            <text:p>68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34222" calcext:value-type="float">
            <text:p>134222</text:p>
          </table:table-cell>
          <table:table-cell office:value-type="float" office:value="97" calcext:value-type="float">
            <text:p>9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317" calcext:value-type="float">
            <text:p>39317</text:p>
          </table:table-cell>
          <table:table-cell office:value-type="float" office:value="64" calcext:value-type="float">
            <text:p>64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594" calcext:value-type="float">
            <text:p>45594</text:p>
          </table:table-cell>
          <table:table-cell office:value-type="float" office:value="59" calcext:value-type="float">
            <text:p>59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71412" calcext:value-type="float">
            <text:p>17141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510" calcext:value-type="float">
            <text:p>39510</text:p>
          </table:table-cell>
          <table:table-cell office:value-type="float" office:value="66" calcext:value-type="float">
            <text:p>66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042" calcext:value-type="float">
            <text:p>74042</text:p>
          </table:table-cell>
          <table:table-cell office:value-type="float" office:value="74" calcext:value-type="float">
            <text:p>74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38289" calcext:value-type="float">
            <text:p>13828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4804" calcext:value-type="float">
            <text:p>44804</text:p>
          </table:table-cell>
          <table:table-cell office:value-type="float" office:value="67" calcext:value-type="float">
            <text:p>67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693" calcext:value-type="float">
            <text:p>67693</text:p>
          </table:table-cell>
          <table:table-cell office:value-type="float" office:value="67.3" calcext:value-type="float">
            <text:p>67,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40252" calcext:value-type="float">
            <text:p>14025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517" calcext:value-type="float">
            <text:p>46517</text:p>
          </table:table-cell>
          <table:table-cell office:value-type="float" office:value="65" calcext:value-type="float">
            <text:p>65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673" calcext:value-type="float">
            <text:p>68673</text:p>
          </table:table-cell>
          <table:table-cell office:value-type="float" office:value="63" calcext:value-type="float">
            <text:p>6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26149" calcext:value-type="float">
            <text:p>126149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142" calcext:value-type="float">
            <text:p>32142</text:p>
          </table:table-cell>
          <table:table-cell office:value-type="float" office:value="65" calcext:value-type="float">
            <text:p>65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031" calcext:value-type="float">
            <text:p>70031</text:p>
          </table:table-cell>
          <table:table-cell office:value-type="float" office:value="69" calcext:value-type="float">
            <text:p>69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83309" calcext:value-type="float">
            <text:p>8330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7097" calcext:value-type="float">
            <text:p>97097</text:p>
          </table:table-cell>
          <table:table-cell office:value-type="float" office:value="65" calcext:value-type="float">
            <text:p>65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002" calcext:value-type="float">
            <text:p>77002</text:p>
          </table:table-cell>
          <table:table-cell office:value-type="float" office:value="69" calcext:value-type="float">
            <text:p>69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48669" calcext:value-type="float">
            <text:p>148669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393" calcext:value-type="float">
            <text:p>58393</text:p>
          </table:table-cell>
          <table:table-cell office:value-type="float" office:value="68" calcext:value-type="float">
            <text:p>68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149" calcext:value-type="float">
            <text:p>71149</text:p>
          </table:table-cell>
          <table:table-cell office:value-type="float" office:value="67" calcext:value-type="float">
            <text:p>67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201949" calcext:value-type="float">
            <text:p>20194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5018" calcext:value-type="float">
            <text:p>95018</text:p>
          </table:table-cell>
          <table:table-cell office:value-type="float" office:value="67" calcext:value-type="float">
            <text:p>67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701" calcext:value-type="float">
            <text:p>66701</text:p>
          </table:table-cell>
          <table:table-cell office:value-type="float" office:value="69" calcext:value-type="float">
            <text:p>69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201064" calcext:value-type="float">
            <text:p>20106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1909" calcext:value-type="float">
            <text:p>91909</text:p>
          </table:table-cell>
          <table:table-cell office:value-type="float" office:value="66.3" calcext:value-type="float">
            <text:p>66,3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7456" calcext:value-type="float">
            <text:p>117456</text:p>
          </table:table-cell>
          <table:table-cell office:value-type="float" office:value="65" calcext:value-type="float">
            <text:p>65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40168" calcext:value-type="float">
            <text:p>14016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77841" calcext:value-type="float">
            <text:p>177841</text:p>
          </table:table-cell>
          <table:table-cell office:value-type="float" office:value="66" calcext:value-type="float">
            <text:p>66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129" calcext:value-type="float">
            <text:p>71129</text:p>
          </table:table-cell>
          <table:table-cell office:value-type="float" office:value="68" calcext:value-type="float">
            <text:p>68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92243" calcext:value-type="float">
            <text:p>92243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255" calcext:value-type="float">
            <text:p>66255</text:p>
          </table:table-cell>
          <table:table-cell office:value-type="float" office:value="67" calcext:value-type="float">
            <text:p>67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2674" calcext:value-type="float">
            <text:p>112674</text:p>
          </table:table-cell>
          <table:table-cell office:value-type="float" office:value="65.3" calcext:value-type="float">
            <text:p>65,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27079" calcext:value-type="float">
            <text:p>12707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0734" calcext:value-type="float">
            <text:p>70734</text:p>
          </table:table-cell>
          <table:table-cell office:value-type="float" office:value="64" calcext:value-type="float">
            <text:p>64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870" calcext:value-type="float">
            <text:p>55870</text:p>
          </table:table-cell>
          <table:table-cell office:value-type="float" office:value="72" calcext:value-type="float">
            <text:p>72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36404" calcext:value-type="float">
            <text:p>136404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9750" calcext:value-type="float">
            <text:p>69750</text:p>
          </table:table-cell>
          <table:table-cell office:value-type="float" office:value="63" calcext:value-type="float">
            <text:p>63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308" calcext:value-type="float">
            <text:p>66308</text:p>
          </table:table-cell>
          <table:table-cell office:value-type="float" office:value="70" calcext:value-type="float">
            <text:p>70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44450" calcext:value-type="float">
            <text:p>14445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937" calcext:value-type="float">
            <text:p>68937</text:p>
          </table:table-cell>
          <table:table-cell office:value-type="float" office:value="64" calcext:value-type="float">
            <text:p>64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141" calcext:value-type="float">
            <text:p>63141</text:p>
          </table:table-cell>
          <table:table-cell office:value-type="float" office:value="71" calcext:value-type="float">
            <text:p>7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35594" calcext:value-type="float">
            <text:p>13559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2964" calcext:value-type="float">
            <text:p>92964</text:p>
          </table:table-cell>
          <table:table-cell office:value-type="float" office:value="68" calcext:value-type="float">
            <text:p>68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996" calcext:value-type="float">
            <text:p>47996</text:p>
          </table:table-cell>
          <table:table-cell office:value-type="float" office:value="70" calcext:value-type="float">
            <text:p>70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04719" calcext:value-type="float">
            <text:p>10471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0861" calcext:value-type="float">
            <text:p>110861</text:p>
          </table:table-cell>
          <table:table-cell office:value-type="float" office:value="67" calcext:value-type="float">
            <text:p>67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099" calcext:value-type="float">
            <text:p>71099</text:p>
          </table:table-cell>
          <table:table-cell office:value-type="float" office:value="67" calcext:value-type="float">
            <text:p>67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41924" calcext:value-type="float">
            <text:p>14192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083" calcext:value-type="float">
            <text:p>59083</text:p>
          </table:table-cell>
          <table:table-cell office:value-type="float" office:value="65.3" calcext:value-type="float">
            <text:p>65,3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017" calcext:value-type="float">
            <text:p>41017</text:p>
          </table:table-cell>
          <table:table-cell office:value-type="float" office:value="68" calcext:value-type="float">
            <text:p>68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25672" calcext:value-type="float">
            <text:p>125672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452" calcext:value-type="float">
            <text:p>63452</text:p>
          </table:table-cell>
          <table:table-cell office:value-type="float" office:value="65" calcext:value-type="float">
            <text:p>65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082" calcext:value-type="float">
            <text:p>38082</text:p>
          </table:table-cell>
          <table:table-cell office:value-type="float" office:value="68" calcext:value-type="float">
            <text:p>68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46315" calcext:value-type="float">
            <text:p>146315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722" calcext:value-type="float">
            <text:p>67722</text:p>
          </table:table-cell>
          <table:table-cell office:value-type="float" office:value="66" calcext:value-type="float">
            <text:p>66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357" calcext:value-type="float">
            <text:p>57357</text:p>
          </table:table-cell>
          <table:table-cell office:value-type="float" office:value="63.4" calcext:value-type="float">
            <text:p>63,4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58317" calcext:value-type="float">
            <text:p>158317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656" calcext:value-type="float">
            <text:p>65656</text:p>
          </table:table-cell>
          <table:table-cell office:value-type="float" office:value="65" calcext:value-type="float">
            <text:p>65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832" calcext:value-type="float">
            <text:p>38832</text:p>
          </table:table-cell>
          <table:table-cell office:value-type="float" office:value="70" calcext:value-type="float">
            <text:p>70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11550" calcext:value-type="float">
            <text:p>11155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955" calcext:value-type="float">
            <text:p>60955</text:p>
          </table:table-cell>
          <table:table-cell office:value-type="float" office:value="65" calcext:value-type="float">
            <text:p>65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780" calcext:value-type="float">
            <text:p>39780</text:p>
          </table:table-cell>
          <table:table-cell office:value-type="float" office:value="70" calcext:value-type="float">
            <text:p>70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48346" calcext:value-type="float">
            <text:p>148346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544" calcext:value-type="float">
            <text:p>59544</text:p>
          </table:table-cell>
          <table:table-cell office:value-type="float" office:value="64" calcext:value-type="float">
            <text:p>64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611" calcext:value-type="float">
            <text:p>49611</text:p>
          </table:table-cell>
          <table:table-cell office:value-type="float" office:value="66" calcext:value-type="float">
            <text:p>66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05592" calcext:value-type="float">
            <text:p>10559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321" calcext:value-type="float">
            <text:p>35321</text:p>
          </table:table-cell>
          <table:table-cell office:value-type="float" office:value="67" calcext:value-type="float">
            <text:p>67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334" calcext:value-type="float">
            <text:p>28334</text:p>
          </table:table-cell>
          <table:table-cell office:value-type="float" office:value="74" calcext:value-type="float">
            <text:p>74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14440" calcext:value-type="float">
            <text:p>114440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916" calcext:value-type="float">
            <text:p>59916</text:p>
          </table:table-cell>
          <table:table-cell office:value-type="float" office:value="63" calcext:value-type="float">
            <text:p>63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720" calcext:value-type="float">
            <text:p>53720</text:p>
          </table:table-cell>
          <table:table-cell office:value-type="float" office:value="66" calcext:value-type="float">
            <text:p>66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21566" calcext:value-type="float">
            <text:p>12156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057" calcext:value-type="float">
            <text:p>31057</text:p>
          </table:table-cell>
          <table:table-cell office:value-type="float" office:value="63.4" calcext:value-type="float">
            <text:p>63,4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459" calcext:value-type="float">
            <text:p>64459</text:p>
          </table:table-cell>
          <table:table-cell office:value-type="float" office:value="68" calcext:value-type="float">
            <text:p>68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91465" calcext:value-type="float">
            <text:p>91465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428" calcext:value-type="float">
            <text:p>64428</text:p>
          </table:table-cell>
          <table:table-cell office:value-type="float" office:value="65" calcext:value-type="float">
            <text:p>65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495" calcext:value-type="float">
            <text:p>80495</text:p>
          </table:table-cell>
          <table:table-cell office:value-type="float" office:value="65.3" calcext:value-type="float">
            <text:p>65,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82225" calcext:value-type="float">
            <text:p>82225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701" calcext:value-type="float">
            <text:p>61701</text:p>
          </table:table-cell>
          <table:table-cell office:value-type="float" office:value="65" calcext:value-type="float">
            <text:p>65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788" calcext:value-type="float">
            <text:p>69788</text:p>
          </table:table-cell>
          <table:table-cell office:value-type="float" office:value="69" calcext:value-type="float">
            <text:p>69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95910" calcext:value-type="float">
            <text:p>95910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1417" calcext:value-type="float">
            <text:p>41417</text:p>
          </table:table-cell>
          <table:table-cell office:value-type="float" office:value="64" calcext:value-type="float">
            <text:p>64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7468" calcext:value-type="float">
            <text:p>137468</text:p>
          </table:table-cell>
          <table:table-cell office:value-type="float" office:value="61" calcext:value-type="float">
            <text:p>6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26783" calcext:value-type="float">
            <text:p>126783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9460" calcext:value-type="float">
            <text:p>69460</text:p>
          </table:table-cell>
          <table:table-cell office:value-type="float" office:value="69" calcext:value-type="float">
            <text:p>69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080" calcext:value-type="float">
            <text:p>71080</text:p>
          </table:table-cell>
          <table:table-cell office:value-type="float" office:value="58" calcext:value-type="float">
            <text:p>58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52626" calcext:value-type="float">
            <text:p>15262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452" calcext:value-type="float">
            <text:p>62452</text:p>
          </table:table-cell>
          <table:table-cell office:value-type="float" office:value="68" calcext:value-type="float">
            <text:p>68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316" calcext:value-type="float">
            <text:p>46316</text:p>
          </table:table-cell>
          <table:table-cell office:value-type="float" office:value="64" calcext:value-type="float">
            <text:p>64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93974" calcext:value-type="float">
            <text:p>9397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421" calcext:value-type="float">
            <text:p>58421</text:p>
          </table:table-cell>
          <table:table-cell office:value-type="float" office:value="70" calcext:value-type="float">
            <text:p>70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986" calcext:value-type="float">
            <text:p>67986</text:p>
          </table:table-cell>
          <table:table-cell office:value-type="float" office:value="66" calcext:value-type="float">
            <text:p>66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23499" calcext:value-type="float">
            <text:p>12349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035" calcext:value-type="float">
            <text:p>45035</text:p>
          </table:table-cell>
          <table:table-cell office:value-type="float" office:value="68.3" calcext:value-type="float">
            <text:p>68,3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4568" calcext:value-type="float">
            <text:p>144568</text:p>
          </table:table-cell>
          <table:table-cell office:value-type="float" office:value="69" calcext:value-type="float">
            <text:p>69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93072" calcext:value-type="float">
            <text:p>93072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858" calcext:value-type="float">
            <text:p>59858</text:p>
          </table:table-cell>
          <table:table-cell office:value-type="float" office:value="66" calcext:value-type="float">
            <text:p>66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935" calcext:value-type="float">
            <text:p>82935</text:p>
          </table:table-cell>
          <table:table-cell office:value-type="float" office:value="65.3" calcext:value-type="float">
            <text:p>65,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24442" calcext:value-type="float">
            <text:p>12444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0441" calcext:value-type="float">
            <text:p>90441</text:p>
          </table:table-cell>
          <table:table-cell office:value-type="float" office:value="67" calcext:value-type="float">
            <text:p>67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682" calcext:value-type="float">
            <text:p>74682</text:p>
          </table:table-cell>
          <table:table-cell office:value-type="float" office:value="67" calcext:value-type="float">
            <text:p>67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35433" calcext:value-type="float">
            <text:p>135433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91222" calcext:value-type="float">
            <text:p>191222</text:p>
          </table:table-cell>
          <table:table-cell office:value-type="float" office:value="66" calcext:value-type="float">
            <text:p>66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997" calcext:value-type="float">
            <text:p>70997</text:p>
          </table:table-cell>
          <table:table-cell office:value-type="float" office:value="67" calcext:value-type="float">
            <text:p>67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36106" calcext:value-type="float">
            <text:p>13610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659" calcext:value-type="float">
            <text:p>64659</text:p>
          </table:table-cell>
          <table:table-cell office:value-type="float" office:value="65" calcext:value-type="float">
            <text:p>65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869" calcext:value-type="float">
            <text:p>60869</text:p>
          </table:table-cell>
          <table:table-cell office:value-type="float" office:value="68" calcext:value-type="float">
            <text:p>68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35321" calcext:value-type="float">
            <text:p>135321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973" calcext:value-type="float">
            <text:p>68973</text:p>
          </table:table-cell>
          <table:table-cell office:value-type="float" office:value="63" calcext:value-type="float">
            <text:p>63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993" calcext:value-type="float">
            <text:p>60993</text:p>
          </table:table-cell>
          <table:table-cell office:value-type="float" office:value="63" calcext:value-type="float">
            <text:p>6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83905" calcext:value-type="float">
            <text:p>83905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089" calcext:value-type="float">
            <text:p>62089</text:p>
          </table:table-cell>
          <table:table-cell office:value-type="float" office:value="65" calcext:value-type="float">
            <text:p>65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694" calcext:value-type="float">
            <text:p>44694</text:p>
          </table:table-cell>
          <table:table-cell office:value-type="float" office:value="69" calcext:value-type="float">
            <text:p>69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38482" calcext:value-type="float">
            <text:p>13848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525" calcext:value-type="float">
            <text:p>61525</text:p>
          </table:table-cell>
          <table:table-cell office:value-type="float" office:value="66" calcext:value-type="float">
            <text:p>66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886" calcext:value-type="float">
            <text:p>77886</text:p>
          </table:table-cell>
          <table:table-cell office:value-type="float" office:value="65" calcext:value-type="float">
            <text:p>65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11525" calcext:value-type="float">
            <text:p>111525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530" calcext:value-type="float">
            <text:p>39530</text:p>
          </table:table-cell>
          <table:table-cell office:value-type="float" office:value="67" calcext:value-type="float">
            <text:p>67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989" calcext:value-type="float">
            <text:p>108989</text:p>
          </table:table-cell>
          <table:table-cell office:value-type="float" office:value="67" calcext:value-type="float">
            <text:p>67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91086" calcext:value-type="float">
            <text:p>9108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9146" calcext:value-type="float">
            <text:p>99146</text:p>
          </table:table-cell>
          <table:table-cell office:value-type="float" office:value="64.4" calcext:value-type="float">
            <text:p>64,4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466:.B565])" office:value-type="float" office:value="181822.53" calcext:value-type="float">
            <text:p>181822,53</text:p>
          </table:table-cell>
          <table:table-cell table:formula="of:=AVERAGE([.C466:.C565])" office:value-type="float" office:value="70.027" calcext:value-type="float">
            <text:p>70,027</text:p>
          </table:table-cell>
          <table:table-cell table:formula="of:=AVERAGE([.D466:.D565])" office:value-type="float" office:value="5.52200000000001" calcext:value-type="float">
            <text:p>5,52200000000001</text:p>
          </table:table-cell>
          <table:table-cell table:number-columns-repeated="2"/>
          <table:table-cell table:formula="of:=AVERAGE([.G466:.G565])" office:value-type="float" office:value="119999.19" calcext:value-type="float">
            <text:p>119999,19</text:p>
          </table:table-cell>
          <table:table-cell table:formula="of:=AVERAGE([.H466:.H565])" office:value-type="float" office:value="99.55" calcext:value-type="float">
            <text:p>99,55</text:p>
          </table:table-cell>
          <table:table-cell table:formula="of:=AVERAGE([.I466:.I565])" office:value-type="float" office:value="1.7" calcext:value-type="float">
            <text:p>1,7</text:p>
          </table:table-cell>
          <table:table-cell table:number-columns-repeated="2"/>
          <table:table-cell table:formula="of:=AVERAGE([.L466:.L565])" office:value-type="float" office:value="524134.4" calcext:value-type="float">
            <text:p>524134,4</text:p>
          </table:table-cell>
          <table:table-cell table:formula="of:=AVERAGE([.M466:.M565])" office:value-type="float" office:value="68.679" calcext:value-type="float">
            <text:p>68,679</text:p>
          </table:table-cell>
          <table:table-cell table:formula="of:=AVERAGE([.N466:.N565])" office:value-type="float" office:value="6.94000000000001" calcext:value-type="float">
            <text:p>6,940000000000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466:.B565])" office:value-type="float" office:value="1227196.47786156" calcext:value-type="float">
            <text:p>1227196,47786156</text:p>
          </table:table-cell>
          <table:table-cell table:formula="of:=STDEVP([.C466:.C565])" office:value-type="float" office:value="5.75732324956659" calcext:value-type="float">
            <text:p>5,75732324956659</text:p>
          </table:table-cell>
          <table:table-cell table:formula="of:=STDEVP([.D466:.D565])" office:value-type="float" office:value="0.467242977475317" calcext:value-type="float">
            <text:p>0,467242977475317</text:p>
          </table:table-cell>
          <table:table-cell table:number-columns-repeated="2"/>
          <table:table-cell table:formula="of:=STDEVP([.G466:.G565])" office:value-type="float" office:value="36590.3197506376" calcext:value-type="float">
            <text:p>36590,3197506376</text:p>
          </table:table-cell>
          <table:table-cell table:formula="of:=STDEVP([.H466:.H565])" office:value-type="float" office:value="0.638357266740185" calcext:value-type="float">
            <text:p>0,638357266740185</text:p>
          </table:table-cell>
          <table:table-cell table:formula="of:=STDEVP([.I466:.I565])" office:value-type="float" office:value="0" calcext:value-type="float">
            <text:p>0</text:p>
          </table:table-cell>
          <table:table-cell table:number-columns-repeated="2"/>
          <table:table-cell table:formula="of:=STDEVP([.L466:.L565])" office:value-type="float" office:value="4505423.20549772" calcext:value-type="float">
            <text:p>4505423,20549772</text:p>
          </table:table-cell>
          <table:table-cell table:formula="of:=STDEVP([.M466:.M565])" office:value-type="float" office:value="9.66372904214517" calcext:value-type="float">
            <text:p>9,66372904214517</text:p>
          </table:table-cell>
          <table:table-cell table:formula="of:=STDEVP([.N466:.N565])" office:value-type="float" office:value="0.719166183854609" calcext:value-type="float">
            <text:p>0,7191661838546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466:.B565])" office:value-type="float" office:value="56275.5" calcext:value-type="float">
            <text:p>56275,5</text:p>
          </table:table-cell>
          <table:table-cell table:formula="of:=MEDIAN([.C466:.C565])" office:value-type="float" office:value="69" calcext:value-type="float">
            <text:p>69</text:p>
          </table:table-cell>
          <table:table-cell table:formula="of:=MEDIAN([.D466:.D565])" office:value-type="float" office:value="5.6" calcext:value-type="float">
            <text:p>5,6</text:p>
          </table:table-cell>
          <table:table-cell table:number-columns-repeated="2"/>
          <table:table-cell table:formula="of:=MEDIAN([.G466:.G565])" office:value-type="float" office:value="120388" calcext:value-type="float">
            <text:p>120388</text:p>
          </table:table-cell>
          <table:table-cell table:formula="of:=MEDIAN([.H466:.H565])" office:value-type="float" office:value="100" calcext:value-type="float">
            <text:p>100</text:p>
          </table:table-cell>
          <table:table-cell table:formula="of:=MEDIAN([.I466:.I565])" office:value-type="float" office:value="1.7" calcext:value-type="float">
            <text:p>1,7</text:p>
          </table:table-cell>
          <table:table-cell table:number-columns-repeated="2"/>
          <table:table-cell table:formula="of:=MEDIAN([.L466:.L565])" office:value-type="float" office:value="61281" calcext:value-type="float">
            <text:p>61281</text:p>
          </table:table-cell>
          <table:table-cell table:formula="of:=MEDIAN([.M466:.M565])" office:value-type="float" office:value="67" calcext:value-type="float">
            <text:p>67</text:p>
          </table:table-cell>
          <table:table-cell table:formula="of:=MEDIAN([.N466:.N565])"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466:.B515])" office:value-type="float" office:value="299066.76" calcext:value-type="float">
            <text:p>299066,76</text:p>
          </table:table-cell>
          <table:table-cell table:formula="of:=AVERAGE([.C466:.C515])" office:value-type="float" office:value="72.656" calcext:value-type="float">
            <text:p>72,656</text:p>
          </table:table-cell>
          <table:table-cell table:formula="of:=AVERAGE([.D466:.D515])" office:value-type="float" office:value="5.444" calcext:value-type="float">
            <text:p>5,444</text:p>
          </table:table-cell>
          <table:table-cell table:number-columns-repeated="2"/>
          <table:table-cell table:formula="of:=AVERAGE([.G466:.G515])" office:value-type="float" office:value="118355.94" calcext:value-type="float">
            <text:p>118355,94</text:p>
          </table:table-cell>
          <table:table-cell table:formula="of:=AVERAGE([.H466:.H515])" office:value-type="float" office:value="99.56" calcext:value-type="float">
            <text:p>99,56</text:p>
          </table:table-cell>
          <table:table-cell table:formula="of:=AVERAGE([.I466:.I515])" office:value-type="float" office:value="1.7" calcext:value-type="float">
            <text:p>1,7</text:p>
          </table:table-cell>
          <table:table-cell table:number-columns-repeated="2"/>
          <table:table-cell table:formula="of:=AVERAGE([.L466:.L515])" office:value-type="float" office:value="982448.94" calcext:value-type="float">
            <text:p>982448,94</text:p>
          </table:table-cell>
          <table:table-cell table:formula="of:=AVERAGE([.M466:.M515])" office:value-type="float" office:value="71.272" calcext:value-type="float">
            <text:p>71,272</text:p>
          </table:table-cell>
          <table:table-cell table:formula="of:=AVERAGE([.N466:.N515])" office:value-type="float" office:value="6.78" calcext:value-type="float">
            <text:p>6,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516:.B565])" office:value-type="float" office:value="64578.3" calcext:value-type="float">
            <text:p>64578,3</text:p>
          </table:table-cell>
          <table:table-cell table:formula="of:=AVERAGE([.C516:.C565])" office:value-type="float" office:value="67.398" calcext:value-type="float">
            <text:p>67,398</text:p>
          </table:table-cell>
          <table:table-cell table:formula="of:=AVERAGE([.D516:.D565])" office:value-type="float" office:value="5.6" calcext:value-type="float">
            <text:p>5,6</text:p>
          </table:table-cell>
          <table:table-cell table:number-columns-repeated="2"/>
          <table:table-cell table:formula="of:=AVERAGE([.G516:.G565])" office:value-type="float" office:value="121642.44" calcext:value-type="float">
            <text:p>121642,44</text:p>
          </table:table-cell>
          <table:table-cell table:formula="of:=AVERAGE([.H516:.H565])" office:value-type="float" office:value="99.54" calcext:value-type="float">
            <text:p>99,54</text:p>
          </table:table-cell>
          <table:table-cell table:formula="of:=AVERAGE([.I516:.I565])" office:value-type="float" office:value="1.7" calcext:value-type="float">
            <text:p>1,7</text:p>
          </table:table-cell>
          <table:table-cell table:number-columns-repeated="2"/>
          <table:table-cell table:formula="of:=AVERAGE([.L516:.L565])" office:value-type="float" office:value="65819.86" calcext:value-type="float">
            <text:p>65819,86</text:p>
          </table:table-cell>
          <table:table-cell table:formula="of:=AVERAGE([.M516:.M565])" office:value-type="float" office:value="66.086" calcext:value-type="float">
            <text:p>66,086</text:p>
          </table:table-cell>
          <table:table-cell table:formula="of:=AVERAGE([.N516:.N565])"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516:.B565])" office:value-type="float" office:value="24778.0316048309" calcext:value-type="float">
            <text:p>24778,0316048309</text:p>
          </table:table-cell>
          <table:table-cell table:formula="of:=STDEVP([.C516:.C565])" office:value-type="float" office:value="3.30239246607668" calcext:value-type="float">
            <text:p>3,30239246607668</text:p>
          </table:table-cell>
          <table:table-cell table:formula="of:=STDEVP([.D516:.D565])" office:value-type="float" office:value="0" calcext:value-type="float">
            <text:p>0</text:p>
          </table:table-cell>
          <table:table-cell table:number-columns-repeated="2"/>
          <table:table-cell table:formula="of:=STDEVP([.G516:.G565])" office:value-type="float" office:value="30251.0956781139" calcext:value-type="float">
            <text:p>30251,0956781139</text:p>
          </table:table-cell>
          <table:table-cell table:formula="of:=STDEVP([.H516:.H565])" office:value-type="float" office:value="0.698856208386246" calcext:value-type="float">
            <text:p>0,698856208386246</text:p>
          </table:table-cell>
          <table:table-cell table:formula="of:=STDEVP([.I516:.I565])" office:value-type="float" office:value="0" calcext:value-type="float">
            <text:p>0</text:p>
          </table:table-cell>
          <table:table-cell table:number-columns-repeated="2"/>
          <table:table-cell table:formula="of:=STDEVP([.L516:.L565])" office:value-type="float" office:value="30571.3410415768" calcext:value-type="float">
            <text:p>30571,3410415768</text:p>
          </table:table-cell>
          <table:table-cell table:formula="of:=STDEVP([.M516:.M565])" office:value-type="float" office:value="1.84932528236652" calcext:value-type="float">
            <text:p>1,84932528236652</text:p>
          </table:table-cell>
          <table:table-cell table:formula="of:=STDEVP([.N516:.N565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466:.B515])" office:value-type="float" office:value="49502.5" calcext:value-type="float">
            <text:p>49502,5</text:p>
          </table:table-cell>
          <table:table-cell table:formula="of:=MEDIAN([.C466:.C515])" office:value-type="float" office:value="71" calcext:value-type="float">
            <text:p>71</text:p>
          </table:table-cell>
          <table:table-cell table:formula="of:=MEDIAN([.D466:.D515])" office:value-type="float" office:value="5.6" calcext:value-type="float">
            <text:p>5,6</text:p>
          </table:table-cell>
          <table:table-cell table:number-columns-repeated="2"/>
          <table:table-cell table:formula="of:=MEDIAN([.G466:.G515])" office:value-type="float" office:value="114602.5" calcext:value-type="float">
            <text:p>114602,5</text:p>
          </table:table-cell>
          <table:table-cell table:formula="of:=MEDIAN([.H466:.H515])" office:value-type="float" office:value="100" calcext:value-type="float">
            <text:p>100</text:p>
          </table:table-cell>
          <table:table-cell table:formula="of:=MEDIAN([.I466:.I515])" office:value-type="float" office:value="1.7" calcext:value-type="float">
            <text:p>1,7</text:p>
          </table:table-cell>
          <table:table-cell table:number-columns-repeated="2"/>
          <table:table-cell table:formula="of:=MEDIAN([.L466:.L515])" office:value-type="float" office:value="61281" calcext:value-type="float">
            <text:p>61281</text:p>
          </table:table-cell>
          <table:table-cell table:formula="of:=MEDIAN([.M466:.M515])" office:value-type="float" office:value="68" calcext:value-type="float">
            <text:p>68</text:p>
          </table:table-cell>
          <table:table-cell table:formula="of:=MEDIAN([.N466:.N515])"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516:.B565])" office:value-type="float" office:value="63800" calcext:value-type="float">
            <text:p>63800</text:p>
          </table:table-cell>
          <table:table-cell table:formula="of:=MEDIAN([.C516:.C565])" office:value-type="float" office:value="68" calcext:value-type="float">
            <text:p>68</text:p>
          </table:table-cell>
          <table:table-cell table:formula="of:=MEDIAN([.D516:.D565])" office:value-type="float" office:value="5.6" calcext:value-type="float">
            <text:p>5,6</text:p>
          </table:table-cell>
          <table:table-cell table:number-columns-repeated="2"/>
          <table:table-cell table:formula="of:=MEDIAN([.G516:.G565])" office:value-type="float" office:value="125057" calcext:value-type="float">
            <text:p>125057</text:p>
          </table:table-cell>
          <table:table-cell table:formula="of:=MEDIAN([.H516:.H565])" office:value-type="float" office:value="100" calcext:value-type="float">
            <text:p>100</text:p>
          </table:table-cell>
          <table:table-cell table:formula="of:=MEDIAN([.I516:.I565])" office:value-type="float" office:value="1.7" calcext:value-type="float">
            <text:p>1,7</text:p>
          </table:table-cell>
          <table:table-cell table:number-columns-repeated="2"/>
          <table:table-cell table:formula="of:=MEDIAN([.L516:.L565])" office:value-type="float" office:value="61218" calcext:value-type="float">
            <text:p>61218</text:p>
          </table:table-cell>
          <table:table-cell table:formula="of:=MEDIAN([.M516:.M565])" office:value-type="float" office:value="66" calcext:value-type="float">
            <text:p>66</text:p>
          </table:table-cell>
          <table:table-cell table:formula="of:=MEDIAN([.N516:.N565])" office:value-type="float" office:value="7.1" calcext:value-type="float">
            <text:p>7,1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.00.0000</text:date>, <text:time style:data-style-name="N2" text:time-value="18:53:34.60157682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09:23:47.843328695</meta:creation-date>
    <meta:editing-duration>PT7H46M20S</meta:editing-duration>
    <meta:editing-cycles>22</meta:editing-cycles>
    <meta:generator>LibreOffice/6.0.7.3$Linux_X86_64 LibreOffice_project/00m0$Build-3</meta:generator>
    <dc:date>2020-10-04T18:54:12.378025423</dc:date>
    <meta:document-statistic meta:table-count="1" meta:cell-count="51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aximum="8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115cm" svg:y="0.316cm" chart:style-name="ch2">
          <text:p>Mean Latencies of Time Window 51-100 for JVM</text:p>
        </chart:title>
        <chart:legend chart:legend-position="end" svg:x="13.942cm" svg:y="4.201cm" style:legend-expansion="high" chart:style-name="ch3"/>
        <chart:plot-area chart:style-name="ch4" table:cell-range-address="Tabelle1.A2:Tabelle1.B6 Tabelle1.B1:Tabelle1.B1" chart:data-source-has-labels="row" svg:x="1.331cm" svg:y="1.275cm" svg:width="12.291cm" svg:height="6.564cm">
          <chartooo:coordinate-region svg:x="2.878cm" svg:y="1.475cm" svg:width="10.187cm" svg:height="5.717cm"/>
          <chart:axis chart:dimension="x" chart:name="primary-x" chart:style-name="ch5">
            <chart:title svg:x="6.744cm" svg:y="8.019cm" chart:style-name="ch6">
              <text:p>Input rate</text:p>
            </chart:title>
          </chart:axis>
          <chart:axis chart:dimension="y" chart:name="primary-y" chart:style-name="ch7">
            <chart:title svg:x="0.451cm" svg:y="5.315cm" chart:style-name="ch8">
              <text:p>Latencies</text:p>
            </chart:title>
            <chart:grid chart:style-name="ch9" chart:class="major"/>
          </chart:axis>
          <chart:series chart:style-name="ch10" chart:values-cell-range-address="Tabelle1.B2:Tabelle1.B6" chart:label-cell-address="Tabelle1.B1:Tabelle1.B1" chart:class="chart:scatter">
            <chart:domain table:cell-range-address="Tabelle1.A2:Tabelle1.A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JVM</text:p>
                <draw:g>
                  <svg:desc>Tabelle1.B1:Tabe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Tabelle1.A2:Tabelle1.A6</svg:desc>
                </draw:g>
              </table:table-cell>
              <table:table-cell office:value-type="float" office:value="78459.54">
                <text:p>78459.54</text:p>
                <draw:g>
                  <svg:desc>Tabelle1.B2:Tabelle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56877">
                <text:p>568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61330.72">
                <text:p>61330.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">
                <text:p>400000</text:p>
              </table:table-cell>
              <table:table-cell office:value-type="float" office:value="120458.8">
                <text:p>120458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00">
                <text:p>800000</text:p>
              </table:table-cell>
              <table:table-cell office:value-type="float" office:value="64578.3">
                <text:p>64578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